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6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 Ratio 0.1" table:style-name="ta1">
        <table:shapes>
          <draw:frame draw:z-index="0" draw:style-name="gr1" draw:text-style-name="P1" svg:width="453.51pt" svg:height="255.09pt" svg:x="449.94pt" svg:y="52.98pt">
            <loext:p draw:notify-on-update-of-ranges="'Test Ratio 0.1'.B2:'Test Ratio 0.1'.B2 'Test Ratio 0.1'.C2:'Test Ratio 0.1'.G2 'Test Ratio 0.1'.B3:'Test Ratio 0.1'.B3 'Test Ratio 0.1'.C3:'Test Ratio 0.1'.G3 'Test Ratio 0.1'.B4:'Test Ratio 0.1'.B4 'Test Ratio 0.1'.C4:'Test Ratio 0.1'.G4 'Test Ratio 0.1'.B5:'Test Ratio 0.1'.B5 'Test Ratio 0.1'.C5:'Test Ratio 0.1'.G5 'Test Ratio 0.1'.B6:'Test Ratio 0.1'.B6 'Test Ratio 0.1'.C6:'Test Ratio 0.1'.G6 'Test Ratio 0.1'.B7:'Test Ratio 0.1'.B7 'Test Ratio 0.1'.C7:'Test Ratio 0.1'.G7 'Test Ratio 0.1'.B8:'Test Ratio 0.1'.B8 'Test Ratio 0.1'.C8:'Test Ratio 0.1'.G8 'Test Ratio 0.1'.B9:'Test Ratio 0.1'.B9 'Test Ratio 0.1'.C9:'Test Ratio 0.1'.G9 'Test Ratio 0.1'.B10:'Test Ratio 0.1'.B10 'Test Ratio 0.1'.C10:'Test Ratio 0.1'.G10 'Test Ratio 0.1'.B11:'Test Ratio 0.1'.B11 'Test Ratio 0.1'.C11:'Test Ratio 0.1'.G11 'Test Ratio 0.1'.B12:'Test Ratio 0.1'.B12 'Test Ratio 0.1'.C12:'Test Ratio 0.1'.G12 'Test Ratio 0.1'.B13:'Test Ratio 0.1'.B13 'Test Ratio 0.1'.C13:'Test Ratio 0.1'.G13 'Test Ratio 0.1'.B14:'Test Ratio 0.1'.B14 'Test Ratio 0.1'.C14:'Test Ratio 0.1'.G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631931696769" calcext:value-type="float">
            <text:p>0.631931696769</text:p>
          </table:table-cell>
          <table:table-cell office:value-type="float" office:value="0.6749628237" calcext:value-type="float">
            <text:p>0.6749628237</text:p>
          </table:table-cell>
          <table:table-cell office:value-type="float" office:value="0.393195037047" calcext:value-type="float">
            <text:p>0.393195037047</text:p>
          </table:table-cell>
          <table:table-cell office:value-type="float" office:value="0.438525786453" calcext:value-type="float">
            <text:p>0.438525786453</text:p>
          </table:table-cell>
          <table:table-cell office:value-type="float" office:value="0.64099847612" calcext:value-type="float">
            <text:p>0.64099847612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607005131006" calcext:value-type="float">
            <text:p>0.607005131006</text:p>
          </table:table-cell>
          <table:table-cell office:value-type="float" office:value="0.608346624405" calcext:value-type="float">
            <text:p>0.608346624405</text:p>
          </table:table-cell>
          <table:table-cell office:value-type="float" office:value="0.455236741113" calcext:value-type="float">
            <text:p>0.455236741113</text:p>
          </table:table-cell>
          <table:table-cell office:value-type="float" office:value="0.54737229293" calcext:value-type="float">
            <text:p>0.54737229293</text:p>
          </table:table-cell>
          <table:table-cell office:value-type="float" office:value="0.59629464022" calcext:value-type="float">
            <text:p>0.59629464022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04056711234" calcext:value-type="float">
            <text:p>0.604056711234</text:p>
          </table:table-cell>
          <table:table-cell office:value-type="float" office:value="0.60615435312" calcext:value-type="float">
            <text:p>0.60615435312</text:p>
          </table:table-cell>
          <table:table-cell office:value-type="float" office:value="0.474054759141" calcext:value-type="float">
            <text:p>0.474054759141</text:p>
          </table:table-cell>
          <table:table-cell office:value-type="float" office:value="0.576342697644" calcext:value-type="float">
            <text:p>0.576342697644</text:p>
          </table:table-cell>
          <table:table-cell office:value-type="float" office:value="0.609520783642" calcext:value-type="float">
            <text:p>0.609520783642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06871824769" calcext:value-type="float">
            <text:p>0.606871824769</text:p>
          </table:table-cell>
          <table:table-cell office:value-type="float" office:value="0.599614934253" calcext:value-type="float">
            <text:p>0.599614934253</text:p>
          </table:table-cell>
          <table:table-cell office:value-type="float" office:value="0.503759868749" calcext:value-type="float">
            <text:p>0.503759868749</text:p>
          </table:table-cell>
          <table:table-cell office:value-type="float" office:value="0.628189202608" calcext:value-type="float">
            <text:p>0.628189202608</text:p>
          </table:table-cell>
          <table:table-cell office:value-type="float" office:value="0.631652700638" calcext:value-type="float">
            <text:p>0.63165270063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69108687473" calcext:value-type="float">
            <text:p>0.569108687473</text:p>
          </table:table-cell>
          <table:table-cell office:value-type="float" office:value="0.591590673251" calcext:value-type="float">
            <text:p>0.591590673251</text:p>
          </table:table-cell>
          <table:table-cell office:value-type="float" office:value="0.483445421001" calcext:value-type="float">
            <text:p>0.483445421001</text:p>
          </table:table-cell>
          <table:table-cell office:value-type="float" office:value="0.571447888799" calcext:value-type="float">
            <text:p>0.571447888799</text:p>
          </table:table-cell>
          <table:table-cell office:value-type="float" office:value="0.62896824741" calcext:value-type="float">
            <text:p>0.6289682474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00727453088" calcext:value-type="float">
            <text:p>0.600727453088</text:p>
          </table:table-cell>
          <table:table-cell office:value-type="float" office:value="0.620183274382" calcext:value-type="float">
            <text:p>0.620183274382</text:p>
          </table:table-cell>
          <table:table-cell office:value-type="float" office:value="0.512681474396" calcext:value-type="float">
            <text:p>0.512681474396</text:p>
          </table:table-cell>
          <table:table-cell office:value-type="float" office:value="0.60044808682" calcext:value-type="float">
            <text:p>0.60044808682</text:p>
          </table:table-cell>
          <table:table-cell office:value-type="float" office:value="0.630104611046" calcext:value-type="float">
            <text:p>0.630104611046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24886770752" calcext:value-type="float">
            <text:p>0.624886770752</text:p>
          </table:table-cell>
          <table:table-cell office:value-type="float" office:value="0.625019432767" calcext:value-type="float">
            <text:p>0.625019432767</text:p>
          </table:table-cell>
          <table:table-cell office:value-type="float" office:value="0.475490773232" calcext:value-type="float">
            <text:p>0.475490773232</text:p>
          </table:table-cell>
          <table:table-cell office:value-type="float" office:value="0.596562970055" calcext:value-type="float">
            <text:p>0.596562970055</text:p>
          </table:table-cell>
          <table:table-cell office:value-type="float" office:value="0.629379973365" calcext:value-type="float">
            <text:p>0.629379973365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596181010212" calcext:value-type="float">
            <text:p>0.596181010212</text:p>
          </table:table-cell>
          <table:table-cell office:value-type="float" office:value="0.63030543149" calcext:value-type="float">
            <text:p>0.63030543149</text:p>
          </table:table-cell>
          <table:table-cell office:value-type="float" office:value="0.509170271547" calcext:value-type="float">
            <text:p>0.509170271547</text:p>
          </table:table-cell>
          <table:table-cell office:value-type="float" office:value="0.605088721376" calcext:value-type="float">
            <text:p>0.605088721376</text:p>
          </table:table-cell>
          <table:table-cell office:value-type="float" office:value="0.631240974682" calcext:value-type="float">
            <text:p>0.631240974682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22249985951" calcext:value-type="float">
            <text:p>0.622249985951</text:p>
          </table:table-cell>
          <table:table-cell office:value-type="float" office:value="0.633513701955" calcext:value-type="float">
            <text:p>0.633513701955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3513701955" calcext:value-type="float">
            <text:p>0.633513701955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3513701955" calcext:value-type="float">
            <text:p>0.633513701955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2" table:style-name="ta1">
        <table:shapes>
          <draw:frame draw:z-index="0" draw:style-name="gr1" draw:text-style-name="P1" svg:width="453.51pt" svg:height="255.09pt" svg:x="466.84pt" svg:y="13.83pt">
            <loext:p draw:notify-on-update-of-ranges="'Test Ratio 0.2'.B2:'Test Ratio 0.2'.B2 'Test Ratio 0.2'.C2:'Test Ratio 0.2'.G2 'Test Ratio 0.2'.B3:'Test Ratio 0.2'.B3 'Test Ratio 0.2'.C3:'Test Ratio 0.2'.G3 'Test Ratio 0.2'.B4:'Test Ratio 0.2'.B4 'Test Ratio 0.2'.C4:'Test Ratio 0.2'.G4 'Test Ratio 0.2'.B5:'Test Ratio 0.2'.B5 'Test Ratio 0.2'.C5:'Test Ratio 0.2'.G5 'Test Ratio 0.2'.B6:'Test Ratio 0.2'.B6 'Test Ratio 0.2'.C6:'Test Ratio 0.2'.G6 'Test Ratio 0.2'.B7:'Test Ratio 0.2'.B7 'Test Ratio 0.2'.C7:'Test Ratio 0.2'.G7 'Test Ratio 0.2'.B8:'Test Ratio 0.2'.B8 'Test Ratio 0.2'.C8:'Test Ratio 0.2'.G8 'Test Ratio 0.2'.B9:'Test Ratio 0.2'.B9 'Test Ratio 0.2'.C9:'Test Ratio 0.2'.G9 'Test Ratio 0.2'.B10:'Test Ratio 0.2'.B10 'Test Ratio 0.2'.C10:'Test Ratio 0.2'.G10 'Test Ratio 0.2'.B11:'Test Ratio 0.2'.B11 'Test Ratio 0.2'.C11:'Test Ratio 0.2'.G11 'Test Ratio 0.2'.B12:'Test Ratio 0.2'.B12 'Test Ratio 0.2'.C12:'Test Ratio 0.2'.G12 'Test Ratio 0.2'.B13:'Test Ratio 0.2'.B13 'Test Ratio 0.2'.C13:'Test Ratio 0.2'.G13 'Test Ratio 0.2'.B14:'Test Ratio 0.2'.B14 'Test Ratio 0.2'.C14:'Test Ratio 0.2'.G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578348329425" calcext:value-type="float">
            <text:p>0.578348329425</text:p>
          </table:table-cell>
          <table:table-cell office:value-type="float" office:value="0.730201534054" calcext:value-type="float">
            <text:p>0.730201534054</text:p>
          </table:table-cell>
          <table:table-cell office:value-type="float" office:value="0.528141805558" calcext:value-type="float">
            <text:p>0.528141805558</text:p>
          </table:table-cell>
          <table:table-cell office:value-type="float" office:value="0.662126890966" calcext:value-type="float">
            <text:p>0.662126890966</text:p>
          </table:table-cell>
          <table:table-cell office:value-type="float" office:value="0.66466715483" calcext:value-type="float">
            <text:p>0.66466715483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593470961169" calcext:value-type="float">
            <text:p>0.593470961169</text:p>
          </table:table-cell>
          <table:table-cell office:value-type="float" office:value="0.658769950944" calcext:value-type="float">
            <text:p>0.658769950944</text:p>
          </table:table-cell>
          <table:table-cell office:value-type="float" office:value="0.560490148803" calcext:value-type="float">
            <text:p>0.560490148803</text:p>
          </table:table-cell>
          <table:table-cell office:value-type="float" office:value="0.712674840041" calcext:value-type="float">
            <text:p>0.712674840041</text:p>
          </table:table-cell>
          <table:table-cell office:value-type="float" office:value="0.621746376837" calcext:value-type="float">
            <text:p>0.621746376837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596187859862" calcext:value-type="float">
            <text:p>0.596187859862</text:p>
          </table:table-cell>
          <table:table-cell office:value-type="float" office:value="0.668350726105" calcext:value-type="float">
            <text:p>0.668350726105</text:p>
          </table:table-cell>
          <table:table-cell office:value-type="float" office:value="0.557760749919" calcext:value-type="float">
            <text:p>0.557760749919</text:p>
          </table:table-cell>
          <table:table-cell office:value-type="float" office:value="0.684858246912" calcext:value-type="float">
            <text:p>0.684858246912</text:p>
          </table:table-cell>
          <table:table-cell office:value-type="float" office:value="0.634719721393" calcext:value-type="float">
            <text:p>0.634719721393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47076618485" calcext:value-type="float">
            <text:p>0.647076618485</text:p>
          </table:table-cell>
          <table:table-cell office:value-type="float" office:value="0.634463700017" calcext:value-type="float">
            <text:p>0.634463700017</text:p>
          </table:table-cell>
          <table:table-cell office:value-type="float" office:value="0.603236924862" calcext:value-type="float">
            <text:p>0.603236924862</text:p>
          </table:table-cell>
          <table:table-cell office:value-type="float" office:value="0.638018410161" calcext:value-type="float">
            <text:p>0.638018410161</text:p>
          </table:table-cell>
          <table:table-cell office:value-type="float" office:value="0.638215512639" calcext:value-type="float">
            <text:p>0.63821551263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65254238884" calcext:value-type="float">
            <text:p>0.565254238884</text:p>
          </table:table-cell>
          <table:table-cell office:value-type="float" office:value="0.607903038237" calcext:value-type="float">
            <text:p>0.607903038237</text:p>
          </table:table-cell>
          <table:table-cell office:value-type="float" office:value="0.592525806951" calcext:value-type="float">
            <text:p>0.592525806951</text:p>
          </table:table-cell>
          <table:table-cell office:value-type="float" office:value="0.636069694195" calcext:value-type="float">
            <text:p>0.636069694195</text:p>
          </table:table-cell>
          <table:table-cell office:value-type="float" office:value="0.637367027791" calcext:value-type="float">
            <text:p>0.63736702779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24457219493" calcext:value-type="float">
            <text:p>0.624457219493</text:p>
          </table:table-cell>
          <table:table-cell office:value-type="float" office:value="0.617083368229" calcext:value-type="float">
            <text:p>0.617083368229</text:p>
          </table:table-cell>
          <table:table-cell office:value-type="float" office:value="0.591224049695" calcext:value-type="float">
            <text:p>0.591224049695</text:p>
          </table:table-cell>
          <table:table-cell office:value-type="float" office:value="0.628350989288" calcext:value-type="float">
            <text:p>0.628350989288</text:p>
          </table:table-cell>
          <table:table-cell office:value-type="float" office:value="0.638882179306" calcext:value-type="float">
            <text:p>0.638882179306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12735097495" calcext:value-type="float">
            <text:p>0.612735097495</text:p>
          </table:table-cell>
          <table:table-cell office:value-type="float" office:value="0.618071772838" calcext:value-type="float">
            <text:p>0.618071772838</text:p>
          </table:table-cell>
          <table:table-cell office:value-type="float" office:value="0.5778031614" calcext:value-type="float">
            <text:p>0.5778031614</text:p>
          </table:table-cell>
          <table:table-cell office:value-type="float" office:value="0.630454163892" calcext:value-type="float">
            <text:p>0.630454163892</text:p>
          </table:table-cell>
          <table:table-cell office:value-type="float" office:value="0.639117869542" calcext:value-type="float">
            <text:p>0.639117869542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17374585156" calcext:value-type="float">
            <text:p>0.617374585156</text:p>
          </table:table-cell>
          <table:table-cell office:value-type="float" office:value="0.628997696107" calcext:value-type="float">
            <text:p>0.628997696107</text:p>
          </table:table-cell>
          <table:table-cell office:value-type="float" office:value="0.60046511109" calcext:value-type="float">
            <text:p>0.60046511109</text:p>
          </table:table-cell>
          <table:table-cell office:value-type="float" office:value="0.630269279332" calcext:value-type="float">
            <text:p>0.630269279332</text:p>
          </table:table-cell>
          <table:table-cell office:value-type="float" office:value="0.639488239912" calcext:value-type="float">
            <text:p>0.639488239912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43259706563" calcext:value-type="float">
            <text:p>0.643259706563</text:p>
          </table:table-cell>
          <table:table-cell office:value-type="float" office:value="0.639488239912" calcext:value-type="float">
            <text:p>0.639488239912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9488239912" calcext:value-type="float">
            <text:p>0.639488239912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9488239912" calcext:value-type="float">
            <text:p>0.639488239912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3" table:style-name="ta1">
        <table:shapes>
          <draw:frame draw:z-index="0" draw:style-name="gr1" draw:text-style-name="P1" svg:width="453.51pt" svg:height="255.09pt" svg:x="449.46pt" svg:y="13.04pt">
            <loext:p draw:notify-on-update-of-ranges="'Test Ratio 0.3'.B2:'Test Ratio 0.3'.B2 'Test Ratio 0.3'.C2:'Test Ratio 0.3'.G2 'Test Ratio 0.3'.B3:'Test Ratio 0.3'.B3 'Test Ratio 0.3'.C3:'Test Ratio 0.3'.G3 'Test Ratio 0.3'.B4:'Test Ratio 0.3'.B4 'Test Ratio 0.3'.C4:'Test Ratio 0.3'.G4 'Test Ratio 0.3'.B5:'Test Ratio 0.3'.B5 'Test Ratio 0.3'.C5:'Test Ratio 0.3'.G5 'Test Ratio 0.3'.B6:'Test Ratio 0.3'.B6 'Test Ratio 0.3'.C6:'Test Ratio 0.3'.G6 'Test Ratio 0.3'.B7:'Test Ratio 0.3'.B7 'Test Ratio 0.3'.C7:'Test Ratio 0.3'.G7 'Test Ratio 0.3'.B8:'Test Ratio 0.3'.B8 'Test Ratio 0.3'.C8:'Test Ratio 0.3'.G8 'Test Ratio 0.3'.B9:'Test Ratio 0.3'.B9 'Test Ratio 0.3'.C9:'Test Ratio 0.3'.G9 'Test Ratio 0.3'.B10:'Test Ratio 0.3'.B10 'Test Ratio 0.3'.C10:'Test Ratio 0.3'.G10 'Test Ratio 0.3'.B11:'Test Ratio 0.3'.B11 'Test Ratio 0.3'.C11:'Test Ratio 0.3'.G11 'Test Ratio 0.3'.B12:'Test Ratio 0.3'.B12 'Test Ratio 0.3'.C12:'Test Ratio 0.3'.G12 'Test Ratio 0.3'.B13:'Test Ratio 0.3'.B13 'Test Ratio 0.3'.C13:'Test Ratio 0.3'.G13 'Test Ratio 0.3'.B14:'Test Ratio 0.3'.B14 'Test Ratio 0.3'.C14:'Test Ratio 0.3'.G1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511259462339" calcext:value-type="float">
            <text:p>0.511259462339</text:p>
          </table:table-cell>
          <table:table-cell office:value-type="float" office:value="0.46711550379" calcext:value-type="float">
            <text:p>0.46711550379</text:p>
          </table:table-cell>
          <table:table-cell office:value-type="float" office:value="0.564783446549" calcext:value-type="float">
            <text:p>0.564783446549</text:p>
          </table:table-cell>
          <table:table-cell office:value-type="float" office:value="0.48884968527" calcext:value-type="float">
            <text:p>0.48884968527</text:p>
          </table:table-cell>
          <table:table-cell office:value-type="float" office:value="0.758336817724" calcext:value-type="float">
            <text:p>0.75833681772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550096416138" calcext:value-type="float">
            <text:p>0.550096416138</text:p>
          </table:table-cell>
          <table:table-cell office:value-type="float" office:value="0.549288860664" calcext:value-type="float">
            <text:p>0.549288860664</text:p>
          </table:table-cell>
          <table:table-cell office:value-type="float" office:value="0.60392653676" calcext:value-type="float">
            <text:p>0.60392653676</text:p>
          </table:table-cell>
          <table:table-cell office:value-type="float" office:value="0.652160727053" calcext:value-type="float">
            <text:p>0.652160727053</text:p>
          </table:table-cell>
          <table:table-cell office:value-type="float" office:value="0.631244892233" calcext:value-type="float">
            <text:p>0.63124489223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579673852986" calcext:value-type="float">
            <text:p>0.579673852986</text:p>
          </table:table-cell>
          <table:table-cell office:value-type="float" office:value="0.563901253351" calcext:value-type="float">
            <text:p>0.563901253351</text:p>
          </table:table-cell>
          <table:table-cell office:value-type="float" office:value="0.600829084457" calcext:value-type="float">
            <text:p>0.600829084457</text:p>
          </table:table-cell>
          <table:table-cell office:value-type="float" office:value="0.6355349892" calcext:value-type="float">
            <text:p>0.6355349892</text:p>
          </table:table-cell>
          <table:table-cell office:value-type="float" office:value="0.634552715362" calcext:value-type="float">
            <text:p>0.63455271536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59820617397" calcext:value-type="float">
            <text:p>0.59820617397</text:p>
          </table:table-cell>
          <table:table-cell office:value-type="float" office:value="0.615932052291" calcext:value-type="float">
            <text:p>0.615932052291</text:p>
          </table:table-cell>
          <table:table-cell office:value-type="float" office:value="0.598372413636" calcext:value-type="float">
            <text:p>0.598372413636</text:p>
          </table:table-cell>
          <table:table-cell office:value-type="float" office:value="0.624187435464" calcext:value-type="float">
            <text:p>0.624187435464</text:p>
          </table:table-cell>
          <table:table-cell office:value-type="float" office:value="0.637843531689" calcext:value-type="float">
            <text:p>0.63784353168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79411884304" calcext:value-type="float">
            <text:p>0.579411884304</text:p>
          </table:table-cell>
          <table:table-cell office:value-type="float" office:value="0.630384521608" calcext:value-type="float">
            <text:p>0.630384521608</text:p>
          </table:table-cell>
          <table:table-cell office:value-type="float" office:value="0.582703033194" calcext:value-type="float">
            <text:p>0.582703033194</text:p>
          </table:table-cell>
          <table:table-cell office:value-type="float" office:value="0.620543460391" calcext:value-type="float">
            <text:p>0.620543460391</text:p>
          </table:table-cell>
          <table:table-cell office:value-type="float" office:value="0.637173888832" calcext:value-type="float">
            <text:p>0.63717388883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0712833875" calcext:value-type="float">
            <text:p>0.60712833875</text:p>
          </table:table-cell>
          <table:table-cell office:value-type="float" office:value="0.630777154557" calcext:value-type="float">
            <text:p>0.630777154557</text:p>
          </table:table-cell>
          <table:table-cell office:value-type="float" office:value="0.60101206637" calcext:value-type="float">
            <text:p>0.60101206637</text:p>
          </table:table-cell>
          <table:table-cell office:value-type="float" office:value="0.621207508644" calcext:value-type="float">
            <text:p>0.621207508644</text:p>
          </table:table-cell>
          <table:table-cell office:value-type="float" office:value="0.638736388832" calcext:value-type="float">
            <text:p>0.63873638883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04898589867" calcext:value-type="float">
            <text:p>0.604898589867</text:p>
          </table:table-cell>
          <table:table-cell office:value-type="float" office:value="0.624229566851" calcext:value-type="float">
            <text:p>0.624229566851</text:p>
          </table:table-cell>
          <table:table-cell office:value-type="float" office:value="0.614105813351" calcext:value-type="float">
            <text:p>0.614105813351</text:p>
          </table:table-cell>
          <table:table-cell office:value-type="float" office:value="0.622988108997" calcext:value-type="float">
            <text:p>0.622988108997</text:p>
          </table:table-cell>
          <table:table-cell office:value-type="float" office:value="0.638736388832" calcext:value-type="float">
            <text:p>0.638736388832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22135685684" calcext:value-type="float">
            <text:p>0.622135685684</text:p>
          </table:table-cell>
          <table:table-cell office:value-type="float" office:value="0.633435322118" calcext:value-type="float">
            <text:p>0.633435322118</text:p>
          </table:table-cell>
          <table:table-cell office:value-type="float" office:value="0.591800922985" calcext:value-type="float">
            <text:p>0.591800922985</text:p>
          </table:table-cell>
          <table:table-cell office:value-type="float" office:value="0.625862863211" calcext:value-type="float">
            <text:p>0.625862863211</text:p>
          </table:table-cell>
          <table:table-cell office:value-type="float" office:value="0.637843531689" calcext:value-type="float">
            <text:p>0.637843531689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6384236678" calcext:value-type="float">
            <text:p>0.636384236678</text:p>
          </table:table-cell>
          <table:table-cell office:value-type="float" office:value="0.638736388832" calcext:value-type="float">
            <text:p>0.638736388832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8736388832" calcext:value-type="float">
            <text:p>0.638736388832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8736388832" calcext:value-type="float">
            <text:p>0.638736388832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4" table:style-name="ta1">
        <table:shapes>
          <draw:frame draw:z-index="0" draw:style-name="gr1" draw:text-style-name="P1" svg:width="453.51pt" svg:height="255.09pt" svg:x="437.67pt" svg:y="12.53pt">
            <loext:p draw:notify-on-update-of-ranges="'Test Ratio 0.4'.B2:'Test Ratio 0.4'.B2 'Test Ratio 0.4'.C2:'Test Ratio 0.4'.G2 'Test Ratio 0.4'.B3:'Test Ratio 0.4'.B3 'Test Ratio 0.4'.C3:'Test Ratio 0.4'.G3 'Test Ratio 0.4'.B4:'Test Ratio 0.4'.B4 'Test Ratio 0.4'.C4:'Test Ratio 0.4'.G4 'Test Ratio 0.4'.B5:'Test Ratio 0.4'.B5 'Test Ratio 0.4'.C5:'Test Ratio 0.4'.G5 'Test Ratio 0.4'.B6:'Test Ratio 0.4'.B6 'Test Ratio 0.4'.C6:'Test Ratio 0.4'.G6 'Test Ratio 0.4'.B7:'Test Ratio 0.4'.B7 'Test Ratio 0.4'.C7:'Test Ratio 0.4'.G7 'Test Ratio 0.4'.B8:'Test Ratio 0.4'.B8 'Test Ratio 0.4'.C8:'Test Ratio 0.4'.G8 'Test Ratio 0.4'.B9:'Test Ratio 0.4'.B9 'Test Ratio 0.4'.C9:'Test Ratio 0.4'.G9 'Test Ratio 0.4'.B10:'Test Ratio 0.4'.B10 'Test Ratio 0.4'.C10:'Test Ratio 0.4'.G10 'Test Ratio 0.4'.B11:'Test Ratio 0.4'.B11 'Test Ratio 0.4'.C11:'Test Ratio 0.4'.G11 'Test Ratio 0.4'.B12:'Test Ratio 0.4'.B12 'Test Ratio 0.4'.C12:'Test Ratio 0.4'.G12 'Test Ratio 0.4'.B13:'Test Ratio 0.4'.B13 'Test Ratio 0.4'.C13:'Test Ratio 0.4'.G13 'Test Ratio 0.4'.B14:'Test Ratio 0.4'.B14 'Test Ratio 0.4'.C14:'Test Ratio 0.4'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570629347886" calcext:value-type="float">
            <text:p>0.570629347886</text:p>
          </table:table-cell>
          <table:table-cell office:value-type="float" office:value="0.668054972512" calcext:value-type="float">
            <text:p>0.668054972512</text:p>
          </table:table-cell>
          <table:table-cell office:value-type="float" office:value="0.653502690099" calcext:value-type="float">
            <text:p>0.653502690099</text:p>
          </table:table-cell>
          <table:table-cell office:value-type="float" office:value="0.614523961667" calcext:value-type="float">
            <text:p>0.614523961667</text:p>
          </table:table-cell>
          <table:table-cell office:value-type="float" office:value="0.624470707864" calcext:value-type="float">
            <text:p>0.624470707864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568407359526" calcext:value-type="float">
            <text:p>0.568407359526</text:p>
          </table:table-cell>
          <table:table-cell office:value-type="float" office:value="0.603513027382" calcext:value-type="float">
            <text:p>0.603513027382</text:p>
          </table:table-cell>
          <table:table-cell office:value-type="float" office:value="0.66914200942" calcext:value-type="float">
            <text:p>0.66914200942</text:p>
          </table:table-cell>
          <table:table-cell office:value-type="float" office:value="0.665676610986" calcext:value-type="float">
            <text:p>0.665676610986</text:p>
          </table:table-cell>
          <table:table-cell office:value-type="float" office:value="0.629232449099" calcext:value-type="float">
            <text:p>0.629232449099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578787793992" calcext:value-type="float">
            <text:p>0.578787793992</text:p>
          </table:table-cell>
          <table:table-cell office:value-type="float" office:value="0.602538648728" calcext:value-type="float">
            <text:p>0.602538648728</text:p>
          </table:table-cell>
          <table:table-cell office:value-type="float" office:value="0.656995210612" calcext:value-type="float">
            <text:p>0.656995210612</text:p>
          </table:table-cell>
          <table:table-cell office:value-type="float" office:value="0.621872589715" calcext:value-type="float">
            <text:p>0.621872589715</text:p>
          </table:table-cell>
          <table:table-cell office:value-type="float" office:value="0.630915413951" calcext:value-type="float">
            <text:p>0.630915413951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1565741206" calcext:value-type="float">
            <text:p>0.61565741206</text:p>
          </table:table-cell>
          <table:table-cell office:value-type="float" office:value="0.630378421554" calcext:value-type="float">
            <text:p>0.630378421554</text:p>
          </table:table-cell>
          <table:table-cell office:value-type="float" office:value="0.633823895177" calcext:value-type="float">
            <text:p>0.633823895177</text:p>
          </table:table-cell>
          <table:table-cell office:value-type="float" office:value="0.632559015432" calcext:value-type="float">
            <text:p>0.632559015432</text:p>
          </table:table-cell>
          <table:table-cell office:value-type="float" office:value="0.633856173588" calcext:value-type="float">
            <text:p>0.63385617358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96088949254" calcext:value-type="float">
            <text:p>0.596088949254</text:p>
          </table:table-cell>
          <table:table-cell office:value-type="float" office:value="0.609660859713" calcext:value-type="float">
            <text:p>0.609660859713</text:p>
          </table:table-cell>
          <table:table-cell office:value-type="float" office:value="0.614383615674" calcext:value-type="float">
            <text:p>0.614383615674</text:p>
          </table:table-cell>
          <table:table-cell office:value-type="float" office:value="0.630037211839" calcext:value-type="float">
            <text:p>0.630037211839</text:p>
          </table:table-cell>
          <table:table-cell office:value-type="float" office:value="0.633856173588" calcext:value-type="float">
            <text:p>0.63385617358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27786797219" calcext:value-type="float">
            <text:p>0.627786797219</text:p>
          </table:table-cell>
          <table:table-cell office:value-type="float" office:value="0.634964418146" calcext:value-type="float">
            <text:p>0.634964418146</text:p>
          </table:table-cell>
          <table:table-cell office:value-type="float" office:value="0.626265794816" calcext:value-type="float">
            <text:p>0.626265794816</text:p>
          </table:table-cell>
          <table:table-cell office:value-type="float" office:value="0.63597933767" calcext:value-type="float">
            <text:p>0.63597933767</text:p>
          </table:table-cell>
          <table:table-cell office:value-type="float" office:value="0.632963316445" calcext:value-type="float">
            <text:p>0.632963316445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38662848692" calcext:value-type="float">
            <text:p>0.638662848692</text:p>
          </table:table-cell>
          <table:table-cell office:value-type="float" office:value="0.632777747226" calcext:value-type="float">
            <text:p>0.632777747226</text:p>
          </table:table-cell>
          <table:table-cell office:value-type="float" office:value="0.620127934547" calcext:value-type="float">
            <text:p>0.620127934547</text:p>
          </table:table-cell>
          <table:table-cell office:value-type="float" office:value="0.633192751736" calcext:value-type="float">
            <text:p>0.633192751736</text:p>
          </table:table-cell>
          <table:table-cell office:value-type="float" office:value="0.633856173588" calcext:value-type="float">
            <text:p>0.633856173588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28798453194" calcext:value-type="float">
            <text:p>0.628798453194</text:p>
          </table:table-cell>
          <table:table-cell office:value-type="float" office:value="0.63438927947" calcext:value-type="float">
            <text:p>0.63438927947</text:p>
          </table:table-cell>
          <table:table-cell office:value-type="float" office:value="0.619372621403" calcext:value-type="float">
            <text:p>0.619372621403</text:p>
          </table:table-cell>
          <table:table-cell office:value-type="float" office:value="0.634208908198" calcext:value-type="float">
            <text:p>0.634208908198</text:p>
          </table:table-cell>
          <table:table-cell office:value-type="float" office:value="0.633856173588" calcext:value-type="float">
            <text:p>0.633856173588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9054143058" calcext:value-type="float">
            <text:p>0.639054143058</text:p>
          </table:table-cell>
          <table:table-cell office:value-type="float" office:value="0.633856173588" calcext:value-type="float">
            <text:p>0.633856173588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3856173588" calcext:value-type="float">
            <text:p>0.633856173588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3856173588" calcext:value-type="float">
            <text:p>0.633856173588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5" table:style-name="ta1">
        <table:shapes>
          <draw:frame draw:z-index="0" draw:style-name="gr1" draw:text-style-name="P1" svg:width="453.51pt" svg:height="255.09pt" svg:x="448.92pt" svg:y="18.14pt">
            <loext:p draw:notify-on-update-of-ranges="'Test Ratio 0.5'.B2:'Test Ratio 0.5'.B2 'Test Ratio 0.5'.C2:'Test Ratio 0.5'.G2 'Test Ratio 0.5'.B3:'Test Ratio 0.5'.B3 'Test Ratio 0.5'.C3:'Test Ratio 0.5'.G3 'Test Ratio 0.5'.B4:'Test Ratio 0.5'.B4 'Test Ratio 0.5'.C4:'Test Ratio 0.5'.G4 'Test Ratio 0.5'.B5:'Test Ratio 0.5'.B5 'Test Ratio 0.5'.C5:'Test Ratio 0.5'.G5 'Test Ratio 0.5'.B6:'Test Ratio 0.5'.B6 'Test Ratio 0.5'.C6:'Test Ratio 0.5'.G6 'Test Ratio 0.5'.B7:'Test Ratio 0.5'.B7 'Test Ratio 0.5'.C7:'Test Ratio 0.5'.G7 'Test Ratio 0.5'.B8:'Test Ratio 0.5'.B8 'Test Ratio 0.5'.C8:'Test Ratio 0.5'.G8 'Test Ratio 0.5'.B9:'Test Ratio 0.5'.B9 'Test Ratio 0.5'.C9:'Test Ratio 0.5'.G9 'Test Ratio 0.5'.B10:'Test Ratio 0.5'.B10 'Test Ratio 0.5'.C10:'Test Ratio 0.5'.G10 'Test Ratio 0.5'.B11:'Test Ratio 0.5'.B11 'Test Ratio 0.5'.C11:'Test Ratio 0.5'.G11 'Test Ratio 0.5'.B12:'Test Ratio 0.5'.B12 'Test Ratio 0.5'.C12:'Test Ratio 0.5'.G12 'Test Ratio 0.5'.B13:'Test Ratio 0.5'.B13 'Test Ratio 0.5'.C13:'Test Ratio 0.5'.G13 'Test Ratio 0.5'.B14:'Test Ratio 0.5'.B14 'Test Ratio 0.5'.C14:'Test Ratio 0.5'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661419916434" calcext:value-type="float">
            <text:p>0.661419916434</text:p>
          </table:table-cell>
          <table:table-cell office:value-type="float" office:value="0.25315728166" calcext:value-type="float">
            <text:p>0.25315728166</text:p>
          </table:table-cell>
          <table:table-cell office:value-type="float" office:value="0.641059193271" calcext:value-type="float">
            <text:p>0.641059193271</text:p>
          </table:table-cell>
          <table:table-cell office:value-type="float" office:value="0.623593164976" calcext:value-type="float">
            <text:p>0.623593164976</text:p>
          </table:table-cell>
          <table:table-cell office:value-type="float" office:value="0.615105202337" calcext:value-type="float">
            <text:p>0.615105202337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632499033571" calcext:value-type="float">
            <text:p>0.632499033571</text:p>
          </table:table-cell>
          <table:table-cell office:value-type="float" office:value="0.431913851582" calcext:value-type="float">
            <text:p>0.431913851582</text:p>
          </table:table-cell>
          <table:table-cell office:value-type="float" office:value="0.661660639797" calcext:value-type="float">
            <text:p>0.661660639797</text:p>
          </table:table-cell>
          <table:table-cell office:value-type="float" office:value="0.634352868308" calcext:value-type="float">
            <text:p>0.634352868308</text:p>
          </table:table-cell>
          <table:table-cell office:value-type="float" office:value="0.638524040444" calcext:value-type="float">
            <text:p>0.638524040444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36028030262" calcext:value-type="float">
            <text:p>0.636028030262</text:p>
          </table:table-cell>
          <table:table-cell office:value-type="float" office:value="0.566441235277" calcext:value-type="float">
            <text:p>0.566441235277</text:p>
          </table:table-cell>
          <table:table-cell office:value-type="float" office:value="0.66034023496" calcext:value-type="float">
            <text:p>0.66034023496</text:p>
          </table:table-cell>
          <table:table-cell office:value-type="float" office:value="0.625681674313" calcext:value-type="float">
            <text:p>0.625681674313</text:p>
          </table:table-cell>
          <table:table-cell office:value-type="float" office:value="0.640236251843" calcext:value-type="float">
            <text:p>0.640236251843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44146146604" calcext:value-type="float">
            <text:p>0.644146146604</text:p>
          </table:table-cell>
          <table:table-cell office:value-type="float" office:value="0.631009678691" calcext:value-type="float">
            <text:p>0.631009678691</text:p>
          </table:table-cell>
          <table:table-cell office:value-type="float" office:value="0.63927043955" calcext:value-type="float">
            <text:p>0.63927043955</text:p>
          </table:table-cell>
          <table:table-cell office:value-type="float" office:value="0.639243638754" calcext:value-type="float">
            <text:p>0.639243638754</text:p>
          </table:table-cell>
          <table:table-cell office:value-type="float" office:value="0.640236251843" calcext:value-type="float">
            <text:p>0.64023625184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13448690642" calcext:value-type="float">
            <text:p>0.613448690642</text:p>
          </table:table-cell>
          <table:table-cell office:value-type="float" office:value="0.629888652122" calcext:value-type="float">
            <text:p>0.629888652122</text:p>
          </table:table-cell>
          <table:table-cell office:value-type="float" office:value="0.627969645581" calcext:value-type="float">
            <text:p>0.627969645581</text:p>
          </table:table-cell>
          <table:table-cell office:value-type="float" office:value="0.638684306325" calcext:value-type="float">
            <text:p>0.638684306325</text:p>
          </table:table-cell>
          <table:table-cell office:value-type="float" office:value="0.640236251843" calcext:value-type="float">
            <text:p>0.64023625184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30174292993" calcext:value-type="float">
            <text:p>0.630174292993</text:p>
          </table:table-cell>
          <table:table-cell office:value-type="float" office:value="0.636808174295" calcext:value-type="float">
            <text:p>0.636808174295</text:p>
          </table:table-cell>
          <table:table-cell office:value-type="float" office:value="0.62979320068" calcext:value-type="float">
            <text:p>0.62979320068</text:p>
          </table:table-cell>
          <table:table-cell office:value-type="float" office:value="0.638767916667" calcext:value-type="float">
            <text:p>0.638767916667</text:p>
          </table:table-cell>
          <table:table-cell office:value-type="float" office:value="0.640236251843" calcext:value-type="float">
            <text:p>0.640236251843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35190876241" calcext:value-type="float">
            <text:p>0.635190876241</text:p>
          </table:table-cell>
          <table:table-cell office:value-type="float" office:value="0.63804621607" calcext:value-type="float">
            <text:p>0.63804621607</text:p>
          </table:table-cell>
          <table:table-cell office:value-type="float" office:value="0.629584288632" calcext:value-type="float">
            <text:p>0.629584288632</text:p>
          </table:table-cell>
          <table:table-cell office:value-type="float" office:value="0.637230127209" calcext:value-type="float">
            <text:p>0.637230127209</text:p>
          </table:table-cell>
          <table:table-cell office:value-type="float" office:value="0.640236251843" calcext:value-type="float">
            <text:p>0.640236251843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34393224663" calcext:value-type="float">
            <text:p>0.634393224663</text:p>
          </table:table-cell>
          <table:table-cell office:value-type="float" office:value="0.638371407653" calcext:value-type="float">
            <text:p>0.638371407653</text:p>
          </table:table-cell>
          <table:table-cell office:value-type="float" office:value="0.631046392282" calcext:value-type="float">
            <text:p>0.631046392282</text:p>
          </table:table-cell>
          <table:table-cell office:value-type="float" office:value="0.636563531792" calcext:value-type="float">
            <text:p>0.636563531792</text:p>
          </table:table-cell>
          <table:table-cell office:value-type="float" office:value="0.640236251843" calcext:value-type="float">
            <text:p>0.640236251843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40382719386" calcext:value-type="float">
            <text:p>0.640382719386</text:p>
          </table:table-cell>
          <table:table-cell office:value-type="float" office:value="0.640236251843" calcext:value-type="float">
            <text:p>0.640236251843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40236251843" calcext:value-type="float">
            <text:p>0.640236251843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40236251843" calcext:value-type="float">
            <text:p>0.640236251843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6" table:style-name="ta1">
        <table:shapes>
          <draw:frame draw:z-index="0" draw:style-name="gr1" draw:text-style-name="P1" svg:width="453.51pt" svg:height="255.09pt" svg:x="476.45pt" svg:y="31.49pt">
            <loext:p draw:notify-on-update-of-ranges="'Test Ratio 0.6'.B2:'Test Ratio 0.6'.B2 'Test Ratio 0.6'.C2:'Test Ratio 0.6'.G2 'Test Ratio 0.6'.B3:'Test Ratio 0.6'.B3 'Test Ratio 0.6'.C3:'Test Ratio 0.6'.G3 'Test Ratio 0.6'.B4:'Test Ratio 0.6'.B4 'Test Ratio 0.6'.C4:'Test Ratio 0.6'.G4 'Test Ratio 0.6'.B5:'Test Ratio 0.6'.B5 'Test Ratio 0.6'.C5:'Test Ratio 0.6'.G5 'Test Ratio 0.6'.B6:'Test Ratio 0.6'.B6 'Test Ratio 0.6'.C6:'Test Ratio 0.6'.G6 'Test Ratio 0.6'.B7:'Test Ratio 0.6'.B7 'Test Ratio 0.6'.C7:'Test Ratio 0.6'.G7 'Test Ratio 0.6'.B8:'Test Ratio 0.6'.B8 'Test Ratio 0.6'.C8:'Test Ratio 0.6'.G8 'Test Ratio 0.6'.B9:'Test Ratio 0.6'.B9 'Test Ratio 0.6'.C9:'Test Ratio 0.6'.G9 'Test Ratio 0.6'.B10:'Test Ratio 0.6'.B10 'Test Ratio 0.6'.C10:'Test Ratio 0.6'.G10 'Test Ratio 0.6'.B11:'Test Ratio 0.6'.B11 'Test Ratio 0.6'.C11:'Test Ratio 0.6'.G11 'Test Ratio 0.6'.B12:'Test Ratio 0.6'.B12 'Test Ratio 0.6'.C12:'Test Ratio 0.6'.G12 'Test Ratio 0.6'.B13:'Test Ratio 0.6'.B13 'Test Ratio 0.6'.C13:'Test Ratio 0.6'.G13 'Test Ratio 0.6'.B14:'Test Ratio 0.6'.B14 'Test Ratio 0.6'.C14:'Test Ratio 0.6'.G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621830847719" calcext:value-type="float">
            <text:p>0.621830847719</text:p>
          </table:table-cell>
          <table:table-cell office:value-type="float" office:value="0.749757964271" calcext:value-type="float">
            <text:p>0.749757964271</text:p>
          </table:table-cell>
          <table:table-cell office:value-type="float" office:value="0.472028245074" calcext:value-type="float">
            <text:p>0.472028245074</text:p>
          </table:table-cell>
          <table:table-cell office:value-type="float" office:value="0.753503885155" calcext:value-type="float">
            <text:p>0.753503885155</text:p>
          </table:table-cell>
          <table:table-cell office:value-type="float" office:value="0.624565850816" calcext:value-type="float">
            <text:p>0.624565850816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56674138139" calcext:value-type="float">
            <text:p>0.56674138139</text:p>
          </table:table-cell>
          <table:table-cell office:value-type="float" office:value="0.685043800983" calcext:value-type="float">
            <text:p>0.685043800983</text:p>
          </table:table-cell>
          <table:table-cell office:value-type="float" office:value="0.575169242817" calcext:value-type="float">
            <text:p>0.575169242817</text:p>
          </table:table-cell>
          <table:table-cell office:value-type="float" office:value="0.634873937833" calcext:value-type="float">
            <text:p>0.634873937833</text:p>
          </table:table-cell>
          <table:table-cell office:value-type="float" office:value="0.636769985966" calcext:value-type="float">
            <text:p>0.636769985966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28649800652" calcext:value-type="float">
            <text:p>0.628649800652</text:p>
          </table:table-cell>
          <table:table-cell office:value-type="float" office:value="0.64945303998" calcext:value-type="float">
            <text:p>0.64945303998</text:p>
          </table:table-cell>
          <table:table-cell office:value-type="float" office:value="0.604654441421" calcext:value-type="float">
            <text:p>0.604654441421</text:p>
          </table:table-cell>
          <table:table-cell office:value-type="float" office:value="0.63808982881" calcext:value-type="float">
            <text:p>0.63808982881</text:p>
          </table:table-cell>
          <table:table-cell office:value-type="float" office:value="0.636968398665" calcext:value-type="float">
            <text:p>0.636968398665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43055535496" calcext:value-type="float">
            <text:p>0.643055535496</text:p>
          </table:table-cell>
          <table:table-cell office:value-type="float" office:value="0.637908330063" calcext:value-type="float">
            <text:p>0.637908330063</text:p>
          </table:table-cell>
          <table:table-cell office:value-type="float" office:value="0.634863618214" calcext:value-type="float">
            <text:p>0.634863618214</text:p>
          </table:table-cell>
          <table:table-cell office:value-type="float" office:value="0.639307601948" calcext:value-type="float">
            <text:p>0.639307601948</text:p>
          </table:table-cell>
          <table:table-cell office:value-type="float" office:value="0.636968398665" calcext:value-type="float">
            <text:p>0.63696839866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21648116655" calcext:value-type="float">
            <text:p>0.621648116655</text:p>
          </table:table-cell>
          <table:table-cell office:value-type="float" office:value="0.636357202687" calcext:value-type="float">
            <text:p>0.636357202687</text:p>
          </table:table-cell>
          <table:table-cell office:value-type="float" office:value="0.620689085517" calcext:value-type="float">
            <text:p>0.620689085517</text:p>
          </table:table-cell>
          <table:table-cell office:value-type="float" office:value="0.638948287026" calcext:value-type="float">
            <text:p>0.638948287026</text:p>
          </table:table-cell>
          <table:table-cell office:value-type="float" office:value="0.636968398665" calcext:value-type="float">
            <text:p>0.63696839866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36492038087" calcext:value-type="float">
            <text:p>0.636492038087</text:p>
          </table:table-cell>
          <table:table-cell office:value-type="float" office:value="0.638671550569" calcext:value-type="float">
            <text:p>0.638671550569</text:p>
          </table:table-cell>
          <table:table-cell office:value-type="float" office:value="0.637944761649" calcext:value-type="float">
            <text:p>0.637944761649</text:p>
          </table:table-cell>
          <table:table-cell office:value-type="float" office:value="0.639321774283" calcext:value-type="float">
            <text:p>0.639321774283</text:p>
          </table:table-cell>
          <table:table-cell office:value-type="float" office:value="0.636968398665" calcext:value-type="float">
            <text:p>0.636968398665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35343235071" calcext:value-type="float">
            <text:p>0.635343235071</text:p>
          </table:table-cell>
          <table:table-cell office:value-type="float" office:value="0.638114379016" calcext:value-type="float">
            <text:p>0.638114379016</text:p>
          </table:table-cell>
          <table:table-cell office:value-type="float" office:value="0.636474738783" calcext:value-type="float">
            <text:p>0.636474738783</text:p>
          </table:table-cell>
          <table:table-cell office:value-type="float" office:value="0.638938642562" calcext:value-type="float">
            <text:p>0.638938642562</text:p>
          </table:table-cell>
          <table:table-cell office:value-type="float" office:value="0.636968398665" calcext:value-type="float">
            <text:p>0.636968398665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3643482118" calcext:value-type="float">
            <text:p>0.63643482118</text:p>
          </table:table-cell>
          <table:table-cell office:value-type="float" office:value="0.638776845166" calcext:value-type="float">
            <text:p>0.638776845166</text:p>
          </table:table-cell>
          <table:table-cell office:value-type="float" office:value="0.634148762048" calcext:value-type="float">
            <text:p>0.634148762048</text:p>
          </table:table-cell>
          <table:table-cell office:value-type="float" office:value="0.639406808297" calcext:value-type="float">
            <text:p>0.639406808297</text:p>
          </table:table-cell>
          <table:table-cell office:value-type="float" office:value="0.636968398665" calcext:value-type="float">
            <text:p>0.636968398665</text:p>
          </table:table-cell>
        </table:table-row>
        <table:table-row-group>
          <table:table-row table:style-name="ro1">
            <table:covered-table-cell/>
            <table:table-cell office:value-type="float" office:value="300" calcext:value-type="float">
              <text:p>300</text:p>
            </table:table-cell>
            <table:table-cell table:number-columns-repeated="3" table:style-name="ce2" office:value-type="string" calcext:value-type="string">
              <text:p>-</text:p>
            </table:table-cell>
            <table:table-cell office:value-type="float" office:value="0.639406808297" calcext:value-type="float">
              <text:p>0.639406808297</text:p>
            </table:table-cell>
            <table:table-cell office:value-type="float" office:value="0.636968398665" calcext:value-type="float">
              <text:p>0.636968398665</text:p>
            </table:table-cell>
          </table:table-row>
          <table:table-row table:style-name="ro1">
            <table:covered-table-cell/>
            <table:table-cell office:value-type="float" office:value="600" calcext:value-type="float">
              <text:p>6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636968398665" calcext:value-type="float">
              <text:p>0.636968398665</text:p>
            </table:table-cell>
          </table:table-row>
          <table:table-row table:style-name="ro1">
            <table:covered-table-cell/>
            <table:table-cell office:value-type="float" office:value="900" calcext:value-type="float">
              <text:p>9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636968398665" calcext:value-type="float">
              <text:p>0.636968398665</text:p>
            </table:table-cell>
          </table:table-row>
          <table:table-row table:style-name="ro1">
            <table:covered-table-cell/>
            <table:table-cell office:value-type="float" office:value="1800" calcext:value-type="float">
              <text:p>1800</text:p>
            </table:table-cell>
            <table:table-cell table:number-columns-repeated="5" table:style-name="ce2" office:value-type="string" calcext:value-type="string">
              <text:p>-</text:p>
            </table:table-cell>
          </table:table-row>
        </table:table-row-group>
      </table:table>
      <table:table table:name="Test Ratio 0.7" table:style-name="ta1">
        <table:shapes>
          <draw:frame draw:z-index="0" draw:style-name="gr1" draw:text-style-name="P1" svg:width="453.51pt" svg:height="255.09pt" svg:x="450.85pt" svg:y="15.62pt">
            <loext:p draw:notify-on-update-of-ranges="'Test Ratio 0.7'.B2:'Test Ratio 0.7'.B2 'Test Ratio 0.7'.C2:'Test Ratio 0.7'.G2 'Test Ratio 0.7'.B3:'Test Ratio 0.7'.B3 'Test Ratio 0.7'.C3:'Test Ratio 0.7'.G3 'Test Ratio 0.7'.B4:'Test Ratio 0.7'.B4 'Test Ratio 0.7'.C4:'Test Ratio 0.7'.G4 'Test Ratio 0.7'.B5:'Test Ratio 0.7'.B5 'Test Ratio 0.7'.C5:'Test Ratio 0.7'.G5 'Test Ratio 0.7'.B6:'Test Ratio 0.7'.B6 'Test Ratio 0.7'.C6:'Test Ratio 0.7'.G6 'Test Ratio 0.7'.B7:'Test Ratio 0.7'.B7 'Test Ratio 0.7'.C7:'Test Ratio 0.7'.G7 'Test Ratio 0.7'.B8:'Test Ratio 0.7'.B8 'Test Ratio 0.7'.C8:'Test Ratio 0.7'.G8 'Test Ratio 0.7'.B9:'Test Ratio 0.7'.B9 'Test Ratio 0.7'.C9:'Test Ratio 0.7'.G9 'Test Ratio 0.7'.B10:'Test Ratio 0.7'.B10 'Test Ratio 0.7'.C10:'Test Ratio 0.7'.G10 'Test Ratio 0.7'.B11:'Test Ratio 0.7'.B11 'Test Ratio 0.7'.C11:'Test Ratio 0.7'.G11 'Test Ratio 0.7'.B12:'Test Ratio 0.7'.B12 'Test Ratio 0.7'.C12:'Test Ratio 0.7'.G12 'Test Ratio 0.7'.B13:'Test Ratio 0.7'.B13 'Test Ratio 0.7'.C13:'Test Ratio 0.7'.G13 'Test Ratio 0.7'.B14:'Test Ratio 0.7'.B14 'Test Ratio 0.7'.C14:'Test Ratio 0.7'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504094884228" calcext:value-type="float">
            <text:p>0.504094884228</text:p>
          </table:table-cell>
          <table:table-cell office:value-type="float" office:value="0.730125495264" calcext:value-type="float">
            <text:p>0.730125495264</text:p>
          </table:table-cell>
          <table:table-cell office:value-type="float" office:value="0.57238839597" calcext:value-type="float">
            <text:p>0.57238839597</text:p>
          </table:table-cell>
          <table:table-cell office:value-type="float" office:value="0.6972045173" calcext:value-type="float">
            <text:p>0.6972045173</text:p>
          </table:table-cell>
          <table:table-cell office:value-type="float" office:value="0.63787371111" calcext:value-type="float">
            <text:p>0.63787371111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527724615614" calcext:value-type="float">
            <text:p>0.527724615614</text:p>
          </table:table-cell>
          <table:table-cell office:value-type="float" office:value="0.659830321152" calcext:value-type="float">
            <text:p>0.659830321152</text:p>
          </table:table-cell>
          <table:table-cell office:value-type="float" office:value="0.621736299069" calcext:value-type="float">
            <text:p>0.621736299069</text:p>
          </table:table-cell>
          <table:table-cell office:value-type="float" office:value="0.639386051164" calcext:value-type="float">
            <text:p>0.639386051164</text:p>
          </table:table-cell>
          <table:table-cell office:value-type="float" office:value="0.638198386435" calcext:value-type="float">
            <text:p>0.638198386435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22894582514" calcext:value-type="float">
            <text:p>0.622894582514</text:p>
          </table:table-cell>
          <table:table-cell office:value-type="float" office:value="0.632224249317" calcext:value-type="float">
            <text:p>0.632224249317</text:p>
          </table:table-cell>
          <table:table-cell office:value-type="float" office:value="0.634173774473" calcext:value-type="float">
            <text:p>0.634173774473</text:p>
          </table:table-cell>
          <table:table-cell office:value-type="float" office:value="0.639728760617" calcext:value-type="float">
            <text:p>0.639728760617</text:p>
          </table:table-cell>
          <table:table-cell office:value-type="float" office:value="0.638198386435" calcext:value-type="float">
            <text:p>0.638198386435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31509655357" calcext:value-type="float">
            <text:p>0.631509655357</text:p>
          </table:table-cell>
          <table:table-cell office:value-type="float" office:value="0.639998052362" calcext:value-type="float">
            <text:p>0.639998052362</text:p>
          </table:table-cell>
          <table:table-cell office:value-type="float" office:value="0.63863970889" calcext:value-type="float">
            <text:p>0.63863970889</text:p>
          </table:table-cell>
          <table:table-cell office:value-type="float" office:value="0.639728760617" calcext:value-type="float">
            <text:p>0.639728760617</text:p>
          </table:table-cell>
          <table:table-cell office:value-type="float" office:value="0.638198386435" calcext:value-type="float">
            <text:p>0.63819838643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34256833201" calcext:value-type="float">
            <text:p>0.634256833201</text:p>
          </table:table-cell>
          <table:table-cell office:value-type="float" office:value="0.639774344212" calcext:value-type="float">
            <text:p>0.639774344212</text:p>
          </table:table-cell>
          <table:table-cell office:value-type="float" office:value="0.636645952935" calcext:value-type="float">
            <text:p>0.636645952935</text:p>
          </table:table-cell>
          <table:table-cell office:value-type="float" office:value="0.639728760617" calcext:value-type="float">
            <text:p>0.639728760617</text:p>
          </table:table-cell>
          <table:table-cell office:value-type="float" office:value="0.638198386435" calcext:value-type="float">
            <text:p>0.63819838643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38282898219" calcext:value-type="float">
            <text:p>0.638282898219</text:p>
          </table:table-cell>
          <table:table-cell office:value-type="float" office:value="0.640142061706" calcext:value-type="float">
            <text:p>0.640142061706</text:p>
          </table:table-cell>
          <table:table-cell office:value-type="float" office:value="0.639195863847" calcext:value-type="float">
            <text:p>0.639195863847</text:p>
          </table:table-cell>
          <table:table-cell office:value-type="float" office:value="0.639728760617" calcext:value-type="float">
            <text:p>0.639728760617</text:p>
          </table:table-cell>
          <table:table-cell office:value-type="float" office:value="0.638198386435" calcext:value-type="float">
            <text:p>0.638198386435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38149477596" calcext:value-type="float">
            <text:p>0.638149477596</text:p>
          </table:table-cell>
          <table:table-cell office:value-type="float" office:value="0.64000442045" calcext:value-type="float">
            <text:p>0.64000442045</text:p>
          </table:table-cell>
          <table:table-cell office:value-type="float" office:value="0.638798387086" calcext:value-type="float">
            <text:p>0.638798387086</text:p>
          </table:table-cell>
          <table:table-cell office:value-type="float" office:value="0.639728760617" calcext:value-type="float">
            <text:p>0.639728760617</text:p>
          </table:table-cell>
          <table:table-cell office:value-type="float" office:value="0.638198386435" calcext:value-type="float">
            <text:p>0.638198386435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3871143248" calcext:value-type="float">
            <text:p>0.63871143248</text:p>
          </table:table-cell>
          <table:table-cell office:value-type="float" office:value="0.640142061706" calcext:value-type="float">
            <text:p>0.640142061706</text:p>
          </table:table-cell>
          <table:table-cell office:value-type="float" office:value="0.638187362281" calcext:value-type="float">
            <text:p>0.638187362281</text:p>
          </table:table-cell>
          <table:table-cell office:value-type="float" office:value="0.639728760617" calcext:value-type="float">
            <text:p>0.639728760617</text:p>
          </table:table-cell>
          <table:table-cell office:value-type="float" office:value="0.638198386435" calcext:value-type="float">
            <text:p>0.638198386435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9728760617" calcext:value-type="float">
            <text:p>0.639728760617</text:p>
          </table:table-cell>
          <table:table-cell office:value-type="float" office:value="0.638198386435" calcext:value-type="float">
            <text:p>0.638198386435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8198386435" calcext:value-type="float">
            <text:p>0.638198386435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8198386435" calcext:value-type="float">
            <text:p>0.638198386435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8" table:style-name="ta1">
        <table:shapes>
          <draw:frame draw:z-index="0" draw:style-name="gr1" draw:text-style-name="P1" svg:width="453.12pt" svg:height="254.98pt" svg:x="484.36pt" svg:y="47.65pt">
            <loext:p draw:notify-on-update-of-ranges="'Test Ratio 0.8'.B2:'Test Ratio 0.8'.B2 'Test Ratio 0.8'.C2:'Test Ratio 0.8'.G2 'Test Ratio 0.8'.B3:'Test Ratio 0.8'.B3 'Test Ratio 0.8'.C3:'Test Ratio 0.8'.G3 'Test Ratio 0.8'.B4:'Test Ratio 0.8'.B4 'Test Ratio 0.8'.C4:'Test Ratio 0.8'.G4 'Test Ratio 0.8'.B5:'Test Ratio 0.8'.B5 'Test Ratio 0.8'.C5:'Test Ratio 0.8'.G5 'Test Ratio 0.8'.B6:'Test Ratio 0.8'.B6 'Test Ratio 0.8'.C6:'Test Ratio 0.8'.G6 'Test Ratio 0.8'.B7:'Test Ratio 0.8'.B7 'Test Ratio 0.8'.C7:'Test Ratio 0.8'.G7 'Test Ratio 0.8'.B8:'Test Ratio 0.8'.B8 'Test Ratio 0.8'.C8:'Test Ratio 0.8'.G8 'Test Ratio 0.8'.B9:'Test Ratio 0.8'.B9 'Test Ratio 0.8'.C9:'Test Ratio 0.8'.G9 'Test Ratio 0.8'.B10:'Test Ratio 0.8'.B10 'Test Ratio 0.8'.C10:'Test Ratio 0.8'.G10 'Test Ratio 0.8'.B11:'Test Ratio 0.8'.B11 'Test Ratio 0.8'.C11:'Test Ratio 0.8'.G11 'Test Ratio 0.8'.B12:'Test Ratio 0.8'.B12 'Test Ratio 0.8'.C12:'Test Ratio 0.8'.G12 'Test Ratio 0.8'.B13:'Test Ratio 0.8'.B13 'Test Ratio 0.8'.C13:'Test Ratio 0.8'.G13 'Test Ratio 0.8'.B14:'Test Ratio 0.8'.B14 'Test Ratio 0.8'.C14:'Test Ratio 0.8'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592979436947" calcext:value-type="float">
            <text:p>0.592979436947</text:p>
          </table:table-cell>
          <table:table-cell office:value-type="float" office:value="0.556272850735" calcext:value-type="float">
            <text:p>0.556272850735</text:p>
          </table:table-cell>
          <table:table-cell office:value-type="float" office:value="0.755866832092" calcext:value-type="float">
            <text:p>0.755866832092</text:p>
          </table:table-cell>
          <table:table-cell office:value-type="float" office:value="0.637781938126" calcext:value-type="float">
            <text:p>0.637781938126</text:p>
          </table:table-cell>
          <table:table-cell office:value-type="float" office:value="0.639622123908" calcext:value-type="float">
            <text:p>0.639622123908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636832484471" calcext:value-type="float">
            <text:p>0.636832484471</text:p>
          </table:table-cell>
          <table:table-cell office:value-type="float" office:value="0.639937604864" calcext:value-type="float">
            <text:p>0.639937604864</text:p>
          </table:table-cell>
          <table:table-cell office:value-type="float" office:value="0.638138740557" calcext:value-type="float">
            <text:p>0.638138740557</text:p>
          </table:table-cell>
          <table:table-cell office:value-type="float" office:value="0.640794715167" calcext:value-type="float">
            <text:p>0.640794715167</text:p>
          </table:table-cell>
          <table:table-cell office:value-type="float" office:value="0.639622123908" calcext:value-type="float">
            <text:p>0.639622123908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38677405338" calcext:value-type="float">
            <text:p>0.638677405338</text:p>
          </table:table-cell>
          <table:table-cell office:value-type="float" office:value="0.640494722841" calcext:value-type="float">
            <text:p>0.640494722841</text:p>
          </table:table-cell>
          <table:table-cell office:value-type="float" office:value="0.639275050938" calcext:value-type="float">
            <text:p>0.639275050938</text:p>
          </table:table-cell>
          <table:table-cell office:value-type="float" office:value="0.640794715167" calcext:value-type="float">
            <text:p>0.640794715167</text:p>
          </table:table-cell>
          <table:table-cell office:value-type="float" office:value="0.639622123908" calcext:value-type="float">
            <text:p>0.639622123908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37885248207" calcext:value-type="float">
            <text:p>0.637885248207</text:p>
          </table:table-cell>
          <table:table-cell office:value-type="float" office:value="0.640610068841" calcext:value-type="float">
            <text:p>0.640610068841</text:p>
          </table:table-cell>
          <table:table-cell office:value-type="float" office:value="0.639275050938" calcext:value-type="float">
            <text:p>0.639275050938</text:p>
          </table:table-cell>
          <table:table-cell office:value-type="float" office:value="0.640794715167" calcext:value-type="float">
            <text:p>0.640794715167</text:p>
          </table:table-cell>
          <table:table-cell office:value-type="float" office:value="0.639622123908" calcext:value-type="float">
            <text:p>0.63962212390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37786522945" calcext:value-type="float">
            <text:p>0.637786522945</text:p>
          </table:table-cell>
          <table:table-cell office:value-type="float" office:value="0.640560914564" calcext:value-type="float">
            <text:p>0.640560914564</text:p>
          </table:table-cell>
          <table:table-cell office:value-type="float" office:value="0.639275050938" calcext:value-type="float">
            <text:p>0.639275050938</text:p>
          </table:table-cell>
          <table:table-cell office:value-type="float" office:value="0.640794715167" calcext:value-type="float">
            <text:p>0.640794715167</text:p>
          </table:table-cell>
          <table:table-cell office:value-type="float" office:value="0.639622123908" calcext:value-type="float">
            <text:p>0.63962212390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38562887471" calcext:value-type="float">
            <text:p>0.638562887471</text:p>
          </table:table-cell>
          <table:table-cell office:value-type="float" office:value="0.640610068841" calcext:value-type="float">
            <text:p>0.640610068841</text:p>
          </table:table-cell>
          <table:table-cell office:value-type="float" office:value="0.639275050938" calcext:value-type="float">
            <text:p>0.639275050938</text:p>
          </table:table-cell>
          <table:table-cell office:value-type="float" office:value="0.640794715167" calcext:value-type="float">
            <text:p>0.640794715167</text:p>
          </table:table-cell>
          <table:table-cell office:value-type="float" office:value="0.639622123908" calcext:value-type="float">
            <text:p>0.639622123908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38562887471" calcext:value-type="float">
            <text:p>0.638562887471</text:p>
          </table:table-cell>
          <table:table-cell office:value-type="float" office:value="0.640610068841" calcext:value-type="float">
            <text:p>0.640610068841</text:p>
          </table:table-cell>
          <table:table-cell office:value-type="float" office:value="0.639275050938" calcext:value-type="float">
            <text:p>0.639275050938</text:p>
          </table:table-cell>
          <table:table-cell office:value-type="float" office:value="0.640794715167" calcext:value-type="float">
            <text:p>0.640794715167</text:p>
          </table:table-cell>
          <table:table-cell office:value-type="float" office:value="0.639622123908" calcext:value-type="float">
            <text:p>0.639622123908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38562887471" calcext:value-type="float">
            <text:p>0.638562887471</text:p>
          </table:table-cell>
          <table:table-cell office:value-type="float" office:value="0.640610068841" calcext:value-type="float">
            <text:p>0.640610068841</text:p>
          </table:table-cell>
          <table:table-cell office:value-type="float" office:value="0.639275050938" calcext:value-type="float">
            <text:p>0.639275050938</text:p>
          </table:table-cell>
          <table:table-cell office:value-type="float" office:value="0.640794715167" calcext:value-type="float">
            <text:p>0.640794715167</text:p>
          </table:table-cell>
          <table:table-cell office:value-type="float" office:value="0.639622123908" calcext:value-type="float">
            <text:p>0.639622123908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40794715167" calcext:value-type="float">
            <text:p>0.640794715167</text:p>
          </table:table-cell>
          <table:table-cell office:value-type="float" office:value="0.639622123908" calcext:value-type="float">
            <text:p>0.639622123908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9622123908" calcext:value-type="float">
            <text:p>0.639622123908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9622123908" calcext:value-type="float">
            <text:p>0.639622123908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9" table:style-name="ta1">
        <table:shapes>
          <draw:frame draw:z-index="0" draw:style-name="gr1" draw:text-style-name="P1" svg:width="453.12pt" svg:height="254.98pt" svg:x="453.63pt" svg:y="29.74pt">
            <loext:p draw:notify-on-update-of-ranges="'Test Ratio 0.9'.B2:'Test Ratio 0.9'.B2 'Test Ratio 0.9'.C2:'Test Ratio 0.9'.G2 'Test Ratio 0.9'.B3:'Test Ratio 0.9'.B3 'Test Ratio 0.9'.C3:'Test Ratio 0.9'.G3 'Test Ratio 0.9'.B4:'Test Ratio 0.9'.B4 'Test Ratio 0.9'.C4:'Test Ratio 0.9'.G4 'Test Ratio 0.9'.B5:'Test Ratio 0.9'.B5 'Test Ratio 0.9'.C5:'Test Ratio 0.9'.G5 'Test Ratio 0.9'.B6:'Test Ratio 0.9'.B6 'Test Ratio 0.9'.C6:'Test Ratio 0.9'.G6 'Test Ratio 0.9'.B7:'Test Ratio 0.9'.B7 'Test Ratio 0.9'.C7:'Test Ratio 0.9'.G7 'Test Ratio 0.9'.B8:'Test Ratio 0.9'.B8 'Test Ratio 0.9'.C8:'Test Ratio 0.9'.G8 'Test Ratio 0.9'.B9:'Test Ratio 0.9'.B9 'Test Ratio 0.9'.C9:'Test Ratio 0.9'.G9 'Test Ratio 0.9'.B10:'Test Ratio 0.9'.B10 'Test Ratio 0.9'.C10:'Test Ratio 0.9'.G10 'Test Ratio 0.9'.B11:'Test Ratio 0.9'.B11 'Test Ratio 0.9'.C11:'Test Ratio 0.9'.G11 'Test Ratio 0.9'.B12:'Test Ratio 0.9'.B12 'Test Ratio 0.9'.C12:'Test Ratio 0.9'.G12 'Test Ratio 0.9'.B13:'Test Ratio 0.9'.B13 'Test Ratio 0.9'.C13:'Test Ratio 0.9'.G13 'Test Ratio 0.9'.B14:'Test Ratio 0.9'.B14 'Test Ratio 0.9'.C14:'Test Ratio 0.9'.G1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49176087932" calcext:value-type="float">
            <text:p>0.49176087932</text:p>
          </table:table-cell>
          <table:table-cell office:value-type="float" office:value="0.639673457984" calcext:value-type="float">
            <text:p>0.639673457984</text:p>
          </table:table-cell>
          <table:table-cell office:value-type="float" office:value="0.638071259887" calcext:value-type="float">
            <text:p>0.638071259887</text:p>
          </table:table-cell>
          <table:table-cell office:value-type="float" office:value="0.639293840285" calcext:value-type="float">
            <text:p>0.639293840285</text:p>
          </table:table-cell>
          <table:table-cell office:value-type="float" office:value="0.640826160447" calcext:value-type="float">
            <text:p>0.640826160447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638502641587" calcext:value-type="float">
            <text:p>0.638502641587</text:p>
          </table:table-cell>
          <table:table-cell office:value-type="float" office:value="0.640120764777" calcext:value-type="float">
            <text:p>0.640120764777</text:p>
          </table:table-cell>
          <table:table-cell office:value-type="float" office:value="0.638822204659" calcext:value-type="float">
            <text:p>0.638822204659</text:p>
          </table:table-cell>
          <table:table-cell office:value-type="float" office:value="0.639293840285" calcext:value-type="float">
            <text:p>0.639293840285</text:p>
          </table:table-cell>
          <table:table-cell office:value-type="float" office:value="0.640826160447" calcext:value-type="float">
            <text:p>0.640826160447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3873950519" calcext:value-type="float">
            <text:p>0.63873950519</text:p>
          </table:table-cell>
          <table:table-cell office:value-type="float" office:value="0.640120764777" calcext:value-type="float">
            <text:p>0.640120764777</text:p>
          </table:table-cell>
          <table:table-cell office:value-type="float" office:value="0.638822204659" calcext:value-type="float">
            <text:p>0.638822204659</text:p>
          </table:table-cell>
          <table:table-cell office:value-type="float" office:value="0.639293840285" calcext:value-type="float">
            <text:p>0.639293840285</text:p>
          </table:table-cell>
          <table:table-cell office:value-type="float" office:value="0.640826160447" calcext:value-type="float">
            <text:p>0.640826160447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38760270011" calcext:value-type="float">
            <text:p>0.638760270011</text:p>
          </table:table-cell>
          <table:table-cell office:value-type="float" office:value="0.640120764777" calcext:value-type="float">
            <text:p>0.640120764777</text:p>
          </table:table-cell>
          <table:table-cell office:value-type="float" office:value="0.638822204659" calcext:value-type="float">
            <text:p>0.638822204659</text:p>
          </table:table-cell>
          <table:table-cell office:value-type="float" office:value="0.639293840285" calcext:value-type="float">
            <text:p>0.639293840285</text:p>
          </table:table-cell>
          <table:table-cell office:value-type="float" office:value="0.640826160447" calcext:value-type="float">
            <text:p>0.64082616044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38760270011" calcext:value-type="float">
            <text:p>0.638760270011</text:p>
          </table:table-cell>
          <table:table-cell office:value-type="float" office:value="0.640120764777" calcext:value-type="float">
            <text:p>0.640120764777</text:p>
          </table:table-cell>
          <table:table-cell office:value-type="float" office:value="0.638822204659" calcext:value-type="float">
            <text:p>0.638822204659</text:p>
          </table:table-cell>
          <table:table-cell office:value-type="float" office:value="0.639293840285" calcext:value-type="float">
            <text:p>0.639293840285</text:p>
          </table:table-cell>
          <table:table-cell office:value-type="float" office:value="0.640826160447" calcext:value-type="float">
            <text:p>0.64082616044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38760270011" calcext:value-type="float">
            <text:p>0.638760270011</text:p>
          </table:table-cell>
          <table:table-cell office:value-type="float" office:value="0.640120764777" calcext:value-type="float">
            <text:p>0.640120764777</text:p>
          </table:table-cell>
          <table:table-cell office:value-type="float" office:value="0.638822204659" calcext:value-type="float">
            <text:p>0.638822204659</text:p>
          </table:table-cell>
          <table:table-cell office:value-type="float" office:value="0.639293840285" calcext:value-type="float">
            <text:p>0.639293840285</text:p>
          </table:table-cell>
          <table:table-cell office:value-type="float" office:value="0.640826160447" calcext:value-type="float">
            <text:p>0.64082616044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38760270011" calcext:value-type="float">
            <text:p>0.638760270011</text:p>
          </table:table-cell>
          <table:table-cell office:value-type="float" office:value="0.640120764777" calcext:value-type="float">
            <text:p>0.640120764777</text:p>
          </table:table-cell>
          <table:table-cell office:value-type="float" office:value="0.638822204659" calcext:value-type="float">
            <text:p>0.638822204659</text:p>
          </table:table-cell>
          <table:table-cell office:value-type="float" office:value="0.639293840285" calcext:value-type="float">
            <text:p>0.639293840285</text:p>
          </table:table-cell>
          <table:table-cell office:value-type="float" office:value="0.640826160447" calcext:value-type="float">
            <text:p>0.640826160447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38760270011" calcext:value-type="float">
            <text:p>0.638760270011</text:p>
          </table:table-cell>
          <table:table-cell office:value-type="float" office:value="0.640120764777" calcext:value-type="float">
            <text:p>0.640120764777</text:p>
          </table:table-cell>
          <table:table-cell office:value-type="float" office:value="0.638822204659" calcext:value-type="float">
            <text:p>0.638822204659</text:p>
          </table:table-cell>
          <table:table-cell office:value-type="float" office:value="0.639293840285" calcext:value-type="float">
            <text:p>0.639293840285</text:p>
          </table:table-cell>
          <table:table-cell office:value-type="float" office:value="0.640826160447" calcext:value-type="float">
            <text:p>0.640826160447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9293840285" calcext:value-type="float">
            <text:p>0.639293840285</text:p>
          </table:table-cell>
          <table:table-cell office:value-type="float" office:value="0.640826160447" calcext:value-type="float">
            <text:p>0.640826160447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40826160447" calcext:value-type="float">
            <text:p>0.640826160447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40826160447" calcext:value-type="float">
            <text:p>0.640826160447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9:19:41.4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13:37.928000000</meta:creation-date>
    <dc:date>2016-09-12T21:37:33.018000000</dc:date>
    <meta:editing-duration>P1DT3H48M47S</meta:editing-duration>
    <meta:editing-cycles>33</meta:editing-cycles>
    <meta:generator>LibreOffice/5.2.0.4$Windows_x86 LibreOffice_project/066b007f5ebcc236395c7d282ba488bca6720265</meta:generator>
    <meta:document-statistic meta:table-count="9" meta:cell-count="71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5</text:p>
        </chart:subtitle>
        <chart:legend chart:legend-position="end" svg:x="14.469cm" svg:y="1.51cm" style:legend-expansion="high" chart:style-name="ch4"/>
        <chart:plot-area chart:style-name="ch5" table:cell-range-address="'Test Ratio 0.5'.B2:'Test Ratio 0.5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5'.C2:'Test Ratio 0.5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5'.C3:'Test Ratio 0.5'.G3" chart:label-cell-address="'Test Ratio 0.5'.B3:'Test Ratio 0.5'.B3" chart:class="chart:bar">
            <chart:data-point chart:repeated="5"/>
          </chart:series>
          <chart:series chart:style-name="ch12" chart:values-cell-range-address="'Test Ratio 0.5'.C4:'Test Ratio 0.5'.G4" chart:label-cell-address="'Test Ratio 0.5'.B4:'Test Ratio 0.5'.B4" chart:class="chart:bar">
            <chart:data-point chart:repeated="5"/>
          </chart:series>
          <chart:series chart:style-name="ch13" chart:values-cell-range-address="'Test Ratio 0.5'.C5:'Test Ratio 0.5'.G5" chart:label-cell-address="'Test Ratio 0.5'.B5:'Test Ratio 0.5'.B5" chart:class="chart:bar">
            <chart:data-point chart:repeated="5"/>
          </chart:series>
          <chart:series chart:style-name="ch14" chart:values-cell-range-address="'Test Ratio 0.5'.C6:'Test Ratio 0.5'.G6" chart:label-cell-address="'Test Ratio 0.5'.B6:'Test Ratio 0.5'.B6" chart:class="chart:bar">
            <chart:data-point chart:repeated="5"/>
          </chart:series>
          <chart:series chart:style-name="ch15" chart:values-cell-range-address="'Test Ratio 0.5'.C7:'Test Ratio 0.5'.G7" chart:label-cell-address="'Test Ratio 0.5'.B7:'Test Ratio 0.5'.B7" chart:class="chart:bar">
            <chart:data-point chart:repeated="5"/>
          </chart:series>
          <chart:series chart:style-name="ch16" chart:values-cell-range-address="'Test Ratio 0.5'.C8:'Test Ratio 0.5'.G8" chart:label-cell-address="'Test Ratio 0.5'.B8:'Test Ratio 0.5'.B8" chart:class="chart:bar">
            <chart:data-point chart:repeated="5"/>
          </chart:series>
          <chart:series chart:style-name="ch17" chart:values-cell-range-address="'Test Ratio 0.5'.C9:'Test Ratio 0.5'.G9" chart:label-cell-address="'Test Ratio 0.5'.B9:'Test Ratio 0.5'.B9" chart:class="chart:bar">
            <chart:data-point chart:repeated="5"/>
          </chart:series>
          <chart:series chart:style-name="ch18" chart:values-cell-range-address="'Test Ratio 0.5'.C10:'Test Ratio 0.5'.G10" chart:label-cell-address="'Test Ratio 0.5'.B10:'Test Ratio 0.5'.B10" chart:class="chart:bar">
            <chart:data-point chart:repeated="5"/>
          </chart:series>
          <chart:series chart:style-name="ch19" chart:values-cell-range-address="'Test Ratio 0.5'.C11:'Test Ratio 0.5'.G11" chart:label-cell-address="'Test Ratio 0.5'.B11:'Test Ratio 0.5'.B11" chart:class="chart:bar">
            <chart:data-point chart:repeated="5"/>
          </chart:series>
          <chart:series chart:style-name="ch20" chart:values-cell-range-address="'Test Ratio 0.5'.C12:'Test Ratio 0.5'.G12" chart:label-cell-address="'Test Ratio 0.5'.B12:'Test Ratio 0.5'.B12" chart:class="chart:bar">
            <chart:data-point chart:repeated="5"/>
          </chart:series>
          <chart:series chart:style-name="ch21" chart:values-cell-range-address="'Test Ratio 0.5'.C13:'Test Ratio 0.5'.G13" chart:label-cell-address="'Test Ratio 0.5'.B13:'Test Ratio 0.5'.B13" chart:class="chart:bar">
            <chart:data-point chart:repeated="5"/>
          </chart:series>
          <chart:series chart:style-name="ch22" chart:values-cell-range-address="'Test Ratio 0.5'.C14:'Test Ratio 0.5'.G14" chart:label-cell-address="'Test Ratio 0.5'.B14:'Test Ratio 0.5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5'.C2:'Test Ratio 0.5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5'.B3:'Test Ratio 0.5'.B3</svg:desc>
                </draw:g>
              </table:table-cell>
              <table:table-cell office:value-type="float" office:value="0.661419916434">
                <text:p>0.661419916434</text:p>
                <draw:g>
                  <svg:desc>'Test Ratio 0.5'.C3:'Test Ratio 0.5'.G3</svg:desc>
                </draw:g>
              </table:table-cell>
              <table:table-cell office:value-type="float" office:value="0.25315728166">
                <text:p>0.25315728166</text:p>
              </table:table-cell>
              <table:table-cell office:value-type="float" office:value="0.641059193271">
                <text:p>0.641059193271</text:p>
              </table:table-cell>
              <table:table-cell office:value-type="float" office:value="0.623593164976">
                <text:p>0.623593164976</text:p>
              </table:table-cell>
              <table:table-cell office:value-type="float" office:value="0.615105202337">
                <text:p>0.615105202337</text:p>
              </table:table-cell>
            </table:table-row>
            <table:table-row>
              <table:table-cell office:value-type="string">
                <text:p>2</text:p>
                <draw:g>
                  <svg:desc>'Test Ratio 0.5'.B4:'Test Ratio 0.5'.B4</svg:desc>
                </draw:g>
              </table:table-cell>
              <table:table-cell office:value-type="float" office:value="0.632499033571">
                <text:p>0.632499033571</text:p>
                <draw:g>
                  <svg:desc>'Test Ratio 0.5'.C4:'Test Ratio 0.5'.G4</svg:desc>
                </draw:g>
              </table:table-cell>
              <table:table-cell office:value-type="float" office:value="0.431913851582">
                <text:p>0.431913851582</text:p>
              </table:table-cell>
              <table:table-cell office:value-type="float" office:value="0.661660639797">
                <text:p>0.661660639797</text:p>
              </table:table-cell>
              <table:table-cell office:value-type="float" office:value="0.634352868308">
                <text:p>0.634352868308</text:p>
              </table:table-cell>
              <table:table-cell office:value-type="float" office:value="0.638524040444">
                <text:p>0.638524040444</text:p>
              </table:table-cell>
            </table:table-row>
            <table:table-row>
              <table:table-cell office:value-type="string">
                <text:p>3</text:p>
                <draw:g>
                  <svg:desc>'Test Ratio 0.5'.B5:'Test Ratio 0.5'.B5</svg:desc>
                </draw:g>
              </table:table-cell>
              <table:table-cell office:value-type="float" office:value="0.636028030262">
                <text:p>0.636028030262</text:p>
                <draw:g>
                  <svg:desc>'Test Ratio 0.5'.C5:'Test Ratio 0.5'.G5</svg:desc>
                </draw:g>
              </table:table-cell>
              <table:table-cell office:value-type="float" office:value="0.566441235277">
                <text:p>0.566441235277</text:p>
              </table:table-cell>
              <table:table-cell office:value-type="float" office:value="0.66034023496">
                <text:p>0.66034023496</text:p>
              </table:table-cell>
              <table:table-cell office:value-type="float" office:value="0.625681674313">
                <text:p>0.625681674313</text:p>
              </table:table-cell>
              <table:table-cell office:value-type="float" office:value="0.640236251843">
                <text:p>0.640236251843</text:p>
              </table:table-cell>
            </table:table-row>
            <table:table-row>
              <table:table-cell office:value-type="string">
                <text:p>4</text:p>
                <draw:g>
                  <svg:desc>'Test Ratio 0.5'.B6:'Test Ratio 0.5'.B6</svg:desc>
                </draw:g>
              </table:table-cell>
              <table:table-cell office:value-type="float" office:value="0.644146146604">
                <text:p>0.644146146604</text:p>
                <draw:g>
                  <svg:desc>'Test Ratio 0.5'.C6:'Test Ratio 0.5'.G6</svg:desc>
                </draw:g>
              </table:table-cell>
              <table:table-cell office:value-type="float" office:value="0.631009678691">
                <text:p>0.631009678691</text:p>
              </table:table-cell>
              <table:table-cell office:value-type="float" office:value="0.63927043955">
                <text:p>0.63927043955</text:p>
              </table:table-cell>
              <table:table-cell office:value-type="float" office:value="0.639243638754">
                <text:p>0.639243638754</text:p>
              </table:table-cell>
              <table:table-cell office:value-type="float" office:value="0.640236251843">
                <text:p>0.640236251843</text:p>
              </table:table-cell>
            </table:table-row>
            <table:table-row>
              <table:table-cell office:value-type="string">
                <text:p>5</text:p>
                <draw:g>
                  <svg:desc>'Test Ratio 0.5'.B7:'Test Ratio 0.5'.B7</svg:desc>
                </draw:g>
              </table:table-cell>
              <table:table-cell office:value-type="float" office:value="0.613448690642">
                <text:p>0.613448690642</text:p>
                <draw:g>
                  <svg:desc>'Test Ratio 0.5'.C7:'Test Ratio 0.5'.G7</svg:desc>
                </draw:g>
              </table:table-cell>
              <table:table-cell office:value-type="float" office:value="0.629888652122">
                <text:p>0.629888652122</text:p>
              </table:table-cell>
              <table:table-cell office:value-type="float" office:value="0.627969645581">
                <text:p>0.627969645581</text:p>
              </table:table-cell>
              <table:table-cell office:value-type="float" office:value="0.638684306325">
                <text:p>0.638684306325</text:p>
              </table:table-cell>
              <table:table-cell office:value-type="float" office:value="0.640236251843">
                <text:p>0.640236251843</text:p>
              </table:table-cell>
            </table:table-row>
            <table:table-row>
              <table:table-cell office:value-type="string">
                <text:p>10</text:p>
                <draw:g>
                  <svg:desc>'Test Ratio 0.5'.B8:'Test Ratio 0.5'.B8</svg:desc>
                </draw:g>
              </table:table-cell>
              <table:table-cell office:value-type="float" office:value="0.630174292993">
                <text:p>0.630174292993</text:p>
                <draw:g>
                  <svg:desc>'Test Ratio 0.5'.C8:'Test Ratio 0.5'.G8</svg:desc>
                </draw:g>
              </table:table-cell>
              <table:table-cell office:value-type="float" office:value="0.636808174295">
                <text:p>0.636808174295</text:p>
              </table:table-cell>
              <table:table-cell office:value-type="float" office:value="0.62979320068">
                <text:p>0.62979320068</text:p>
              </table:table-cell>
              <table:table-cell office:value-type="float" office:value="0.638767916667">
                <text:p>0.638767916667</text:p>
              </table:table-cell>
              <table:table-cell office:value-type="float" office:value="0.640236251843">
                <text:p>0.640236251843</text:p>
              </table:table-cell>
            </table:table-row>
            <table:table-row>
              <table:table-cell office:value-type="string">
                <text:p>30</text:p>
                <draw:g>
                  <svg:desc>'Test Ratio 0.5'.B9:'Test Ratio 0.5'.B9</svg:desc>
                </draw:g>
              </table:table-cell>
              <table:table-cell office:value-type="float" office:value="0.635190876241">
                <text:p>0.635190876241</text:p>
                <draw:g>
                  <svg:desc>'Test Ratio 0.5'.C9:'Test Ratio 0.5'.G9</svg:desc>
                </draw:g>
              </table:table-cell>
              <table:table-cell office:value-type="float" office:value="0.63804621607">
                <text:p>0.63804621607</text:p>
              </table:table-cell>
              <table:table-cell office:value-type="float" office:value="0.629584288632">
                <text:p>0.629584288632</text:p>
              </table:table-cell>
              <table:table-cell office:value-type="float" office:value="0.637230127209">
                <text:p>0.637230127209</text:p>
              </table:table-cell>
              <table:table-cell office:value-type="float" office:value="0.640236251843">
                <text:p>0.640236251843</text:p>
              </table:table-cell>
            </table:table-row>
            <table:table-row>
              <table:table-cell office:value-type="string">
                <text:p>60</text:p>
                <draw:g>
                  <svg:desc>'Test Ratio 0.5'.B10:'Test Ratio 0.5'.B10</svg:desc>
                </draw:g>
              </table:table-cell>
              <table:table-cell office:value-type="float" office:value="0.634393224663">
                <text:p>0.634393224663</text:p>
                <draw:g>
                  <svg:desc>'Test Ratio 0.5'.C10:'Test Ratio 0.5'.G10</svg:desc>
                </draw:g>
              </table:table-cell>
              <table:table-cell office:value-type="float" office:value="0.638371407653">
                <text:p>0.638371407653</text:p>
              </table:table-cell>
              <table:table-cell office:value-type="float" office:value="0.631046392282">
                <text:p>0.631046392282</text:p>
              </table:table-cell>
              <table:table-cell office:value-type="float" office:value="0.636563531792">
                <text:p>0.636563531792</text:p>
              </table:table-cell>
              <table:table-cell office:value-type="float" office:value="0.640236251843">
                <text:p>0.640236251843</text:p>
              </table:table-cell>
            </table:table-row>
            <table:table-row>
              <table:table-cell office:value-type="string">
                <text:p>300</text:p>
                <draw:g>
                  <svg:desc>'Test Ratio 0.5'.B11:'Test Ratio 0.5'.B11</svg:desc>
                </draw:g>
              </table:table-cell>
              <table:table-cell office:value-type="float" office:value="NaN">
                <text:p>NaN</text:p>
                <draw:g>
                  <svg:desc>'Test Ratio 0.5'.C11:'Test Ratio 0.5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382719386">
                <text:p>0.640382719386</text:p>
              </table:table-cell>
              <table:table-cell office:value-type="float" office:value="0.640236251843">
                <text:p>0.640236251843</text:p>
              </table:table-cell>
            </table:table-row>
            <table:table-row>
              <table:table-cell office:value-type="string">
                <text:p>600</text:p>
                <draw:g>
                  <svg:desc>'Test Ratio 0.5'.B12:'Test Ratio 0.5'.B12</svg:desc>
                </draw:g>
              </table:table-cell>
              <table:table-cell office:value-type="float" office:value="NaN">
                <text:p>NaN</text:p>
                <draw:g>
                  <svg:desc>'Test Ratio 0.5'.C12:'Test Ratio 0.5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36251843">
                <text:p>0.640236251843</text:p>
              </table:table-cell>
            </table:table-row>
            <table:table-row>
              <table:table-cell office:value-type="string">
                <text:p>900</text:p>
                <draw:g>
                  <svg:desc>'Test Ratio 0.5'.B13:'Test Ratio 0.5'.B13</svg:desc>
                </draw:g>
              </table:table-cell>
              <table:table-cell office:value-type="float" office:value="NaN">
                <text:p>NaN</text:p>
                <draw:g>
                  <svg:desc>'Test Ratio 0.5'.C13:'Test Ratio 0.5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36251843">
                <text:p>0.640236251843</text:p>
              </table:table-cell>
            </table:table-row>
            <table:table-row>
              <table:table-cell office:value-type="string">
                <text:p>1800</text:p>
                <draw:g>
                  <svg:desc>'Test Ratio 0.5'.B14:'Test Ratio 0.5'.B14</svg:desc>
                </draw:g>
              </table:table-cell>
              <table:table-cell office:value-type="float" office:value="NaN">
                <text:p>NaN</text:p>
                <draw:g>
                  <svg:desc>'Test Ratio 0.5'.C14:'Test Ratio 0.5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6</text:p>
        </chart:subtitle>
        <chart:legend chart:legend-position="end" svg:x="14.469cm" svg:y="1.51cm" style:legend-expansion="high" chart:style-name="ch4"/>
        <chart:plot-area chart:style-name="ch5" table:cell-range-address="'Test Ratio 0.6'.B2:'Test Ratio 0.6'.G14" chart:data-source-has-labels="both" svg:x="1.667cm" svg:y="2.155cm" svg:width="12.482cm" svg:height="5.701cm">
          <chartooo:coordinate-region svg:x="2.412cm" svg:y="2.35cm" svg:width="11.737cm" svg:height="4.867cm"/>
          <chart:axis chart:dimension="x" chart:name="primary-x" chart:style-name="ch6" chartooo:axis-type="auto">
            <chartooo:date-scale/>
            <chart:title svg:x="5.664cm" svg:y="8.037cm" chart:style-name="ch7">
              <text:p>Labeling period / feature length</text:p>
            </chart:title>
            <chart:categories table:cell-range-address="'Test Ratio 0.6'.C2:'Test Ratio 0.6'.G2"/>
          </chart:axis>
          <chart:axis chart:dimension="y" chart:name="primary-y" chart:style-name="ch8">
            <chart:title svg:x="0.451cm" svg:y="5.706cm" chart:style-name="ch9">
              <text:p>Accuracy
</text:p>
            </chart:title>
            <chart:grid chart:style-name="ch10" chart:class="major"/>
          </chart:axis>
          <chart:series chart:style-name="ch11" chart:values-cell-range-address="'Test Ratio 0.6'.C3:'Test Ratio 0.6'.G3" chart:label-cell-address="'Test Ratio 0.6'.B3:'Test Ratio 0.6'.B3" chart:class="chart:bar">
            <chart:data-point chart:repeated="5"/>
          </chart:series>
          <chart:series chart:style-name="ch12" chart:values-cell-range-address="'Test Ratio 0.6'.C4:'Test Ratio 0.6'.G4" chart:label-cell-address="'Test Ratio 0.6'.B4:'Test Ratio 0.6'.B4" chart:class="chart:bar">
            <chart:data-point chart:repeated="5"/>
          </chart:series>
          <chart:series chart:style-name="ch13" chart:values-cell-range-address="'Test Ratio 0.6'.C5:'Test Ratio 0.6'.G5" chart:label-cell-address="'Test Ratio 0.6'.B5:'Test Ratio 0.6'.B5" chart:class="chart:bar">
            <chart:data-point chart:repeated="5"/>
          </chart:series>
          <chart:series chart:style-name="ch14" chart:values-cell-range-address="'Test Ratio 0.6'.C6:'Test Ratio 0.6'.G6" chart:label-cell-address="'Test Ratio 0.6'.B6:'Test Ratio 0.6'.B6" chart:class="chart:bar">
            <chart:data-point chart:repeated="5"/>
          </chart:series>
          <chart:series chart:style-name="ch15" chart:values-cell-range-address="'Test Ratio 0.6'.C7:'Test Ratio 0.6'.G7" chart:label-cell-address="'Test Ratio 0.6'.B7:'Test Ratio 0.6'.B7" chart:class="chart:bar">
            <chart:data-point chart:repeated="5"/>
          </chart:series>
          <chart:series chart:style-name="ch16" chart:values-cell-range-address="'Test Ratio 0.6'.C8:'Test Ratio 0.6'.G8" chart:label-cell-address="'Test Ratio 0.6'.B8:'Test Ratio 0.6'.B8" chart:class="chart:bar">
            <chart:data-point chart:repeated="5"/>
          </chart:series>
          <chart:series chart:style-name="ch17" chart:values-cell-range-address="'Test Ratio 0.6'.C9:'Test Ratio 0.6'.G9" chart:label-cell-address="'Test Ratio 0.6'.B9:'Test Ratio 0.6'.B9" chart:class="chart:bar">
            <chart:data-point chart:repeated="5"/>
          </chart:series>
          <chart:series chart:style-name="ch18" chart:values-cell-range-address="'Test Ratio 0.6'.C10:'Test Ratio 0.6'.G10" chart:label-cell-address="'Test Ratio 0.6'.B10:'Test Ratio 0.6'.B10" chart:class="chart:bar">
            <chart:data-point chart:repeated="5"/>
          </chart:series>
          <chart:series chart:style-name="ch19" chart:values-cell-range-address="'Test Ratio 0.6'.C11:'Test Ratio 0.6'.G11" chart:label-cell-address="'Test Ratio 0.6'.B11:'Test Ratio 0.6'.B11" chart:class="chart:bar">
            <chart:data-point chart:repeated="5"/>
          </chart:series>
          <chart:series chart:style-name="ch20" chart:values-cell-range-address="'Test Ratio 0.6'.C12:'Test Ratio 0.6'.G12" chart:label-cell-address="'Test Ratio 0.6'.B12:'Test Ratio 0.6'.B12" chart:class="chart:bar">
            <chart:data-point chart:repeated="5"/>
          </chart:series>
          <chart:series chart:style-name="ch21" chart:values-cell-range-address="'Test Ratio 0.6'.C13:'Test Ratio 0.6'.G13" chart:label-cell-address="'Test Ratio 0.6'.B13:'Test Ratio 0.6'.B13" chart:class="chart:bar">
            <chart:data-point chart:repeated="5"/>
          </chart:series>
          <chart:series chart:style-name="ch22" chart:values-cell-range-address="'Test Ratio 0.6'.C14:'Test Ratio 0.6'.G14" chart:label-cell-address="'Test Ratio 0.6'.B14:'Test Ratio 0.6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6'.C2:'Test Ratio 0.6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6'.B3:'Test Ratio 0.6'.B3</svg:desc>
                </draw:g>
              </table:table-cell>
              <table:table-cell office:value-type="float" office:value="0.621830847719">
                <text:p>0.621830847719</text:p>
                <draw:g>
                  <svg:desc>'Test Ratio 0.6'.C3:'Test Ratio 0.6'.G3</svg:desc>
                </draw:g>
              </table:table-cell>
              <table:table-cell office:value-type="float" office:value="0.749757964271">
                <text:p>0.749757964271</text:p>
              </table:table-cell>
              <table:table-cell office:value-type="float" office:value="0.472028245074">
                <text:p>0.472028245074</text:p>
              </table:table-cell>
              <table:table-cell office:value-type="float" office:value="0.753503885155">
                <text:p>0.753503885155</text:p>
              </table:table-cell>
              <table:table-cell office:value-type="float" office:value="0.624565850816">
                <text:p>0.624565850816</text:p>
              </table:table-cell>
            </table:table-row>
            <table:table-row>
              <table:table-cell office:value-type="string">
                <text:p>2</text:p>
                <draw:g>
                  <svg:desc>'Test Ratio 0.6'.B4:'Test Ratio 0.6'.B4</svg:desc>
                </draw:g>
              </table:table-cell>
              <table:table-cell office:value-type="float" office:value="0.56674138139">
                <text:p>0.56674138139</text:p>
                <draw:g>
                  <svg:desc>'Test Ratio 0.6'.C4:'Test Ratio 0.6'.G4</svg:desc>
                </draw:g>
              </table:table-cell>
              <table:table-cell office:value-type="float" office:value="0.685043800983">
                <text:p>0.685043800983</text:p>
              </table:table-cell>
              <table:table-cell office:value-type="float" office:value="0.575169242817">
                <text:p>0.575169242817</text:p>
              </table:table-cell>
              <table:table-cell office:value-type="float" office:value="0.634873937833">
                <text:p>0.634873937833</text:p>
              </table:table-cell>
              <table:table-cell office:value-type="float" office:value="0.636769985966">
                <text:p>0.636769985966</text:p>
              </table:table-cell>
            </table:table-row>
            <table:table-row>
              <table:table-cell office:value-type="string">
                <text:p>3</text:p>
                <draw:g>
                  <svg:desc>'Test Ratio 0.6'.B5:'Test Ratio 0.6'.B5</svg:desc>
                </draw:g>
              </table:table-cell>
              <table:table-cell office:value-type="float" office:value="0.628649800652">
                <text:p>0.628649800652</text:p>
                <draw:g>
                  <svg:desc>'Test Ratio 0.6'.C5:'Test Ratio 0.6'.G5</svg:desc>
                </draw:g>
              </table:table-cell>
              <table:table-cell office:value-type="float" office:value="0.64945303998">
                <text:p>0.64945303998</text:p>
              </table:table-cell>
              <table:table-cell office:value-type="float" office:value="0.604654441421">
                <text:p>0.604654441421</text:p>
              </table:table-cell>
              <table:table-cell office:value-type="float" office:value="0.63808982881">
                <text:p>0.63808982881</text:p>
              </table:table-cell>
              <table:table-cell office:value-type="float" office:value="0.636968398665">
                <text:p>0.636968398665</text:p>
              </table:table-cell>
            </table:table-row>
            <table:table-row>
              <table:table-cell office:value-type="string">
                <text:p>4</text:p>
                <draw:g>
                  <svg:desc>'Test Ratio 0.6'.B6:'Test Ratio 0.6'.B6</svg:desc>
                </draw:g>
              </table:table-cell>
              <table:table-cell office:value-type="float" office:value="0.643055535496">
                <text:p>0.643055535496</text:p>
                <draw:g>
                  <svg:desc>'Test Ratio 0.6'.C6:'Test Ratio 0.6'.G6</svg:desc>
                </draw:g>
              </table:table-cell>
              <table:table-cell office:value-type="float" office:value="0.637908330063">
                <text:p>0.637908330063</text:p>
              </table:table-cell>
              <table:table-cell office:value-type="float" office:value="0.634863618214">
                <text:p>0.634863618214</text:p>
              </table:table-cell>
              <table:table-cell office:value-type="float" office:value="0.639307601948">
                <text:p>0.639307601948</text:p>
              </table:table-cell>
              <table:table-cell office:value-type="float" office:value="0.636968398665">
                <text:p>0.636968398665</text:p>
              </table:table-cell>
            </table:table-row>
            <table:table-row>
              <table:table-cell office:value-type="string">
                <text:p>5</text:p>
                <draw:g>
                  <svg:desc>'Test Ratio 0.6'.B7:'Test Ratio 0.6'.B7</svg:desc>
                </draw:g>
              </table:table-cell>
              <table:table-cell office:value-type="float" office:value="0.621648116655">
                <text:p>0.621648116655</text:p>
                <draw:g>
                  <svg:desc>'Test Ratio 0.6'.C7:'Test Ratio 0.6'.G7</svg:desc>
                </draw:g>
              </table:table-cell>
              <table:table-cell office:value-type="float" office:value="0.636357202687">
                <text:p>0.636357202687</text:p>
              </table:table-cell>
              <table:table-cell office:value-type="float" office:value="0.620689085517">
                <text:p>0.620689085517</text:p>
              </table:table-cell>
              <table:table-cell office:value-type="float" office:value="0.638948287026">
                <text:p>0.638948287026</text:p>
              </table:table-cell>
              <table:table-cell office:value-type="float" office:value="0.636968398665">
                <text:p>0.636968398665</text:p>
              </table:table-cell>
            </table:table-row>
            <table:table-row>
              <table:table-cell office:value-type="string">
                <text:p>10</text:p>
                <draw:g>
                  <svg:desc>'Test Ratio 0.6'.B8:'Test Ratio 0.6'.B8</svg:desc>
                </draw:g>
              </table:table-cell>
              <table:table-cell office:value-type="float" office:value="0.636492038087">
                <text:p>0.636492038087</text:p>
                <draw:g>
                  <svg:desc>'Test Ratio 0.6'.C8:'Test Ratio 0.6'.G8</svg:desc>
                </draw:g>
              </table:table-cell>
              <table:table-cell office:value-type="float" office:value="0.638671550569">
                <text:p>0.638671550569</text:p>
              </table:table-cell>
              <table:table-cell office:value-type="float" office:value="0.637944761649">
                <text:p>0.637944761649</text:p>
              </table:table-cell>
              <table:table-cell office:value-type="float" office:value="0.639321774283">
                <text:p>0.639321774283</text:p>
              </table:table-cell>
              <table:table-cell office:value-type="float" office:value="0.636968398665">
                <text:p>0.636968398665</text:p>
              </table:table-cell>
            </table:table-row>
            <table:table-row>
              <table:table-cell office:value-type="string">
                <text:p>30</text:p>
                <draw:g>
                  <svg:desc>'Test Ratio 0.6'.B9:'Test Ratio 0.6'.B9</svg:desc>
                </draw:g>
              </table:table-cell>
              <table:table-cell office:value-type="float" office:value="0.635343235071">
                <text:p>0.635343235071</text:p>
                <draw:g>
                  <svg:desc>'Test Ratio 0.6'.C9:'Test Ratio 0.6'.G9</svg:desc>
                </draw:g>
              </table:table-cell>
              <table:table-cell office:value-type="float" office:value="0.638114379016">
                <text:p>0.638114379016</text:p>
              </table:table-cell>
              <table:table-cell office:value-type="float" office:value="0.636474738783">
                <text:p>0.636474738783</text:p>
              </table:table-cell>
              <table:table-cell office:value-type="float" office:value="0.638938642562">
                <text:p>0.638938642562</text:p>
              </table:table-cell>
              <table:table-cell office:value-type="float" office:value="0.636968398665">
                <text:p>0.636968398665</text:p>
              </table:table-cell>
            </table:table-row>
            <table:table-row>
              <table:table-cell office:value-type="string">
                <text:p>60</text:p>
                <draw:g>
                  <svg:desc>'Test Ratio 0.6'.B10:'Test Ratio 0.6'.B10</svg:desc>
                </draw:g>
              </table:table-cell>
              <table:table-cell office:value-type="float" office:value="0.63643482118">
                <text:p>0.63643482118</text:p>
                <draw:g>
                  <svg:desc>'Test Ratio 0.6'.C10:'Test Ratio 0.6'.G10</svg:desc>
                </draw:g>
              </table:table-cell>
              <table:table-cell office:value-type="float" office:value="0.638776845166">
                <text:p>0.638776845166</text:p>
              </table:table-cell>
              <table:table-cell office:value-type="float" office:value="0.634148762048">
                <text:p>0.634148762048</text:p>
              </table:table-cell>
              <table:table-cell office:value-type="float" office:value="0.639406808297">
                <text:p>0.639406808297</text:p>
              </table:table-cell>
              <table:table-cell office:value-type="float" office:value="0.636968398665">
                <text:p>0.636968398665</text:p>
              </table:table-cell>
            </table:table-row>
            <table:table-row>
              <table:table-cell office:value-type="string">
                <text:p>300</text:p>
                <draw:g>
                  <svg:desc>'Test Ratio 0.6'.B11:'Test Ratio 0.6'.B11</svg:desc>
                </draw:g>
              </table:table-cell>
              <table:table-cell office:value-type="float" office:value="NaN">
                <text:p>NaN</text:p>
                <draw:g>
                  <svg:desc>'Test Ratio 0.6'.C11:'Test Ratio 0.6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406808297">
                <text:p>0.639406808297</text:p>
              </table:table-cell>
              <table:table-cell office:value-type="float" office:value="0.636968398665">
                <text:p>0.636968398665</text:p>
              </table:table-cell>
            </table:table-row>
            <table:table-row>
              <table:table-cell office:value-type="string">
                <text:p>600</text:p>
                <draw:g>
                  <svg:desc>'Test Ratio 0.6'.B12:'Test Ratio 0.6'.B12</svg:desc>
                </draw:g>
              </table:table-cell>
              <table:table-cell office:value-type="float" office:value="NaN">
                <text:p>NaN</text:p>
                <draw:g>
                  <svg:desc>'Test Ratio 0.6'.C12:'Test Ratio 0.6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968398665">
                <text:p>0.636968398665</text:p>
              </table:table-cell>
            </table:table-row>
            <table:table-row>
              <table:table-cell office:value-type="string">
                <text:p>900</text:p>
                <draw:g>
                  <svg:desc>'Test Ratio 0.6'.B13:'Test Ratio 0.6'.B13</svg:desc>
                </draw:g>
              </table:table-cell>
              <table:table-cell office:value-type="float" office:value="NaN">
                <text:p>NaN</text:p>
                <draw:g>
                  <svg:desc>'Test Ratio 0.6'.C13:'Test Ratio 0.6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968398665">
                <text:p>0.636968398665</text:p>
              </table:table-cell>
            </table:table-row>
            <table:table-row>
              <table:table-cell office:value-type="string">
                <text:p>1800</text:p>
                <draw:g>
                  <svg:desc>'Test Ratio 0.6'.B14:'Test Ratio 0.6'.B14</svg:desc>
                </draw:g>
              </table:table-cell>
              <table:table-cell office:value-type="float" office:value="NaN">
                <text:p>NaN</text:p>
                <draw:g>
                  <svg:desc>'Test Ratio 0.6'.C14:'Test Ratio 0.6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7</text:p>
        </chart:subtitle>
        <chart:legend chart:legend-position="end" svg:x="14.469cm" svg:y="1.51cm" style:legend-expansion="high" chart:style-name="ch4"/>
        <chart:plot-area chart:style-name="ch5" table:cell-range-address="'Test Ratio 0.7'.B2:'Test Ratio 0.7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7'.C2:'Test Ratio 0.7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7'.C3:'Test Ratio 0.7'.G3" chart:label-cell-address="'Test Ratio 0.7'.B3:'Test Ratio 0.7'.B3" chart:class="chart:bar">
            <chart:data-point chart:repeated="5"/>
          </chart:series>
          <chart:series chart:style-name="ch12" chart:values-cell-range-address="'Test Ratio 0.7'.C4:'Test Ratio 0.7'.G4" chart:label-cell-address="'Test Ratio 0.7'.B4:'Test Ratio 0.7'.B4" chart:class="chart:bar">
            <chart:data-point chart:repeated="5"/>
          </chart:series>
          <chart:series chart:style-name="ch13" chart:values-cell-range-address="'Test Ratio 0.7'.C5:'Test Ratio 0.7'.G5" chart:label-cell-address="'Test Ratio 0.7'.B5:'Test Ratio 0.7'.B5" chart:class="chart:bar">
            <chart:data-point chart:repeated="5"/>
          </chart:series>
          <chart:series chart:style-name="ch14" chart:values-cell-range-address="'Test Ratio 0.7'.C6:'Test Ratio 0.7'.G6" chart:label-cell-address="'Test Ratio 0.7'.B6:'Test Ratio 0.7'.B6" chart:class="chart:bar">
            <chart:data-point chart:repeated="5"/>
          </chart:series>
          <chart:series chart:style-name="ch15" chart:values-cell-range-address="'Test Ratio 0.7'.C7:'Test Ratio 0.7'.G7" chart:label-cell-address="'Test Ratio 0.7'.B7:'Test Ratio 0.7'.B7" chart:class="chart:bar">
            <chart:data-point chart:repeated="5"/>
          </chart:series>
          <chart:series chart:style-name="ch16" chart:values-cell-range-address="'Test Ratio 0.7'.C8:'Test Ratio 0.7'.G8" chart:label-cell-address="'Test Ratio 0.7'.B8:'Test Ratio 0.7'.B8" chart:class="chart:bar">
            <chart:data-point chart:repeated="5"/>
          </chart:series>
          <chart:series chart:style-name="ch17" chart:values-cell-range-address="'Test Ratio 0.7'.C9:'Test Ratio 0.7'.G9" chart:label-cell-address="'Test Ratio 0.7'.B9:'Test Ratio 0.7'.B9" chart:class="chart:bar">
            <chart:data-point chart:repeated="5"/>
          </chart:series>
          <chart:series chart:style-name="ch18" chart:values-cell-range-address="'Test Ratio 0.7'.C10:'Test Ratio 0.7'.G10" chart:label-cell-address="'Test Ratio 0.7'.B10:'Test Ratio 0.7'.B10" chart:class="chart:bar">
            <chart:data-point chart:repeated="5"/>
          </chart:series>
          <chart:series chart:style-name="ch19" chart:values-cell-range-address="'Test Ratio 0.7'.C11:'Test Ratio 0.7'.G11" chart:label-cell-address="'Test Ratio 0.7'.B11:'Test Ratio 0.7'.B11" chart:class="chart:bar">
            <chart:data-point chart:repeated="5"/>
          </chart:series>
          <chart:series chart:style-name="ch20" chart:values-cell-range-address="'Test Ratio 0.7'.C12:'Test Ratio 0.7'.G12" chart:label-cell-address="'Test Ratio 0.7'.B12:'Test Ratio 0.7'.B12" chart:class="chart:bar">
            <chart:data-point chart:repeated="5"/>
          </chart:series>
          <chart:series chart:style-name="ch21" chart:values-cell-range-address="'Test Ratio 0.7'.C13:'Test Ratio 0.7'.G13" chart:label-cell-address="'Test Ratio 0.7'.B13:'Test Ratio 0.7'.B13" chart:class="chart:bar">
            <chart:data-point chart:repeated="5"/>
          </chart:series>
          <chart:series chart:style-name="ch22" chart:values-cell-range-address="'Test Ratio 0.7'.C14:'Test Ratio 0.7'.G14" chart:label-cell-address="'Test Ratio 0.7'.B14:'Test Ratio 0.7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7'.C2:'Test Ratio 0.7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7'.B3:'Test Ratio 0.7'.B3</svg:desc>
                </draw:g>
              </table:table-cell>
              <table:table-cell office:value-type="float" office:value="0.504094884228">
                <text:p>0.504094884228</text:p>
                <draw:g>
                  <svg:desc>'Test Ratio 0.7'.C3:'Test Ratio 0.7'.G3</svg:desc>
                </draw:g>
              </table:table-cell>
              <table:table-cell office:value-type="float" office:value="0.730125495264">
                <text:p>0.730125495264</text:p>
              </table:table-cell>
              <table:table-cell office:value-type="float" office:value="0.57238839597">
                <text:p>0.57238839597</text:p>
              </table:table-cell>
              <table:table-cell office:value-type="float" office:value="0.6972045173">
                <text:p>0.6972045173</text:p>
              </table:table-cell>
              <table:table-cell office:value-type="float" office:value="0.63787371111">
                <text:p>0.63787371111</text:p>
              </table:table-cell>
            </table:table-row>
            <table:table-row>
              <table:table-cell office:value-type="string">
                <text:p>2</text:p>
                <draw:g>
                  <svg:desc>'Test Ratio 0.7'.B4:'Test Ratio 0.7'.B4</svg:desc>
                </draw:g>
              </table:table-cell>
              <table:table-cell office:value-type="float" office:value="0.527724615614">
                <text:p>0.527724615614</text:p>
                <draw:g>
                  <svg:desc>'Test Ratio 0.7'.C4:'Test Ratio 0.7'.G4</svg:desc>
                </draw:g>
              </table:table-cell>
              <table:table-cell office:value-type="float" office:value="0.659830321152">
                <text:p>0.659830321152</text:p>
              </table:table-cell>
              <table:table-cell office:value-type="float" office:value="0.621736299069">
                <text:p>0.621736299069</text:p>
              </table:table-cell>
              <table:table-cell office:value-type="float" office:value="0.639386051164">
                <text:p>0.639386051164</text:p>
              </table:table-cell>
              <table:table-cell office:value-type="float" office:value="0.638198386435">
                <text:p>0.638198386435</text:p>
              </table:table-cell>
            </table:table-row>
            <table:table-row>
              <table:table-cell office:value-type="string">
                <text:p>3</text:p>
                <draw:g>
                  <svg:desc>'Test Ratio 0.7'.B5:'Test Ratio 0.7'.B5</svg:desc>
                </draw:g>
              </table:table-cell>
              <table:table-cell office:value-type="float" office:value="0.622894582514">
                <text:p>0.622894582514</text:p>
                <draw:g>
                  <svg:desc>'Test Ratio 0.7'.C5:'Test Ratio 0.7'.G5</svg:desc>
                </draw:g>
              </table:table-cell>
              <table:table-cell office:value-type="float" office:value="0.632224249317">
                <text:p>0.632224249317</text:p>
              </table:table-cell>
              <table:table-cell office:value-type="float" office:value="0.634173774473">
                <text:p>0.634173774473</text:p>
              </table:table-cell>
              <table:table-cell office:value-type="float" office:value="0.639728760617">
                <text:p>0.639728760617</text:p>
              </table:table-cell>
              <table:table-cell office:value-type="float" office:value="0.638198386435">
                <text:p>0.638198386435</text:p>
              </table:table-cell>
            </table:table-row>
            <table:table-row>
              <table:table-cell office:value-type="string">
                <text:p>4</text:p>
                <draw:g>
                  <svg:desc>'Test Ratio 0.7'.B6:'Test Ratio 0.7'.B6</svg:desc>
                </draw:g>
              </table:table-cell>
              <table:table-cell office:value-type="float" office:value="0.631509655357">
                <text:p>0.631509655357</text:p>
                <draw:g>
                  <svg:desc>'Test Ratio 0.7'.C6:'Test Ratio 0.7'.G6</svg:desc>
                </draw:g>
              </table:table-cell>
              <table:table-cell office:value-type="float" office:value="0.639998052362">
                <text:p>0.639998052362</text:p>
              </table:table-cell>
              <table:table-cell office:value-type="float" office:value="0.63863970889">
                <text:p>0.63863970889</text:p>
              </table:table-cell>
              <table:table-cell office:value-type="float" office:value="0.639728760617">
                <text:p>0.639728760617</text:p>
              </table:table-cell>
              <table:table-cell office:value-type="float" office:value="0.638198386435">
                <text:p>0.638198386435</text:p>
              </table:table-cell>
            </table:table-row>
            <table:table-row>
              <table:table-cell office:value-type="string">
                <text:p>5</text:p>
                <draw:g>
                  <svg:desc>'Test Ratio 0.7'.B7:'Test Ratio 0.7'.B7</svg:desc>
                </draw:g>
              </table:table-cell>
              <table:table-cell office:value-type="float" office:value="0.634256833201">
                <text:p>0.634256833201</text:p>
                <draw:g>
                  <svg:desc>'Test Ratio 0.7'.C7:'Test Ratio 0.7'.G7</svg:desc>
                </draw:g>
              </table:table-cell>
              <table:table-cell office:value-type="float" office:value="0.639774344212">
                <text:p>0.639774344212</text:p>
              </table:table-cell>
              <table:table-cell office:value-type="float" office:value="0.636645952935">
                <text:p>0.636645952935</text:p>
              </table:table-cell>
              <table:table-cell office:value-type="float" office:value="0.639728760617">
                <text:p>0.639728760617</text:p>
              </table:table-cell>
              <table:table-cell office:value-type="float" office:value="0.638198386435">
                <text:p>0.638198386435</text:p>
              </table:table-cell>
            </table:table-row>
            <table:table-row>
              <table:table-cell office:value-type="string">
                <text:p>10</text:p>
                <draw:g>
                  <svg:desc>'Test Ratio 0.7'.B8:'Test Ratio 0.7'.B8</svg:desc>
                </draw:g>
              </table:table-cell>
              <table:table-cell office:value-type="float" office:value="0.638282898219">
                <text:p>0.638282898219</text:p>
                <draw:g>
                  <svg:desc>'Test Ratio 0.7'.C8:'Test Ratio 0.7'.G8</svg:desc>
                </draw:g>
              </table:table-cell>
              <table:table-cell office:value-type="float" office:value="0.640142061706">
                <text:p>0.640142061706</text:p>
              </table:table-cell>
              <table:table-cell office:value-type="float" office:value="0.639195863847">
                <text:p>0.639195863847</text:p>
              </table:table-cell>
              <table:table-cell office:value-type="float" office:value="0.639728760617">
                <text:p>0.639728760617</text:p>
              </table:table-cell>
              <table:table-cell office:value-type="float" office:value="0.638198386435">
                <text:p>0.638198386435</text:p>
              </table:table-cell>
            </table:table-row>
            <table:table-row>
              <table:table-cell office:value-type="string">
                <text:p>30</text:p>
                <draw:g>
                  <svg:desc>'Test Ratio 0.7'.B9:'Test Ratio 0.7'.B9</svg:desc>
                </draw:g>
              </table:table-cell>
              <table:table-cell office:value-type="float" office:value="0.638149477596">
                <text:p>0.638149477596</text:p>
                <draw:g>
                  <svg:desc>'Test Ratio 0.7'.C9:'Test Ratio 0.7'.G9</svg:desc>
                </draw:g>
              </table:table-cell>
              <table:table-cell office:value-type="float" office:value="0.64000442045">
                <text:p>0.64000442045</text:p>
              </table:table-cell>
              <table:table-cell office:value-type="float" office:value="0.638798387086">
                <text:p>0.638798387086</text:p>
              </table:table-cell>
              <table:table-cell office:value-type="float" office:value="0.639728760617">
                <text:p>0.639728760617</text:p>
              </table:table-cell>
              <table:table-cell office:value-type="float" office:value="0.638198386435">
                <text:p>0.638198386435</text:p>
              </table:table-cell>
            </table:table-row>
            <table:table-row>
              <table:table-cell office:value-type="string">
                <text:p>60</text:p>
                <draw:g>
                  <svg:desc>'Test Ratio 0.7'.B10:'Test Ratio 0.7'.B10</svg:desc>
                </draw:g>
              </table:table-cell>
              <table:table-cell office:value-type="float" office:value="0.63871143248">
                <text:p>0.63871143248</text:p>
                <draw:g>
                  <svg:desc>'Test Ratio 0.7'.C10:'Test Ratio 0.7'.G10</svg:desc>
                </draw:g>
              </table:table-cell>
              <table:table-cell office:value-type="float" office:value="0.640142061706">
                <text:p>0.640142061706</text:p>
              </table:table-cell>
              <table:table-cell office:value-type="float" office:value="0.638187362281">
                <text:p>0.638187362281</text:p>
              </table:table-cell>
              <table:table-cell office:value-type="float" office:value="0.639728760617">
                <text:p>0.639728760617</text:p>
              </table:table-cell>
              <table:table-cell office:value-type="float" office:value="0.638198386435">
                <text:p>0.638198386435</text:p>
              </table:table-cell>
            </table:table-row>
            <table:table-row>
              <table:table-cell office:value-type="string">
                <text:p>300</text:p>
                <draw:g>
                  <svg:desc>'Test Ratio 0.7'.B11:'Test Ratio 0.7'.B11</svg:desc>
                </draw:g>
              </table:table-cell>
              <table:table-cell office:value-type="float" office:value="NaN">
                <text:p>NaN</text:p>
                <draw:g>
                  <svg:desc>'Test Ratio 0.7'.C11:'Test Ratio 0.7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728760617">
                <text:p>0.639728760617</text:p>
              </table:table-cell>
              <table:table-cell office:value-type="float" office:value="0.638198386435">
                <text:p>0.638198386435</text:p>
              </table:table-cell>
            </table:table-row>
            <table:table-row>
              <table:table-cell office:value-type="string">
                <text:p>600</text:p>
                <draw:g>
                  <svg:desc>'Test Ratio 0.7'.B12:'Test Ratio 0.7'.B12</svg:desc>
                </draw:g>
              </table:table-cell>
              <table:table-cell office:value-type="float" office:value="NaN">
                <text:p>NaN</text:p>
                <draw:g>
                  <svg:desc>'Test Ratio 0.7'.C12:'Test Ratio 0.7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198386435">
                <text:p>0.638198386435</text:p>
              </table:table-cell>
            </table:table-row>
            <table:table-row>
              <table:table-cell office:value-type="string">
                <text:p>900</text:p>
                <draw:g>
                  <svg:desc>'Test Ratio 0.7'.B13:'Test Ratio 0.7'.B13</svg:desc>
                </draw:g>
              </table:table-cell>
              <table:table-cell office:value-type="float" office:value="NaN">
                <text:p>NaN</text:p>
                <draw:g>
                  <svg:desc>'Test Ratio 0.7'.C13:'Test Ratio 0.7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198386435">
                <text:p>0.638198386435</text:p>
              </table:table-cell>
            </table:table-row>
            <table:table-row>
              <table:table-cell office:value-type="string">
                <text:p>1800</text:p>
                <draw:g>
                  <svg:desc>'Test Ratio 0.7'.B14:'Test Ratio 0.7'.B14</svg:desc>
                </draw:g>
              </table:table-cell>
              <table:table-cell office:value-type="float" office:value="NaN">
                <text:p>NaN</text:p>
                <draw:g>
                  <svg:desc>'Test Ratio 0.7'.C14:'Test Ratio 0.7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cm" svg:y="0.316cm" chart:style-name="ch2">
          <text:p>Occupancy Sensing Accuracy vs Labeling Period</text:p>
        </chart:title>
        <chart:subtitle svg:x="6.492cm" svg:y="1.302cm" chart:style-name="ch3">
          <text:p>with test ratio 0.4</text:p>
        </chart:subtitle>
        <chart:legend chart:legend-position="end" svg:x="14.469cm" svg:y="1.51cm" style:legend-expansion="high" chart:style-name="ch4"/>
        <chart:plot-area chart:style-name="ch5" table:cell-range-address="'Test Ratio 0.4'.B2:'Test Ratio 0.4'.G14" chart:data-source-has-labels="both" svg:x="1.314cm" svg:y="2.155cm" svg:width="12.835cm" svg:height="5.701cm">
          <chartooo:coordinate-region svg:x="2.253cm" svg:y="2.35cm" svg:width="11.896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4'.C2:'Test Ratio 0.4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4'.C3:'Test Ratio 0.4'.G3" chart:label-cell-address="'Test Ratio 0.4'.B3:'Test Ratio 0.4'.B3" chart:class="chart:bar">
            <chart:data-point chart:repeated="5"/>
          </chart:series>
          <chart:series chart:style-name="ch12" chart:values-cell-range-address="'Test Ratio 0.4'.C4:'Test Ratio 0.4'.G4" chart:label-cell-address="'Test Ratio 0.4'.B4:'Test Ratio 0.4'.B4" chart:class="chart:bar">
            <chart:data-point chart:repeated="5"/>
          </chart:series>
          <chart:series chart:style-name="ch13" chart:values-cell-range-address="'Test Ratio 0.4'.C5:'Test Ratio 0.4'.G5" chart:label-cell-address="'Test Ratio 0.4'.B5:'Test Ratio 0.4'.B5" chart:class="chart:bar">
            <chart:data-point chart:repeated="5"/>
          </chart:series>
          <chart:series chart:style-name="ch14" chart:values-cell-range-address="'Test Ratio 0.4'.C6:'Test Ratio 0.4'.G6" chart:label-cell-address="'Test Ratio 0.4'.B6:'Test Ratio 0.4'.B6" chart:class="chart:bar">
            <chart:data-point chart:repeated="5"/>
          </chart:series>
          <chart:series chart:style-name="ch15" chart:values-cell-range-address="'Test Ratio 0.4'.C7:'Test Ratio 0.4'.G7" chart:label-cell-address="'Test Ratio 0.4'.B7:'Test Ratio 0.4'.B7" chart:class="chart:bar">
            <chart:data-point chart:repeated="5"/>
          </chart:series>
          <chart:series chart:style-name="ch16" chart:values-cell-range-address="'Test Ratio 0.4'.C8:'Test Ratio 0.4'.G8" chart:label-cell-address="'Test Ratio 0.4'.B8:'Test Ratio 0.4'.B8" chart:class="chart:bar">
            <chart:data-point chart:repeated="5"/>
          </chart:series>
          <chart:series chart:style-name="ch17" chart:values-cell-range-address="'Test Ratio 0.4'.C9:'Test Ratio 0.4'.G9" chart:label-cell-address="'Test Ratio 0.4'.B9:'Test Ratio 0.4'.B9" chart:class="chart:bar">
            <chart:data-point chart:repeated="5"/>
          </chart:series>
          <chart:series chart:style-name="ch18" chart:values-cell-range-address="'Test Ratio 0.4'.C10:'Test Ratio 0.4'.G10" chart:label-cell-address="'Test Ratio 0.4'.B10:'Test Ratio 0.4'.B10" chart:class="chart:bar">
            <chart:data-point chart:repeated="5"/>
          </chart:series>
          <chart:series chart:style-name="ch19" chart:values-cell-range-address="'Test Ratio 0.4'.C11:'Test Ratio 0.4'.G11" chart:label-cell-address="'Test Ratio 0.4'.B11:'Test Ratio 0.4'.B11" chart:class="chart:bar">
            <chart:data-point chart:repeated="5"/>
          </chart:series>
          <chart:series chart:style-name="ch20" chart:values-cell-range-address="'Test Ratio 0.4'.C12:'Test Ratio 0.4'.G12" chart:label-cell-address="'Test Ratio 0.4'.B12:'Test Ratio 0.4'.B12" chart:class="chart:bar">
            <chart:data-point chart:repeated="5"/>
          </chart:series>
          <chart:series chart:style-name="ch21" chart:values-cell-range-address="'Test Ratio 0.4'.C13:'Test Ratio 0.4'.G13" chart:label-cell-address="'Test Ratio 0.4'.B13:'Test Ratio 0.4'.B13" chart:class="chart:bar">
            <chart:data-point chart:repeated="5"/>
          </chart:series>
          <chart:series chart:style-name="ch22" chart:values-cell-range-address="'Test Ratio 0.4'.C14:'Test Ratio 0.4'.G14" chart:label-cell-address="'Test Ratio 0.4'.B14:'Test Ratio 0.4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4'.C2:'Test Ratio 0.4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4'.B3:'Test Ratio 0.4'.B3</svg:desc>
                </draw:g>
              </table:table-cell>
              <table:table-cell office:value-type="float" office:value="0.570629347886">
                <text:p>0.570629347886</text:p>
                <draw:g>
                  <svg:desc>'Test Ratio 0.4'.C3:'Test Ratio 0.4'.G3</svg:desc>
                </draw:g>
              </table:table-cell>
              <table:table-cell office:value-type="float" office:value="0.668054972512">
                <text:p>0.668054972512</text:p>
              </table:table-cell>
              <table:table-cell office:value-type="float" office:value="0.653502690099">
                <text:p>0.653502690099</text:p>
              </table:table-cell>
              <table:table-cell office:value-type="float" office:value="0.614523961667">
                <text:p>0.614523961667</text:p>
              </table:table-cell>
              <table:table-cell office:value-type="float" office:value="0.624470707864">
                <text:p>0.624470707864</text:p>
              </table:table-cell>
            </table:table-row>
            <table:table-row>
              <table:table-cell office:value-type="string">
                <text:p>2</text:p>
                <draw:g>
                  <svg:desc>'Test Ratio 0.4'.B4:'Test Ratio 0.4'.B4</svg:desc>
                </draw:g>
              </table:table-cell>
              <table:table-cell office:value-type="float" office:value="0.568407359526">
                <text:p>0.568407359526</text:p>
                <draw:g>
                  <svg:desc>'Test Ratio 0.4'.C4:'Test Ratio 0.4'.G4</svg:desc>
                </draw:g>
              </table:table-cell>
              <table:table-cell office:value-type="float" office:value="0.603513027382">
                <text:p>0.603513027382</text:p>
              </table:table-cell>
              <table:table-cell office:value-type="float" office:value="0.66914200942">
                <text:p>0.66914200942</text:p>
              </table:table-cell>
              <table:table-cell office:value-type="float" office:value="0.665676610986">
                <text:p>0.665676610986</text:p>
              </table:table-cell>
              <table:table-cell office:value-type="float" office:value="0.629232449099">
                <text:p>0.629232449099</text:p>
              </table:table-cell>
            </table:table-row>
            <table:table-row>
              <table:table-cell office:value-type="string">
                <text:p>3</text:p>
                <draw:g>
                  <svg:desc>'Test Ratio 0.4'.B5:'Test Ratio 0.4'.B5</svg:desc>
                </draw:g>
              </table:table-cell>
              <table:table-cell office:value-type="float" office:value="0.578787793992">
                <text:p>0.578787793992</text:p>
                <draw:g>
                  <svg:desc>'Test Ratio 0.4'.C5:'Test Ratio 0.4'.G5</svg:desc>
                </draw:g>
              </table:table-cell>
              <table:table-cell office:value-type="float" office:value="0.602538648728">
                <text:p>0.602538648728</text:p>
              </table:table-cell>
              <table:table-cell office:value-type="float" office:value="0.656995210612">
                <text:p>0.656995210612</text:p>
              </table:table-cell>
              <table:table-cell office:value-type="float" office:value="0.621872589715">
                <text:p>0.621872589715</text:p>
              </table:table-cell>
              <table:table-cell office:value-type="float" office:value="0.630915413951">
                <text:p>0.630915413951</text:p>
              </table:table-cell>
            </table:table-row>
            <table:table-row>
              <table:table-cell office:value-type="string">
                <text:p>4</text:p>
                <draw:g>
                  <svg:desc>'Test Ratio 0.4'.B6:'Test Ratio 0.4'.B6</svg:desc>
                </draw:g>
              </table:table-cell>
              <table:table-cell office:value-type="float" office:value="0.61565741206">
                <text:p>0.61565741206</text:p>
                <draw:g>
                  <svg:desc>'Test Ratio 0.4'.C6:'Test Ratio 0.4'.G6</svg:desc>
                </draw:g>
              </table:table-cell>
              <table:table-cell office:value-type="float" office:value="0.630378421554">
                <text:p>0.630378421554</text:p>
              </table:table-cell>
              <table:table-cell office:value-type="float" office:value="0.633823895177">
                <text:p>0.633823895177</text:p>
              </table:table-cell>
              <table:table-cell office:value-type="float" office:value="0.632559015432">
                <text:p>0.632559015432</text:p>
              </table:table-cell>
              <table:table-cell office:value-type="float" office:value="0.633856173588">
                <text:p>0.633856173588</text:p>
              </table:table-cell>
            </table:table-row>
            <table:table-row>
              <table:table-cell office:value-type="string">
                <text:p>5</text:p>
                <draw:g>
                  <svg:desc>'Test Ratio 0.4'.B7:'Test Ratio 0.4'.B7</svg:desc>
                </draw:g>
              </table:table-cell>
              <table:table-cell office:value-type="float" office:value="0.596088949254">
                <text:p>0.596088949254</text:p>
                <draw:g>
                  <svg:desc>'Test Ratio 0.4'.C7:'Test Ratio 0.4'.G7</svg:desc>
                </draw:g>
              </table:table-cell>
              <table:table-cell office:value-type="float" office:value="0.609660859713">
                <text:p>0.609660859713</text:p>
              </table:table-cell>
              <table:table-cell office:value-type="float" office:value="0.614383615674">
                <text:p>0.614383615674</text:p>
              </table:table-cell>
              <table:table-cell office:value-type="float" office:value="0.630037211839">
                <text:p>0.630037211839</text:p>
              </table:table-cell>
              <table:table-cell office:value-type="float" office:value="0.633856173588">
                <text:p>0.633856173588</text:p>
              </table:table-cell>
            </table:table-row>
            <table:table-row>
              <table:table-cell office:value-type="string">
                <text:p>10</text:p>
                <draw:g>
                  <svg:desc>'Test Ratio 0.4'.B8:'Test Ratio 0.4'.B8</svg:desc>
                </draw:g>
              </table:table-cell>
              <table:table-cell office:value-type="float" office:value="0.627786797219">
                <text:p>0.627786797219</text:p>
                <draw:g>
                  <svg:desc>'Test Ratio 0.4'.C8:'Test Ratio 0.4'.G8</svg:desc>
                </draw:g>
              </table:table-cell>
              <table:table-cell office:value-type="float" office:value="0.634964418146">
                <text:p>0.634964418146</text:p>
              </table:table-cell>
              <table:table-cell office:value-type="float" office:value="0.626265794816">
                <text:p>0.626265794816</text:p>
              </table:table-cell>
              <table:table-cell office:value-type="float" office:value="0.63597933767">
                <text:p>0.63597933767</text:p>
              </table:table-cell>
              <table:table-cell office:value-type="float" office:value="0.632963316445">
                <text:p>0.632963316445</text:p>
              </table:table-cell>
            </table:table-row>
            <table:table-row>
              <table:table-cell office:value-type="string">
                <text:p>30</text:p>
                <draw:g>
                  <svg:desc>'Test Ratio 0.4'.B9:'Test Ratio 0.4'.B9</svg:desc>
                </draw:g>
              </table:table-cell>
              <table:table-cell office:value-type="float" office:value="0.638662848692">
                <text:p>0.638662848692</text:p>
                <draw:g>
                  <svg:desc>'Test Ratio 0.4'.C9:'Test Ratio 0.4'.G9</svg:desc>
                </draw:g>
              </table:table-cell>
              <table:table-cell office:value-type="float" office:value="0.632777747226">
                <text:p>0.632777747226</text:p>
              </table:table-cell>
              <table:table-cell office:value-type="float" office:value="0.620127934547">
                <text:p>0.620127934547</text:p>
              </table:table-cell>
              <table:table-cell office:value-type="float" office:value="0.633192751736">
                <text:p>0.633192751736</text:p>
              </table:table-cell>
              <table:table-cell office:value-type="float" office:value="0.633856173588">
                <text:p>0.633856173588</text:p>
              </table:table-cell>
            </table:table-row>
            <table:table-row>
              <table:table-cell office:value-type="string">
                <text:p>60</text:p>
                <draw:g>
                  <svg:desc>'Test Ratio 0.4'.B10:'Test Ratio 0.4'.B10</svg:desc>
                </draw:g>
              </table:table-cell>
              <table:table-cell office:value-type="float" office:value="0.628798453194">
                <text:p>0.628798453194</text:p>
                <draw:g>
                  <svg:desc>'Test Ratio 0.4'.C10:'Test Ratio 0.4'.G10</svg:desc>
                </draw:g>
              </table:table-cell>
              <table:table-cell office:value-type="float" office:value="0.63438927947">
                <text:p>0.63438927947</text:p>
              </table:table-cell>
              <table:table-cell office:value-type="float" office:value="0.619372621403">
                <text:p>0.619372621403</text:p>
              </table:table-cell>
              <table:table-cell office:value-type="float" office:value="0.634208908198">
                <text:p>0.634208908198</text:p>
              </table:table-cell>
              <table:table-cell office:value-type="float" office:value="0.633856173588">
                <text:p>0.633856173588</text:p>
              </table:table-cell>
            </table:table-row>
            <table:table-row>
              <table:table-cell office:value-type="string">
                <text:p>300</text:p>
                <draw:g>
                  <svg:desc>'Test Ratio 0.4'.B11:'Test Ratio 0.4'.B11</svg:desc>
                </draw:g>
              </table:table-cell>
              <table:table-cell office:value-type="float" office:value="NaN">
                <text:p>NaN</text:p>
                <draw:g>
                  <svg:desc>'Test Ratio 0.4'.C11:'Test Ratio 0.4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054143058">
                <text:p>0.639054143058</text:p>
              </table:table-cell>
              <table:table-cell office:value-type="float" office:value="0.633856173588">
                <text:p>0.633856173588</text:p>
              </table:table-cell>
            </table:table-row>
            <table:table-row>
              <table:table-cell office:value-type="string">
                <text:p>600</text:p>
                <draw:g>
                  <svg:desc>'Test Ratio 0.4'.B12:'Test Ratio 0.4'.B12</svg:desc>
                </draw:g>
              </table:table-cell>
              <table:table-cell office:value-type="float" office:value="NaN">
                <text:p>NaN</text:p>
                <draw:g>
                  <svg:desc>'Test Ratio 0.4'.C12:'Test Ratio 0.4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856173588">
                <text:p>0.633856173588</text:p>
              </table:table-cell>
            </table:table-row>
            <table:table-row>
              <table:table-cell office:value-type="string">
                <text:p>900</text:p>
                <draw:g>
                  <svg:desc>'Test Ratio 0.4'.B13:'Test Ratio 0.4'.B13</svg:desc>
                </draw:g>
              </table:table-cell>
              <table:table-cell office:value-type="float" office:value="NaN">
                <text:p>NaN</text:p>
                <draw:g>
                  <svg:desc>'Test Ratio 0.4'.C13:'Test Ratio 0.4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856173588">
                <text:p>0.633856173588</text:p>
              </table:table-cell>
            </table:table-row>
            <table:table-row>
              <table:table-cell office:value-type="string">
                <text:p>1800</text:p>
                <draw:g>
                  <svg:desc>'Test Ratio 0.4'.B14:'Test Ratio 0.4'.B14</svg:desc>
                </draw:g>
              </table:table-cell>
              <table:table-cell office:value-type="float" office:value="NaN">
                <text:p>NaN</text:p>
                <draw:g>
                  <svg:desc>'Test Ratio 0.4'.C14:'Test Ratio 0.4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121cm" svg:y="0.315cm" chart:style-name="ch2">
          <text:p>Occupancy sensing accuracy vs labeling period</text:p>
        </chart:title>
        <chart:subtitle svg:x="6.485cm" svg:y="1.3cm" chart:style-name="ch3">
          <text:p>with test ratio 0.8</text:p>
        </chart:subtitle>
        <chart:legend chart:legend-position="end" svg:x="14.455cm" svg:y="1.508cm" style:legend-expansion="high" chart:style-name="ch4"/>
        <chart:plot-area chart:style-name="ch5" table:cell-range-address="'Test Ratio 0.8'.B2:'Test Ratio 0.8'.G14" chart:data-source-has-labels="both" svg:x="1.313cm" svg:y="2.152cm" svg:width="12.823cm" svg:height="5.701cm">
          <chartooo:coordinate-region svg:x="2.058cm" svg:y="2.347cm" svg:width="12.078cm" svg:height="4.867cm"/>
          <chart:axis chart:dimension="x" chart:name="primary-x" chart:style-name="ch6" chartooo:axis-type="auto">
            <chartooo:date-scale/>
            <chart:title svg:x="5.48cm" svg:y="8.033cm" chart:style-name="ch7">
              <text:p>Labeling period / feature length</text:p>
            </chart:title>
            <chart:categories table:cell-range-address="'Test Ratio 0.8'.C2:'Test Ratio 0.8'.G2"/>
          </chart:axis>
          <chart:axis chart:dimension="y" chart:name="primary-y" chart:style-name="ch8">
            <chart:title svg:x="0.451cm" svg:y="5.703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8'.C3:'Test Ratio 0.8'.G3" chart:label-cell-address="'Test Ratio 0.8'.B3:'Test Ratio 0.8'.B3" chart:class="chart:bar">
            <chart:data-point chart:repeated="5"/>
          </chart:series>
          <chart:series chart:style-name="ch12" chart:values-cell-range-address="'Test Ratio 0.8'.C4:'Test Ratio 0.8'.G4" chart:label-cell-address="'Test Ratio 0.8'.B4:'Test Ratio 0.8'.B4" chart:class="chart:bar">
            <chart:data-point chart:repeated="5"/>
          </chart:series>
          <chart:series chart:style-name="ch13" chart:values-cell-range-address="'Test Ratio 0.8'.C5:'Test Ratio 0.8'.G5" chart:label-cell-address="'Test Ratio 0.8'.B5:'Test Ratio 0.8'.B5" chart:class="chart:bar">
            <chart:data-point chart:repeated="5"/>
          </chart:series>
          <chart:series chart:style-name="ch14" chart:values-cell-range-address="'Test Ratio 0.8'.C6:'Test Ratio 0.8'.G6" chart:label-cell-address="'Test Ratio 0.8'.B6:'Test Ratio 0.8'.B6" chart:class="chart:bar">
            <chart:data-point chart:repeated="5"/>
          </chart:series>
          <chart:series chart:style-name="ch15" chart:values-cell-range-address="'Test Ratio 0.8'.C7:'Test Ratio 0.8'.G7" chart:label-cell-address="'Test Ratio 0.8'.B7:'Test Ratio 0.8'.B7" chart:class="chart:bar">
            <chart:data-point chart:repeated="5"/>
          </chart:series>
          <chart:series chart:style-name="ch16" chart:values-cell-range-address="'Test Ratio 0.8'.C8:'Test Ratio 0.8'.G8" chart:label-cell-address="'Test Ratio 0.8'.B8:'Test Ratio 0.8'.B8" chart:class="chart:bar">
            <chart:data-point chart:repeated="5"/>
          </chart:series>
          <chart:series chart:style-name="ch17" chart:values-cell-range-address="'Test Ratio 0.8'.C9:'Test Ratio 0.8'.G9" chart:label-cell-address="'Test Ratio 0.8'.B9:'Test Ratio 0.8'.B9" chart:class="chart:bar">
            <chart:data-point chart:repeated="5"/>
          </chart:series>
          <chart:series chart:style-name="ch18" chart:values-cell-range-address="'Test Ratio 0.8'.C10:'Test Ratio 0.8'.G10" chart:label-cell-address="'Test Ratio 0.8'.B10:'Test Ratio 0.8'.B10" chart:class="chart:bar">
            <chart:data-point chart:repeated="5"/>
          </chart:series>
          <chart:series chart:style-name="ch19" chart:values-cell-range-address="'Test Ratio 0.8'.C11:'Test Ratio 0.8'.G11" chart:label-cell-address="'Test Ratio 0.8'.B11:'Test Ratio 0.8'.B11" chart:class="chart:bar">
            <chart:data-point chart:repeated="5"/>
          </chart:series>
          <chart:series chart:style-name="ch20" chart:values-cell-range-address="'Test Ratio 0.8'.C12:'Test Ratio 0.8'.G12" chart:label-cell-address="'Test Ratio 0.8'.B12:'Test Ratio 0.8'.B12" chart:class="chart:bar">
            <chart:data-point chart:repeated="5"/>
          </chart:series>
          <chart:series chart:style-name="ch21" chart:values-cell-range-address="'Test Ratio 0.8'.C13:'Test Ratio 0.8'.G13" chart:label-cell-address="'Test Ratio 0.8'.B13:'Test Ratio 0.8'.B13" chart:class="chart:bar">
            <chart:data-point chart:repeated="5"/>
          </chart:series>
          <chart:series chart:style-name="ch22" chart:values-cell-range-address="'Test Ratio 0.8'.C14:'Test Ratio 0.8'.G14" chart:label-cell-address="'Test Ratio 0.8'.B14:'Test Ratio 0.8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8'.C2:'Test Ratio 0.8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8'.B3:'Test Ratio 0.8'.B3</svg:desc>
                </draw:g>
              </table:table-cell>
              <table:table-cell office:value-type="float" office:value="0.592979436947">
                <text:p>0.592979436947</text:p>
                <draw:g>
                  <svg:desc>'Test Ratio 0.8'.C3:'Test Ratio 0.8'.G3</svg:desc>
                </draw:g>
              </table:table-cell>
              <table:table-cell office:value-type="float" office:value="0.556272850735">
                <text:p>0.556272850735</text:p>
              </table:table-cell>
              <table:table-cell office:value-type="float" office:value="0.755866832092">
                <text:p>0.755866832092</text:p>
              </table:table-cell>
              <table:table-cell office:value-type="float" office:value="0.637781938126">
                <text:p>0.637781938126</text:p>
              </table:table-cell>
              <table:table-cell office:value-type="float" office:value="0.639622123908">
                <text:p>0.639622123908</text:p>
              </table:table-cell>
            </table:table-row>
            <table:table-row>
              <table:table-cell office:value-type="string">
                <text:p>2</text:p>
                <draw:g>
                  <svg:desc>'Test Ratio 0.8'.B4:'Test Ratio 0.8'.B4</svg:desc>
                </draw:g>
              </table:table-cell>
              <table:table-cell office:value-type="float" office:value="0.636832484471">
                <text:p>0.636832484471</text:p>
                <draw:g>
                  <svg:desc>'Test Ratio 0.8'.C4:'Test Ratio 0.8'.G4</svg:desc>
                </draw:g>
              </table:table-cell>
              <table:table-cell office:value-type="float" office:value="0.639937604864">
                <text:p>0.639937604864</text:p>
              </table:table-cell>
              <table:table-cell office:value-type="float" office:value="0.638138740557">
                <text:p>0.638138740557</text:p>
              </table:table-cell>
              <table:table-cell office:value-type="float" office:value="0.640794715167">
                <text:p>0.640794715167</text:p>
              </table:table-cell>
              <table:table-cell office:value-type="float" office:value="0.639622123908">
                <text:p>0.639622123908</text:p>
              </table:table-cell>
            </table:table-row>
            <table:table-row>
              <table:table-cell office:value-type="string">
                <text:p>3</text:p>
                <draw:g>
                  <svg:desc>'Test Ratio 0.8'.B5:'Test Ratio 0.8'.B5</svg:desc>
                </draw:g>
              </table:table-cell>
              <table:table-cell office:value-type="float" office:value="0.638677405338">
                <text:p>0.638677405338</text:p>
                <draw:g>
                  <svg:desc>'Test Ratio 0.8'.C5:'Test Ratio 0.8'.G5</svg:desc>
                </draw:g>
              </table:table-cell>
              <table:table-cell office:value-type="float" office:value="0.640494722841">
                <text:p>0.640494722841</text:p>
              </table:table-cell>
              <table:table-cell office:value-type="float" office:value="0.639275050938">
                <text:p>0.639275050938</text:p>
              </table:table-cell>
              <table:table-cell office:value-type="float" office:value="0.640794715167">
                <text:p>0.640794715167</text:p>
              </table:table-cell>
              <table:table-cell office:value-type="float" office:value="0.639622123908">
                <text:p>0.639622123908</text:p>
              </table:table-cell>
            </table:table-row>
            <table:table-row>
              <table:table-cell office:value-type="string">
                <text:p>4</text:p>
                <draw:g>
                  <svg:desc>'Test Ratio 0.8'.B6:'Test Ratio 0.8'.B6</svg:desc>
                </draw:g>
              </table:table-cell>
              <table:table-cell office:value-type="float" office:value="0.637885248207">
                <text:p>0.637885248207</text:p>
                <draw:g>
                  <svg:desc>'Test Ratio 0.8'.C6:'Test Ratio 0.8'.G6</svg:desc>
                </draw:g>
              </table:table-cell>
              <table:table-cell office:value-type="float" office:value="0.640610068841">
                <text:p>0.640610068841</text:p>
              </table:table-cell>
              <table:table-cell office:value-type="float" office:value="0.639275050938">
                <text:p>0.639275050938</text:p>
              </table:table-cell>
              <table:table-cell office:value-type="float" office:value="0.640794715167">
                <text:p>0.640794715167</text:p>
              </table:table-cell>
              <table:table-cell office:value-type="float" office:value="0.639622123908">
                <text:p>0.639622123908</text:p>
              </table:table-cell>
            </table:table-row>
            <table:table-row>
              <table:table-cell office:value-type="string">
                <text:p>5</text:p>
                <draw:g>
                  <svg:desc>'Test Ratio 0.8'.B7:'Test Ratio 0.8'.B7</svg:desc>
                </draw:g>
              </table:table-cell>
              <table:table-cell office:value-type="float" office:value="0.637786522945">
                <text:p>0.637786522945</text:p>
                <draw:g>
                  <svg:desc>'Test Ratio 0.8'.C7:'Test Ratio 0.8'.G7</svg:desc>
                </draw:g>
              </table:table-cell>
              <table:table-cell office:value-type="float" office:value="0.640560914564">
                <text:p>0.640560914564</text:p>
              </table:table-cell>
              <table:table-cell office:value-type="float" office:value="0.639275050938">
                <text:p>0.639275050938</text:p>
              </table:table-cell>
              <table:table-cell office:value-type="float" office:value="0.640794715167">
                <text:p>0.640794715167</text:p>
              </table:table-cell>
              <table:table-cell office:value-type="float" office:value="0.639622123908">
                <text:p>0.639622123908</text:p>
              </table:table-cell>
            </table:table-row>
            <table:table-row>
              <table:table-cell office:value-type="string">
                <text:p>10</text:p>
                <draw:g>
                  <svg:desc>'Test Ratio 0.8'.B8:'Test Ratio 0.8'.B8</svg:desc>
                </draw:g>
              </table:table-cell>
              <table:table-cell office:value-type="float" office:value="0.638562887471">
                <text:p>0.638562887471</text:p>
                <draw:g>
                  <svg:desc>'Test Ratio 0.8'.C8:'Test Ratio 0.8'.G8</svg:desc>
                </draw:g>
              </table:table-cell>
              <table:table-cell office:value-type="float" office:value="0.640610068841">
                <text:p>0.640610068841</text:p>
              </table:table-cell>
              <table:table-cell office:value-type="float" office:value="0.639275050938">
                <text:p>0.639275050938</text:p>
              </table:table-cell>
              <table:table-cell office:value-type="float" office:value="0.640794715167">
                <text:p>0.640794715167</text:p>
              </table:table-cell>
              <table:table-cell office:value-type="float" office:value="0.639622123908">
                <text:p>0.639622123908</text:p>
              </table:table-cell>
            </table:table-row>
            <table:table-row>
              <table:table-cell office:value-type="string">
                <text:p>30</text:p>
                <draw:g>
                  <svg:desc>'Test Ratio 0.8'.B9:'Test Ratio 0.8'.B9</svg:desc>
                </draw:g>
              </table:table-cell>
              <table:table-cell office:value-type="float" office:value="0.638562887471">
                <text:p>0.638562887471</text:p>
                <draw:g>
                  <svg:desc>'Test Ratio 0.8'.C9:'Test Ratio 0.8'.G9</svg:desc>
                </draw:g>
              </table:table-cell>
              <table:table-cell office:value-type="float" office:value="0.640610068841">
                <text:p>0.640610068841</text:p>
              </table:table-cell>
              <table:table-cell office:value-type="float" office:value="0.639275050938">
                <text:p>0.639275050938</text:p>
              </table:table-cell>
              <table:table-cell office:value-type="float" office:value="0.640794715167">
                <text:p>0.640794715167</text:p>
              </table:table-cell>
              <table:table-cell office:value-type="float" office:value="0.639622123908">
                <text:p>0.639622123908</text:p>
              </table:table-cell>
            </table:table-row>
            <table:table-row>
              <table:table-cell office:value-type="string">
                <text:p>60</text:p>
                <draw:g>
                  <svg:desc>'Test Ratio 0.8'.B10:'Test Ratio 0.8'.B10</svg:desc>
                </draw:g>
              </table:table-cell>
              <table:table-cell office:value-type="float" office:value="0.638562887471">
                <text:p>0.638562887471</text:p>
                <draw:g>
                  <svg:desc>'Test Ratio 0.8'.C10:'Test Ratio 0.8'.G10</svg:desc>
                </draw:g>
              </table:table-cell>
              <table:table-cell office:value-type="float" office:value="0.640610068841">
                <text:p>0.640610068841</text:p>
              </table:table-cell>
              <table:table-cell office:value-type="float" office:value="0.639275050938">
                <text:p>0.639275050938</text:p>
              </table:table-cell>
              <table:table-cell office:value-type="float" office:value="0.640794715167">
                <text:p>0.640794715167</text:p>
              </table:table-cell>
              <table:table-cell office:value-type="float" office:value="0.639622123908">
                <text:p>0.639622123908</text:p>
              </table:table-cell>
            </table:table-row>
            <table:table-row>
              <table:table-cell office:value-type="string">
                <text:p>300</text:p>
                <draw:g>
                  <svg:desc>'Test Ratio 0.8'.B11:'Test Ratio 0.8'.B11</svg:desc>
                </draw:g>
              </table:table-cell>
              <table:table-cell office:value-type="float" office:value="NaN">
                <text:p>NaN</text:p>
                <draw:g>
                  <svg:desc>'Test Ratio 0.8'.C11:'Test Ratio 0.8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794715167">
                <text:p>0.640794715167</text:p>
              </table:table-cell>
              <table:table-cell office:value-type="float" office:value="0.639622123908">
                <text:p>0.639622123908</text:p>
              </table:table-cell>
            </table:table-row>
            <table:table-row>
              <table:table-cell office:value-type="string">
                <text:p>600</text:p>
                <draw:g>
                  <svg:desc>'Test Ratio 0.8'.B12:'Test Ratio 0.8'.B12</svg:desc>
                </draw:g>
              </table:table-cell>
              <table:table-cell office:value-type="float" office:value="NaN">
                <text:p>NaN</text:p>
                <draw:g>
                  <svg:desc>'Test Ratio 0.8'.C12:'Test Ratio 0.8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622123908">
                <text:p>0.639622123908</text:p>
              </table:table-cell>
            </table:table-row>
            <table:table-row>
              <table:table-cell office:value-type="string">
                <text:p>900</text:p>
                <draw:g>
                  <svg:desc>'Test Ratio 0.8'.B13:'Test Ratio 0.8'.B13</svg:desc>
                </draw:g>
              </table:table-cell>
              <table:table-cell office:value-type="float" office:value="NaN">
                <text:p>NaN</text:p>
                <draw:g>
                  <svg:desc>'Test Ratio 0.8'.C13:'Test Ratio 0.8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622123908">
                <text:p>0.639622123908</text:p>
              </table:table-cell>
            </table:table-row>
            <table:table-row>
              <table:table-cell office:value-type="string">
                <text:p>1800</text:p>
                <draw:g>
                  <svg:desc>'Test Ratio 0.8'.B14:'Test Ratio 0.8'.B14</svg:desc>
                </draw:g>
              </table:table-cell>
              <table:table-cell office:value-type="float" office:value="NaN">
                <text:p>NaN</text:p>
                <draw:g>
                  <svg:desc>'Test Ratio 0.8'.C14:'Test Ratio 0.8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1</text:p>
        </chart:subtitle>
        <chart:legend chart:legend-position="end" svg:x="14.469cm" svg:y="1.51cm" style:legend-expansion="high" chart:style-name="ch4"/>
        <chart:plot-area chart:style-name="ch5" table:cell-range-address="'Test Ratio 0.1'.B2:'Test Ratio 0.1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1'.C2:'Test Ratio 0.1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1'.C3:'Test Ratio 0.1'.G3" chart:label-cell-address="'Test Ratio 0.1'.B3:'Test Ratio 0.1'.B3" chart:class="chart:bar">
            <chart:data-point chart:repeated="5"/>
          </chart:series>
          <chart:series chart:style-name="ch12" chart:values-cell-range-address="'Test Ratio 0.1'.C4:'Test Ratio 0.1'.G4" chart:label-cell-address="'Test Ratio 0.1'.B4:'Test Ratio 0.1'.B4" chart:class="chart:bar">
            <chart:data-point chart:repeated="5"/>
          </chart:series>
          <chart:series chart:style-name="ch13" chart:values-cell-range-address="'Test Ratio 0.1'.C5:'Test Ratio 0.1'.G5" chart:label-cell-address="'Test Ratio 0.1'.B5:'Test Ratio 0.1'.B5" chart:class="chart:bar">
            <chart:data-point chart:repeated="5"/>
          </chart:series>
          <chart:series chart:style-name="ch14" chart:values-cell-range-address="'Test Ratio 0.1'.C6:'Test Ratio 0.1'.G6" chart:label-cell-address="'Test Ratio 0.1'.B6:'Test Ratio 0.1'.B6" chart:class="chart:bar">
            <chart:data-point chart:repeated="5"/>
          </chart:series>
          <chart:series chart:style-name="ch15" chart:values-cell-range-address="'Test Ratio 0.1'.C7:'Test Ratio 0.1'.G7" chart:label-cell-address="'Test Ratio 0.1'.B7:'Test Ratio 0.1'.B7" chart:class="chart:bar">
            <chart:data-point chart:repeated="5"/>
          </chart:series>
          <chart:series chart:style-name="ch16" chart:values-cell-range-address="'Test Ratio 0.1'.C8:'Test Ratio 0.1'.G8" chart:label-cell-address="'Test Ratio 0.1'.B8:'Test Ratio 0.1'.B8" chart:class="chart:bar">
            <chart:data-point chart:repeated="5"/>
          </chart:series>
          <chart:series chart:style-name="ch17" chart:values-cell-range-address="'Test Ratio 0.1'.C9:'Test Ratio 0.1'.G9" chart:label-cell-address="'Test Ratio 0.1'.B9:'Test Ratio 0.1'.B9" chart:class="chart:bar">
            <chart:data-point chart:repeated="5"/>
          </chart:series>
          <chart:series chart:style-name="ch18" chart:values-cell-range-address="'Test Ratio 0.1'.C10:'Test Ratio 0.1'.G10" chart:label-cell-address="'Test Ratio 0.1'.B10:'Test Ratio 0.1'.B10" chart:class="chart:bar">
            <chart:data-point chart:repeated="5"/>
          </chart:series>
          <chart:series chart:style-name="ch19" chart:values-cell-range-address="'Test Ratio 0.1'.C11:'Test Ratio 0.1'.G11" chart:label-cell-address="'Test Ratio 0.1'.B11:'Test Ratio 0.1'.B11" chart:class="chart:bar">
            <chart:data-point chart:repeated="5"/>
          </chart:series>
          <chart:series chart:style-name="ch20" chart:values-cell-range-address="'Test Ratio 0.1'.C12:'Test Ratio 0.1'.G12" chart:label-cell-address="'Test Ratio 0.1'.B12:'Test Ratio 0.1'.B12" chart:class="chart:bar">
            <chart:data-point chart:repeated="5"/>
          </chart:series>
          <chart:series chart:style-name="ch21" chart:values-cell-range-address="'Test Ratio 0.1'.C13:'Test Ratio 0.1'.G13" chart:label-cell-address="'Test Ratio 0.1'.B13:'Test Ratio 0.1'.B13" chart:class="chart:bar">
            <chart:data-point chart:repeated="5"/>
          </chart:series>
          <chart:series chart:style-name="ch22" chart:values-cell-range-address="'Test Ratio 0.1'.C14:'Test Ratio 0.1'.G14" chart:label-cell-address="'Test Ratio 0.1'.B14:'Test Ratio 0.1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1'.C2:'Test Ratio 0.1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1'.B3:'Test Ratio 0.1'.B3</svg:desc>
                </draw:g>
              </table:table-cell>
              <table:table-cell office:value-type="float" office:value="0.631931696769">
                <text:p>0.631931696769</text:p>
                <draw:g>
                  <svg:desc>'Test Ratio 0.1'.C3:'Test Ratio 0.1'.G3</svg:desc>
                </draw:g>
              </table:table-cell>
              <table:table-cell office:value-type="float" office:value="0.6749628237">
                <text:p>0.6749628237</text:p>
              </table:table-cell>
              <table:table-cell office:value-type="float" office:value="0.393195037047">
                <text:p>0.393195037047</text:p>
              </table:table-cell>
              <table:table-cell office:value-type="float" office:value="0.438525786453">
                <text:p>0.438525786453</text:p>
              </table:table-cell>
              <table:table-cell office:value-type="float" office:value="0.64099847612">
                <text:p>0.64099847612</text:p>
              </table:table-cell>
            </table:table-row>
            <table:table-row>
              <table:table-cell office:value-type="string">
                <text:p>2</text:p>
                <draw:g>
                  <svg:desc>'Test Ratio 0.1'.B4:'Test Ratio 0.1'.B4</svg:desc>
                </draw:g>
              </table:table-cell>
              <table:table-cell office:value-type="float" office:value="0.607005131006">
                <text:p>0.607005131006</text:p>
                <draw:g>
                  <svg:desc>'Test Ratio 0.1'.C4:'Test Ratio 0.1'.G4</svg:desc>
                </draw:g>
              </table:table-cell>
              <table:table-cell office:value-type="float" office:value="0.608346624405">
                <text:p>0.608346624405</text:p>
              </table:table-cell>
              <table:table-cell office:value-type="float" office:value="0.455236741113">
                <text:p>0.455236741113</text:p>
              </table:table-cell>
              <table:table-cell office:value-type="float" office:value="0.54737229293">
                <text:p>0.54737229293</text:p>
              </table:table-cell>
              <table:table-cell office:value-type="float" office:value="0.59629464022">
                <text:p>0.59629464022</text:p>
              </table:table-cell>
            </table:table-row>
            <table:table-row>
              <table:table-cell office:value-type="string">
                <text:p>3</text:p>
                <draw:g>
                  <svg:desc>'Test Ratio 0.1'.B5:'Test Ratio 0.1'.B5</svg:desc>
                </draw:g>
              </table:table-cell>
              <table:table-cell office:value-type="float" office:value="0.604056711234">
                <text:p>0.604056711234</text:p>
                <draw:g>
                  <svg:desc>'Test Ratio 0.1'.C5:'Test Ratio 0.1'.G5</svg:desc>
                </draw:g>
              </table:table-cell>
              <table:table-cell office:value-type="float" office:value="0.60615435312">
                <text:p>0.60615435312</text:p>
              </table:table-cell>
              <table:table-cell office:value-type="float" office:value="0.474054759141">
                <text:p>0.474054759141</text:p>
              </table:table-cell>
              <table:table-cell office:value-type="float" office:value="0.576342697644">
                <text:p>0.576342697644</text:p>
              </table:table-cell>
              <table:table-cell office:value-type="float" office:value="0.609520783642">
                <text:p>0.609520783642</text:p>
              </table:table-cell>
            </table:table-row>
            <table:table-row>
              <table:table-cell office:value-type="string">
                <text:p>4</text:p>
                <draw:g>
                  <svg:desc>'Test Ratio 0.1'.B6:'Test Ratio 0.1'.B6</svg:desc>
                </draw:g>
              </table:table-cell>
              <table:table-cell office:value-type="float" office:value="0.606871824769">
                <text:p>0.606871824769</text:p>
                <draw:g>
                  <svg:desc>'Test Ratio 0.1'.C6:'Test Ratio 0.1'.G6</svg:desc>
                </draw:g>
              </table:table-cell>
              <table:table-cell office:value-type="float" office:value="0.599614934253">
                <text:p>0.599614934253</text:p>
              </table:table-cell>
              <table:table-cell office:value-type="float" office:value="0.503759868749">
                <text:p>0.503759868749</text:p>
              </table:table-cell>
              <table:table-cell office:value-type="float" office:value="0.628189202608">
                <text:p>0.628189202608</text:p>
              </table:table-cell>
              <table:table-cell office:value-type="float" office:value="0.631652700638">
                <text:p>0.631652700638</text:p>
              </table:table-cell>
            </table:table-row>
            <table:table-row>
              <table:table-cell office:value-type="string">
                <text:p>5</text:p>
                <draw:g>
                  <svg:desc>'Test Ratio 0.1'.B7:'Test Ratio 0.1'.B7</svg:desc>
                </draw:g>
              </table:table-cell>
              <table:table-cell office:value-type="float" office:value="0.569108687473">
                <text:p>0.569108687473</text:p>
                <draw:g>
                  <svg:desc>'Test Ratio 0.1'.C7:'Test Ratio 0.1'.G7</svg:desc>
                </draw:g>
              </table:table-cell>
              <table:table-cell office:value-type="float" office:value="0.591590673251">
                <text:p>0.591590673251</text:p>
              </table:table-cell>
              <table:table-cell office:value-type="float" office:value="0.483445421001">
                <text:p>0.483445421001</text:p>
              </table:table-cell>
              <table:table-cell office:value-type="float" office:value="0.571447888799">
                <text:p>0.571447888799</text:p>
              </table:table-cell>
              <table:table-cell office:value-type="float" office:value="0.62896824741">
                <text:p>0.62896824741</text:p>
              </table:table-cell>
            </table:table-row>
            <table:table-row>
              <table:table-cell office:value-type="string">
                <text:p>10</text:p>
                <draw:g>
                  <svg:desc>'Test Ratio 0.1'.B8:'Test Ratio 0.1'.B8</svg:desc>
                </draw:g>
              </table:table-cell>
              <table:table-cell office:value-type="float" office:value="0.600727453088">
                <text:p>0.600727453088</text:p>
                <draw:g>
                  <svg:desc>'Test Ratio 0.1'.C8:'Test Ratio 0.1'.G8</svg:desc>
                </draw:g>
              </table:table-cell>
              <table:table-cell office:value-type="float" office:value="0.620183274382">
                <text:p>0.620183274382</text:p>
              </table:table-cell>
              <table:table-cell office:value-type="float" office:value="0.512681474396">
                <text:p>0.512681474396</text:p>
              </table:table-cell>
              <table:table-cell office:value-type="float" office:value="0.60044808682">
                <text:p>0.60044808682</text:p>
              </table:table-cell>
              <table:table-cell office:value-type="float" office:value="0.630104611046">
                <text:p>0.630104611046</text:p>
              </table:table-cell>
            </table:table-row>
            <table:table-row>
              <table:table-cell office:value-type="string">
                <text:p>30</text:p>
                <draw:g>
                  <svg:desc>'Test Ratio 0.1'.B9:'Test Ratio 0.1'.B9</svg:desc>
                </draw:g>
              </table:table-cell>
              <table:table-cell office:value-type="float" office:value="0.624886770752">
                <text:p>0.624886770752</text:p>
                <draw:g>
                  <svg:desc>'Test Ratio 0.1'.C9:'Test Ratio 0.1'.G9</svg:desc>
                </draw:g>
              </table:table-cell>
              <table:table-cell office:value-type="float" office:value="0.625019432767">
                <text:p>0.625019432767</text:p>
              </table:table-cell>
              <table:table-cell office:value-type="float" office:value="0.475490773232">
                <text:p>0.475490773232</text:p>
              </table:table-cell>
              <table:table-cell office:value-type="float" office:value="0.596562970055">
                <text:p>0.596562970055</text:p>
              </table:table-cell>
              <table:table-cell office:value-type="float" office:value="0.629379973365">
                <text:p>0.629379973365</text:p>
              </table:table-cell>
            </table:table-row>
            <table:table-row>
              <table:table-cell office:value-type="string">
                <text:p>60</text:p>
                <draw:g>
                  <svg:desc>'Test Ratio 0.1'.B10:'Test Ratio 0.1'.B10</svg:desc>
                </draw:g>
              </table:table-cell>
              <table:table-cell office:value-type="float" office:value="0.596181010212">
                <text:p>0.596181010212</text:p>
                <draw:g>
                  <svg:desc>'Test Ratio 0.1'.C10:'Test Ratio 0.1'.G10</svg:desc>
                </draw:g>
              </table:table-cell>
              <table:table-cell office:value-type="float" office:value="0.63030543149">
                <text:p>0.63030543149</text:p>
              </table:table-cell>
              <table:table-cell office:value-type="float" office:value="0.509170271547">
                <text:p>0.509170271547</text:p>
              </table:table-cell>
              <table:table-cell office:value-type="float" office:value="0.605088721376">
                <text:p>0.605088721376</text:p>
              </table:table-cell>
              <table:table-cell office:value-type="float" office:value="0.631240974682">
                <text:p>0.631240974682</text:p>
              </table:table-cell>
            </table:table-row>
            <table:table-row>
              <table:table-cell office:value-type="string">
                <text:p>300</text:p>
                <draw:g>
                  <svg:desc>'Test Ratio 0.1'.B11:'Test Ratio 0.1'.B11</svg:desc>
                </draw:g>
              </table:table-cell>
              <table:table-cell office:value-type="float" office:value="NaN">
                <text:p>NaN</text:p>
                <draw:g>
                  <svg:desc>'Test Ratio 0.1'.C11:'Test Ratio 0.1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249985951">
                <text:p>0.622249985951</text:p>
              </table:table-cell>
              <table:table-cell office:value-type="float" office:value="0.633513701955">
                <text:p>0.633513701955</text:p>
              </table:table-cell>
            </table:table-row>
            <table:table-row>
              <table:table-cell office:value-type="string">
                <text:p>600</text:p>
                <draw:g>
                  <svg:desc>'Test Ratio 0.1'.B12:'Test Ratio 0.1'.B12</svg:desc>
                </draw:g>
              </table:table-cell>
              <table:table-cell office:value-type="float" office:value="NaN">
                <text:p>NaN</text:p>
                <draw:g>
                  <svg:desc>'Test Ratio 0.1'.C12:'Test Ratio 0.1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513701955">
                <text:p>0.633513701955</text:p>
              </table:table-cell>
            </table:table-row>
            <table:table-row>
              <table:table-cell office:value-type="string">
                <text:p>900</text:p>
                <draw:g>
                  <svg:desc>'Test Ratio 0.1'.B13:'Test Ratio 0.1'.B13</svg:desc>
                </draw:g>
              </table:table-cell>
              <table:table-cell office:value-type="float" office:value="NaN">
                <text:p>NaN</text:p>
                <draw:g>
                  <svg:desc>'Test Ratio 0.1'.C13:'Test Ratio 0.1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513701955">
                <text:p>0.633513701955</text:p>
              </table:table-cell>
            </table:table-row>
            <table:table-row>
              <table:table-cell office:value-type="string">
                <text:p>1800</text:p>
                <draw:g>
                  <svg:desc>'Test Ratio 0.1'.B14:'Test Ratio 0.1'.B14</svg:desc>
                </draw:g>
              </table:table-cell>
              <table:table-cell office:value-type="float" office:value="NaN">
                <text:p>NaN</text:p>
                <draw:g>
                  <svg:desc>'Test Ratio 0.1'.C14:'Test Ratio 0.1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2</text:p>
        </chart:subtitle>
        <chart:legend chart:legend-position="end" svg:x="14.469cm" svg:y="1.51cm" style:legend-expansion="high" chart:style-name="ch4"/>
        <chart:plot-area chart:style-name="ch5" table:cell-range-address="'Test Ratio 0.2'.B2:'Test Ratio 0.2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text">
            <chart:title svg:x="5.487cm" svg:y="8.037cm" chart:style-name="ch7">
              <text:p>Labeling period / feature length</text:p>
            </chart:title>
            <chart:categories table:cell-range-address="'Test Ratio 0.2'.C2:'Test Ratio 0.2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2'.C3:'Test Ratio 0.2'.G3" chart:label-cell-address="'Test Ratio 0.2'.B3:'Test Ratio 0.2'.B3" chart:class="chart:bar">
            <chart:data-point chart:repeated="5"/>
          </chart:series>
          <chart:series chart:style-name="ch12" chart:values-cell-range-address="'Test Ratio 0.2'.C4:'Test Ratio 0.2'.G4" chart:label-cell-address="'Test Ratio 0.2'.B4:'Test Ratio 0.2'.B4" chart:class="chart:bar">
            <chart:data-point chart:repeated="5"/>
          </chart:series>
          <chart:series chart:style-name="ch13" chart:values-cell-range-address="'Test Ratio 0.2'.C5:'Test Ratio 0.2'.G5" chart:label-cell-address="'Test Ratio 0.2'.B5:'Test Ratio 0.2'.B5" chart:class="chart:bar">
            <chart:data-point chart:repeated="5"/>
          </chart:series>
          <chart:series chart:style-name="ch14" chart:values-cell-range-address="'Test Ratio 0.2'.C6:'Test Ratio 0.2'.G6" chart:label-cell-address="'Test Ratio 0.2'.B6:'Test Ratio 0.2'.B6" chart:class="chart:bar">
            <chart:data-point chart:repeated="5"/>
          </chart:series>
          <chart:series chart:style-name="ch15" chart:values-cell-range-address="'Test Ratio 0.2'.C7:'Test Ratio 0.2'.G7" chart:label-cell-address="'Test Ratio 0.2'.B7:'Test Ratio 0.2'.B7" chart:class="chart:bar">
            <chart:data-point chart:repeated="5"/>
          </chart:series>
          <chart:series chart:style-name="ch16" chart:values-cell-range-address="'Test Ratio 0.2'.C8:'Test Ratio 0.2'.G8" chart:label-cell-address="'Test Ratio 0.2'.B8:'Test Ratio 0.2'.B8" chart:class="chart:bar">
            <chart:data-point chart:repeated="5"/>
          </chart:series>
          <chart:series chart:style-name="ch17" chart:values-cell-range-address="'Test Ratio 0.2'.C9:'Test Ratio 0.2'.G9" chart:label-cell-address="'Test Ratio 0.2'.B9:'Test Ratio 0.2'.B9" chart:class="chart:bar">
            <chart:data-point chart:repeated="5"/>
          </chart:series>
          <chart:series chart:style-name="ch18" chart:values-cell-range-address="'Test Ratio 0.2'.C10:'Test Ratio 0.2'.G10" chart:label-cell-address="'Test Ratio 0.2'.B10:'Test Ratio 0.2'.B10" chart:class="chart:bar">
            <chart:data-point chart:repeated="5"/>
          </chart:series>
          <chart:series chart:style-name="ch19" chart:values-cell-range-address="'Test Ratio 0.2'.C11:'Test Ratio 0.2'.G11" chart:label-cell-address="'Test Ratio 0.2'.B11:'Test Ratio 0.2'.B11" chart:class="chart:bar">
            <chart:data-point chart:repeated="5"/>
          </chart:series>
          <chart:series chart:style-name="ch20" chart:values-cell-range-address="'Test Ratio 0.2'.C12:'Test Ratio 0.2'.G12" chart:label-cell-address="'Test Ratio 0.2'.B12:'Test Ratio 0.2'.B12" chart:class="chart:bar">
            <chart:data-point chart:repeated="5"/>
          </chart:series>
          <chart:series chart:style-name="ch21" chart:values-cell-range-address="'Test Ratio 0.2'.C13:'Test Ratio 0.2'.G13" chart:label-cell-address="'Test Ratio 0.2'.B13:'Test Ratio 0.2'.B13" chart:class="chart:bar">
            <chart:data-point chart:repeated="5"/>
          </chart:series>
          <chart:series chart:style-name="ch22" chart:values-cell-range-address="'Test Ratio 0.2'.C14:'Test Ratio 0.2'.G14" chart:label-cell-address="'Test Ratio 0.2'.B14:'Test Ratio 0.2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2'.C2:'Test Ratio 0.2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2'.B3:'Test Ratio 0.2'.B3</svg:desc>
                </draw:g>
              </table:table-cell>
              <table:table-cell office:value-type="float" office:value="0.578348329425">
                <text:p>0.578348329425</text:p>
                <draw:g>
                  <svg:desc>'Test Ratio 0.2'.C3:'Test Ratio 0.2'.G3</svg:desc>
                </draw:g>
              </table:table-cell>
              <table:table-cell office:value-type="float" office:value="0.730201534054">
                <text:p>0.730201534054</text:p>
              </table:table-cell>
              <table:table-cell office:value-type="float" office:value="0.528141805558">
                <text:p>0.528141805558</text:p>
              </table:table-cell>
              <table:table-cell office:value-type="float" office:value="0.662126890966">
                <text:p>0.662126890966</text:p>
              </table:table-cell>
              <table:table-cell office:value-type="float" office:value="0.66466715483">
                <text:p>0.66466715483</text:p>
              </table:table-cell>
            </table:table-row>
            <table:table-row>
              <table:table-cell office:value-type="string">
                <text:p>2</text:p>
                <draw:g>
                  <svg:desc>'Test Ratio 0.2'.B4:'Test Ratio 0.2'.B4</svg:desc>
                </draw:g>
              </table:table-cell>
              <table:table-cell office:value-type="float" office:value="0.593470961169">
                <text:p>0.593470961169</text:p>
                <draw:g>
                  <svg:desc>'Test Ratio 0.2'.C4:'Test Ratio 0.2'.G4</svg:desc>
                </draw:g>
              </table:table-cell>
              <table:table-cell office:value-type="float" office:value="0.658769950944">
                <text:p>0.658769950944</text:p>
              </table:table-cell>
              <table:table-cell office:value-type="float" office:value="0.560490148803">
                <text:p>0.560490148803</text:p>
              </table:table-cell>
              <table:table-cell office:value-type="float" office:value="0.712674840041">
                <text:p>0.712674840041</text:p>
              </table:table-cell>
              <table:table-cell office:value-type="float" office:value="0.621746376837">
                <text:p>0.621746376837</text:p>
              </table:table-cell>
            </table:table-row>
            <table:table-row>
              <table:table-cell office:value-type="string">
                <text:p>3</text:p>
                <draw:g>
                  <svg:desc>'Test Ratio 0.2'.B5:'Test Ratio 0.2'.B5</svg:desc>
                </draw:g>
              </table:table-cell>
              <table:table-cell office:value-type="float" office:value="0.596187859862">
                <text:p>0.596187859862</text:p>
                <draw:g>
                  <svg:desc>'Test Ratio 0.2'.C5:'Test Ratio 0.2'.G5</svg:desc>
                </draw:g>
              </table:table-cell>
              <table:table-cell office:value-type="float" office:value="0.668350726105">
                <text:p>0.668350726105</text:p>
              </table:table-cell>
              <table:table-cell office:value-type="float" office:value="0.557760749919">
                <text:p>0.557760749919</text:p>
              </table:table-cell>
              <table:table-cell office:value-type="float" office:value="0.684858246912">
                <text:p>0.684858246912</text:p>
              </table:table-cell>
              <table:table-cell office:value-type="float" office:value="0.634719721393">
                <text:p>0.634719721393</text:p>
              </table:table-cell>
            </table:table-row>
            <table:table-row>
              <table:table-cell office:value-type="string">
                <text:p>4</text:p>
                <draw:g>
                  <svg:desc>'Test Ratio 0.2'.B6:'Test Ratio 0.2'.B6</svg:desc>
                </draw:g>
              </table:table-cell>
              <table:table-cell office:value-type="float" office:value="0.647076618485">
                <text:p>0.647076618485</text:p>
                <draw:g>
                  <svg:desc>'Test Ratio 0.2'.C6:'Test Ratio 0.2'.G6</svg:desc>
                </draw:g>
              </table:table-cell>
              <table:table-cell office:value-type="float" office:value="0.634463700017">
                <text:p>0.634463700017</text:p>
              </table:table-cell>
              <table:table-cell office:value-type="float" office:value="0.603236924862">
                <text:p>0.603236924862</text:p>
              </table:table-cell>
              <table:table-cell office:value-type="float" office:value="0.638018410161">
                <text:p>0.638018410161</text:p>
              </table:table-cell>
              <table:table-cell office:value-type="float" office:value="0.638215512639">
                <text:p>0.638215512639</text:p>
              </table:table-cell>
            </table:table-row>
            <table:table-row>
              <table:table-cell office:value-type="string">
                <text:p>5</text:p>
                <draw:g>
                  <svg:desc>'Test Ratio 0.2'.B7:'Test Ratio 0.2'.B7</svg:desc>
                </draw:g>
              </table:table-cell>
              <table:table-cell office:value-type="float" office:value="0.565254238884">
                <text:p>0.565254238884</text:p>
                <draw:g>
                  <svg:desc>'Test Ratio 0.2'.C7:'Test Ratio 0.2'.G7</svg:desc>
                </draw:g>
              </table:table-cell>
              <table:table-cell office:value-type="float" office:value="0.607903038237">
                <text:p>0.607903038237</text:p>
              </table:table-cell>
              <table:table-cell office:value-type="float" office:value="0.592525806951">
                <text:p>0.592525806951</text:p>
              </table:table-cell>
              <table:table-cell office:value-type="float" office:value="0.636069694195">
                <text:p>0.636069694195</text:p>
              </table:table-cell>
              <table:table-cell office:value-type="float" office:value="0.637367027791">
                <text:p>0.637367027791</text:p>
              </table:table-cell>
            </table:table-row>
            <table:table-row>
              <table:table-cell office:value-type="string">
                <text:p>10</text:p>
                <draw:g>
                  <svg:desc>'Test Ratio 0.2'.B8:'Test Ratio 0.2'.B8</svg:desc>
                </draw:g>
              </table:table-cell>
              <table:table-cell office:value-type="float" office:value="0.624457219493">
                <text:p>0.624457219493</text:p>
                <draw:g>
                  <svg:desc>'Test Ratio 0.2'.C8:'Test Ratio 0.2'.G8</svg:desc>
                </draw:g>
              </table:table-cell>
              <table:table-cell office:value-type="float" office:value="0.617083368229">
                <text:p>0.617083368229</text:p>
              </table:table-cell>
              <table:table-cell office:value-type="float" office:value="0.591224049695">
                <text:p>0.591224049695</text:p>
              </table:table-cell>
              <table:table-cell office:value-type="float" office:value="0.628350989288">
                <text:p>0.628350989288</text:p>
              </table:table-cell>
              <table:table-cell office:value-type="float" office:value="0.638882179306">
                <text:p>0.638882179306</text:p>
              </table:table-cell>
            </table:table-row>
            <table:table-row>
              <table:table-cell office:value-type="string">
                <text:p>30</text:p>
                <draw:g>
                  <svg:desc>'Test Ratio 0.2'.B9:'Test Ratio 0.2'.B9</svg:desc>
                </draw:g>
              </table:table-cell>
              <table:table-cell office:value-type="float" office:value="0.612735097495">
                <text:p>0.612735097495</text:p>
                <draw:g>
                  <svg:desc>'Test Ratio 0.2'.C9:'Test Ratio 0.2'.G9</svg:desc>
                </draw:g>
              </table:table-cell>
              <table:table-cell office:value-type="float" office:value="0.618071772838">
                <text:p>0.618071772838</text:p>
              </table:table-cell>
              <table:table-cell office:value-type="float" office:value="0.5778031614">
                <text:p>0.5778031614</text:p>
              </table:table-cell>
              <table:table-cell office:value-type="float" office:value="0.630454163892">
                <text:p>0.630454163892</text:p>
              </table:table-cell>
              <table:table-cell office:value-type="float" office:value="0.639117869542">
                <text:p>0.639117869542</text:p>
              </table:table-cell>
            </table:table-row>
            <table:table-row>
              <table:table-cell office:value-type="string">
                <text:p>60</text:p>
                <draw:g>
                  <svg:desc>'Test Ratio 0.2'.B10:'Test Ratio 0.2'.B10</svg:desc>
                </draw:g>
              </table:table-cell>
              <table:table-cell office:value-type="float" office:value="0.617374585156">
                <text:p>0.617374585156</text:p>
                <draw:g>
                  <svg:desc>'Test Ratio 0.2'.C10:'Test Ratio 0.2'.G10</svg:desc>
                </draw:g>
              </table:table-cell>
              <table:table-cell office:value-type="float" office:value="0.628997696107">
                <text:p>0.628997696107</text:p>
              </table:table-cell>
              <table:table-cell office:value-type="float" office:value="0.60046511109">
                <text:p>0.60046511109</text:p>
              </table:table-cell>
              <table:table-cell office:value-type="float" office:value="0.630269279332">
                <text:p>0.630269279332</text:p>
              </table:table-cell>
              <table:table-cell office:value-type="float" office:value="0.639488239912">
                <text:p>0.639488239912</text:p>
              </table:table-cell>
            </table:table-row>
            <table:table-row>
              <table:table-cell office:value-type="string">
                <text:p>300</text:p>
                <draw:g>
                  <svg:desc>'Test Ratio 0.2'.B11:'Test Ratio 0.2'.B11</svg:desc>
                </draw:g>
              </table:table-cell>
              <table:table-cell office:value-type="float" office:value="NaN">
                <text:p>NaN</text:p>
                <draw:g>
                  <svg:desc>'Test Ratio 0.2'.C11:'Test Ratio 0.2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3259706563">
                <text:p>0.643259706563</text:p>
              </table:table-cell>
              <table:table-cell office:value-type="float" office:value="0.639488239912">
                <text:p>0.639488239912</text:p>
              </table:table-cell>
            </table:table-row>
            <table:table-row>
              <table:table-cell office:value-type="string">
                <text:p>600</text:p>
                <draw:g>
                  <svg:desc>'Test Ratio 0.2'.B12:'Test Ratio 0.2'.B12</svg:desc>
                </draw:g>
              </table:table-cell>
              <table:table-cell office:value-type="float" office:value="NaN">
                <text:p>NaN</text:p>
                <draw:g>
                  <svg:desc>'Test Ratio 0.2'.C12:'Test Ratio 0.2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488239912">
                <text:p>0.639488239912</text:p>
              </table:table-cell>
            </table:table-row>
            <table:table-row>
              <table:table-cell office:value-type="string">
                <text:p>900</text:p>
                <draw:g>
                  <svg:desc>'Test Ratio 0.2'.B13:'Test Ratio 0.2'.B13</svg:desc>
                </draw:g>
              </table:table-cell>
              <table:table-cell office:value-type="float" office:value="NaN">
                <text:p>NaN</text:p>
                <draw:g>
                  <svg:desc>'Test Ratio 0.2'.C13:'Test Ratio 0.2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488239912">
                <text:p>0.639488239912</text:p>
              </table:table-cell>
            </table:table-row>
            <table:table-row>
              <table:table-cell office:value-type="string">
                <text:p>1800</text:p>
                <draw:g>
                  <svg:desc>'Test Ratio 0.2'.B14:'Test Ratio 0.2'.B14</svg:desc>
                </draw:g>
              </table:table-cell>
              <table:table-cell office:value-type="float" office:value="NaN">
                <text:p>NaN</text:p>
                <draw:g>
                  <svg:desc>'Test Ratio 0.2'.C14:'Test Ratio 0.2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3</text:p>
        </chart:subtitle>
        <chart:legend chart:legend-position="end" svg:x="14.469cm" svg:y="1.51cm" style:legend-expansion="high" chart:style-name="ch4"/>
        <chart:plot-area chart:style-name="ch5" table:cell-range-address="'Test Ratio 0.3'.B2:'Test Ratio 0.3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3'.C2:'Test Ratio 0.3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3'.C3:'Test Ratio 0.3'.G3" chart:label-cell-address="'Test Ratio 0.3'.B3:'Test Ratio 0.3'.B3" chart:class="chart:bar">
            <chart:data-point chart:repeated="5"/>
          </chart:series>
          <chart:series chart:style-name="ch12" chart:values-cell-range-address="'Test Ratio 0.3'.C4:'Test Ratio 0.3'.G4" chart:label-cell-address="'Test Ratio 0.3'.B4:'Test Ratio 0.3'.B4" chart:class="chart:bar">
            <chart:data-point chart:repeated="5"/>
          </chart:series>
          <chart:series chart:style-name="ch13" chart:values-cell-range-address="'Test Ratio 0.3'.C5:'Test Ratio 0.3'.G5" chart:label-cell-address="'Test Ratio 0.3'.B5:'Test Ratio 0.3'.B5" chart:class="chart:bar">
            <chart:data-point chart:repeated="5"/>
          </chart:series>
          <chart:series chart:style-name="ch14" chart:values-cell-range-address="'Test Ratio 0.3'.C6:'Test Ratio 0.3'.G6" chart:label-cell-address="'Test Ratio 0.3'.B6:'Test Ratio 0.3'.B6" chart:class="chart:bar">
            <chart:data-point chart:repeated="5"/>
          </chart:series>
          <chart:series chart:style-name="ch15" chart:values-cell-range-address="'Test Ratio 0.3'.C7:'Test Ratio 0.3'.G7" chart:label-cell-address="'Test Ratio 0.3'.B7:'Test Ratio 0.3'.B7" chart:class="chart:bar">
            <chart:data-point chart:repeated="5"/>
          </chart:series>
          <chart:series chart:style-name="ch16" chart:values-cell-range-address="'Test Ratio 0.3'.C8:'Test Ratio 0.3'.G8" chart:label-cell-address="'Test Ratio 0.3'.B8:'Test Ratio 0.3'.B8" chart:class="chart:bar">
            <chart:data-point chart:repeated="5"/>
          </chart:series>
          <chart:series chart:style-name="ch17" chart:values-cell-range-address="'Test Ratio 0.3'.C9:'Test Ratio 0.3'.G9" chart:label-cell-address="'Test Ratio 0.3'.B9:'Test Ratio 0.3'.B9" chart:class="chart:bar">
            <chart:data-point chart:repeated="5"/>
          </chart:series>
          <chart:series chart:style-name="ch18" chart:values-cell-range-address="'Test Ratio 0.3'.C10:'Test Ratio 0.3'.G10" chart:label-cell-address="'Test Ratio 0.3'.B10:'Test Ratio 0.3'.B10" chart:class="chart:bar">
            <chart:data-point chart:repeated="5"/>
          </chart:series>
          <chart:series chart:style-name="ch19" chart:values-cell-range-address="'Test Ratio 0.3'.C11:'Test Ratio 0.3'.G11" chart:label-cell-address="'Test Ratio 0.3'.B11:'Test Ratio 0.3'.B11" chart:class="chart:bar">
            <chart:data-point chart:repeated="5"/>
          </chart:series>
          <chart:series chart:style-name="ch20" chart:values-cell-range-address="'Test Ratio 0.3'.C12:'Test Ratio 0.3'.G12" chart:label-cell-address="'Test Ratio 0.3'.B12:'Test Ratio 0.3'.B12" chart:class="chart:bar">
            <chart:data-point chart:repeated="5"/>
          </chart:series>
          <chart:series chart:style-name="ch21" chart:values-cell-range-address="'Test Ratio 0.3'.C13:'Test Ratio 0.3'.G13" chart:label-cell-address="'Test Ratio 0.3'.B13:'Test Ratio 0.3'.B13" chart:class="chart:bar">
            <chart:data-point chart:repeated="5"/>
          </chart:series>
          <chart:series chart:style-name="ch22" chart:values-cell-range-address="'Test Ratio 0.3'.C14:'Test Ratio 0.3'.G14" chart:label-cell-address="'Test Ratio 0.3'.B14:'Test Ratio 0.3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3'.C2:'Test Ratio 0.3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3'.B3:'Test Ratio 0.3'.B3</svg:desc>
                </draw:g>
              </table:table-cell>
              <table:table-cell office:value-type="float" office:value="0.511259462339">
                <text:p>0.511259462339</text:p>
                <draw:g>
                  <svg:desc>'Test Ratio 0.3'.C3:'Test Ratio 0.3'.G3</svg:desc>
                </draw:g>
              </table:table-cell>
              <table:table-cell office:value-type="float" office:value="0.46711550379">
                <text:p>0.46711550379</text:p>
              </table:table-cell>
              <table:table-cell office:value-type="float" office:value="0.564783446549">
                <text:p>0.564783446549</text:p>
              </table:table-cell>
              <table:table-cell office:value-type="float" office:value="0.48884968527">
                <text:p>0.48884968527</text:p>
              </table:table-cell>
              <table:table-cell office:value-type="float" office:value="0.758336817724">
                <text:p>0.758336817724</text:p>
              </table:table-cell>
            </table:table-row>
            <table:table-row>
              <table:table-cell office:value-type="string">
                <text:p>2</text:p>
                <draw:g>
                  <svg:desc>'Test Ratio 0.3'.B4:'Test Ratio 0.3'.B4</svg:desc>
                </draw:g>
              </table:table-cell>
              <table:table-cell office:value-type="float" office:value="0.550096416138">
                <text:p>0.550096416138</text:p>
                <draw:g>
                  <svg:desc>'Test Ratio 0.3'.C4:'Test Ratio 0.3'.G4</svg:desc>
                </draw:g>
              </table:table-cell>
              <table:table-cell office:value-type="float" office:value="0.549288860664">
                <text:p>0.549288860664</text:p>
              </table:table-cell>
              <table:table-cell office:value-type="float" office:value="0.60392653676">
                <text:p>0.60392653676</text:p>
              </table:table-cell>
              <table:table-cell office:value-type="float" office:value="0.652160727053">
                <text:p>0.652160727053</text:p>
              </table:table-cell>
              <table:table-cell office:value-type="float" office:value="0.631244892233">
                <text:p>0.631244892233</text:p>
              </table:table-cell>
            </table:table-row>
            <table:table-row>
              <table:table-cell office:value-type="string">
                <text:p>3</text:p>
                <draw:g>
                  <svg:desc>'Test Ratio 0.3'.B5:'Test Ratio 0.3'.B5</svg:desc>
                </draw:g>
              </table:table-cell>
              <table:table-cell office:value-type="float" office:value="0.579673852986">
                <text:p>0.579673852986</text:p>
                <draw:g>
                  <svg:desc>'Test Ratio 0.3'.C5:'Test Ratio 0.3'.G5</svg:desc>
                </draw:g>
              </table:table-cell>
              <table:table-cell office:value-type="float" office:value="0.563901253351">
                <text:p>0.563901253351</text:p>
              </table:table-cell>
              <table:table-cell office:value-type="float" office:value="0.600829084457">
                <text:p>0.600829084457</text:p>
              </table:table-cell>
              <table:table-cell office:value-type="float" office:value="0.6355349892">
                <text:p>0.6355349892</text:p>
              </table:table-cell>
              <table:table-cell office:value-type="float" office:value="0.634552715362">
                <text:p>0.634552715362</text:p>
              </table:table-cell>
            </table:table-row>
            <table:table-row>
              <table:table-cell office:value-type="string">
                <text:p>4</text:p>
                <draw:g>
                  <svg:desc>'Test Ratio 0.3'.B6:'Test Ratio 0.3'.B6</svg:desc>
                </draw:g>
              </table:table-cell>
              <table:table-cell office:value-type="float" office:value="0.59820617397">
                <text:p>0.59820617397</text:p>
                <draw:g>
                  <svg:desc>'Test Ratio 0.3'.C6:'Test Ratio 0.3'.G6</svg:desc>
                </draw:g>
              </table:table-cell>
              <table:table-cell office:value-type="float" office:value="0.615932052291">
                <text:p>0.615932052291</text:p>
              </table:table-cell>
              <table:table-cell office:value-type="float" office:value="0.598372413636">
                <text:p>0.598372413636</text:p>
              </table:table-cell>
              <table:table-cell office:value-type="float" office:value="0.624187435464">
                <text:p>0.624187435464</text:p>
              </table:table-cell>
              <table:table-cell office:value-type="float" office:value="0.637843531689">
                <text:p>0.637843531689</text:p>
              </table:table-cell>
            </table:table-row>
            <table:table-row>
              <table:table-cell office:value-type="string">
                <text:p>5</text:p>
                <draw:g>
                  <svg:desc>'Test Ratio 0.3'.B7:'Test Ratio 0.3'.B7</svg:desc>
                </draw:g>
              </table:table-cell>
              <table:table-cell office:value-type="float" office:value="0.579411884304">
                <text:p>0.579411884304</text:p>
                <draw:g>
                  <svg:desc>'Test Ratio 0.3'.C7:'Test Ratio 0.3'.G7</svg:desc>
                </draw:g>
              </table:table-cell>
              <table:table-cell office:value-type="float" office:value="0.630384521608">
                <text:p>0.630384521608</text:p>
              </table:table-cell>
              <table:table-cell office:value-type="float" office:value="0.582703033194">
                <text:p>0.582703033194</text:p>
              </table:table-cell>
              <table:table-cell office:value-type="float" office:value="0.620543460391">
                <text:p>0.620543460391</text:p>
              </table:table-cell>
              <table:table-cell office:value-type="float" office:value="0.637173888832">
                <text:p>0.637173888832</text:p>
              </table:table-cell>
            </table:table-row>
            <table:table-row>
              <table:table-cell office:value-type="string">
                <text:p>10</text:p>
                <draw:g>
                  <svg:desc>'Test Ratio 0.3'.B8:'Test Ratio 0.3'.B8</svg:desc>
                </draw:g>
              </table:table-cell>
              <table:table-cell office:value-type="float" office:value="0.60712833875">
                <text:p>0.60712833875</text:p>
                <draw:g>
                  <svg:desc>'Test Ratio 0.3'.C8:'Test Ratio 0.3'.G8</svg:desc>
                </draw:g>
              </table:table-cell>
              <table:table-cell office:value-type="float" office:value="0.630777154557">
                <text:p>0.630777154557</text:p>
              </table:table-cell>
              <table:table-cell office:value-type="float" office:value="0.60101206637">
                <text:p>0.60101206637</text:p>
              </table:table-cell>
              <table:table-cell office:value-type="float" office:value="0.621207508644">
                <text:p>0.621207508644</text:p>
              </table:table-cell>
              <table:table-cell office:value-type="float" office:value="0.638736388832">
                <text:p>0.638736388832</text:p>
              </table:table-cell>
            </table:table-row>
            <table:table-row>
              <table:table-cell office:value-type="string">
                <text:p>30</text:p>
                <draw:g>
                  <svg:desc>'Test Ratio 0.3'.B9:'Test Ratio 0.3'.B9</svg:desc>
                </draw:g>
              </table:table-cell>
              <table:table-cell office:value-type="float" office:value="0.604898589867">
                <text:p>0.604898589867</text:p>
                <draw:g>
                  <svg:desc>'Test Ratio 0.3'.C9:'Test Ratio 0.3'.G9</svg:desc>
                </draw:g>
              </table:table-cell>
              <table:table-cell office:value-type="float" office:value="0.624229566851">
                <text:p>0.624229566851</text:p>
              </table:table-cell>
              <table:table-cell office:value-type="float" office:value="0.614105813351">
                <text:p>0.614105813351</text:p>
              </table:table-cell>
              <table:table-cell office:value-type="float" office:value="0.622988108997">
                <text:p>0.622988108997</text:p>
              </table:table-cell>
              <table:table-cell office:value-type="float" office:value="0.638736388832">
                <text:p>0.638736388832</text:p>
              </table:table-cell>
            </table:table-row>
            <table:table-row>
              <table:table-cell office:value-type="string">
                <text:p>60</text:p>
                <draw:g>
                  <svg:desc>'Test Ratio 0.3'.B10:'Test Ratio 0.3'.B10</svg:desc>
                </draw:g>
              </table:table-cell>
              <table:table-cell office:value-type="float" office:value="0.622135685684">
                <text:p>0.622135685684</text:p>
                <draw:g>
                  <svg:desc>'Test Ratio 0.3'.C10:'Test Ratio 0.3'.G10</svg:desc>
                </draw:g>
              </table:table-cell>
              <table:table-cell office:value-type="float" office:value="0.633435322118">
                <text:p>0.633435322118</text:p>
              </table:table-cell>
              <table:table-cell office:value-type="float" office:value="0.591800922985">
                <text:p>0.591800922985</text:p>
              </table:table-cell>
              <table:table-cell office:value-type="float" office:value="0.625862863211">
                <text:p>0.625862863211</text:p>
              </table:table-cell>
              <table:table-cell office:value-type="float" office:value="0.637843531689">
                <text:p>0.637843531689</text:p>
              </table:table-cell>
            </table:table-row>
            <table:table-row>
              <table:table-cell office:value-type="string">
                <text:p>300</text:p>
                <draw:g>
                  <svg:desc>'Test Ratio 0.3'.B11:'Test Ratio 0.3'.B11</svg:desc>
                </draw:g>
              </table:table-cell>
              <table:table-cell office:value-type="float" office:value="NaN">
                <text:p>NaN</text:p>
                <draw:g>
                  <svg:desc>'Test Ratio 0.3'.C11:'Test Ratio 0.3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384236678">
                <text:p>0.636384236678</text:p>
              </table:table-cell>
              <table:table-cell office:value-type="float" office:value="0.638736388832">
                <text:p>0.638736388832</text:p>
              </table:table-cell>
            </table:table-row>
            <table:table-row>
              <table:table-cell office:value-type="string">
                <text:p>600</text:p>
                <draw:g>
                  <svg:desc>'Test Ratio 0.3'.B12:'Test Ratio 0.3'.B12</svg:desc>
                </draw:g>
              </table:table-cell>
              <table:table-cell office:value-type="float" office:value="NaN">
                <text:p>NaN</text:p>
                <draw:g>
                  <svg:desc>'Test Ratio 0.3'.C12:'Test Ratio 0.3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736388832">
                <text:p>0.638736388832</text:p>
              </table:table-cell>
            </table:table-row>
            <table:table-row>
              <table:table-cell office:value-type="string">
                <text:p>900</text:p>
                <draw:g>
                  <svg:desc>'Test Ratio 0.3'.B13:'Test Ratio 0.3'.B13</svg:desc>
                </draw:g>
              </table:table-cell>
              <table:table-cell office:value-type="float" office:value="NaN">
                <text:p>NaN</text:p>
                <draw:g>
                  <svg:desc>'Test Ratio 0.3'.C13:'Test Ratio 0.3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736388832">
                <text:p>0.638736388832</text:p>
              </table:table-cell>
            </table:table-row>
            <table:table-row>
              <table:table-cell office:value-type="string">
                <text:p>1800</text:p>
                <draw:g>
                  <svg:desc>'Test Ratio 0.3'.B14:'Test Ratio 0.3'.B14</svg:desc>
                </draw:g>
              </table:table-cell>
              <table:table-cell office:value-type="float" office:value="NaN">
                <text:p>NaN</text:p>
                <draw:g>
                  <svg:desc>'Test Ratio 0.3'.C14:'Test Ratio 0.3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121cm" svg:y="0.315cm" chart:style-name="ch2">
          <text:p>Occupancy sensing accuracy vs labeling period</text:p>
        </chart:title>
        <chart:subtitle svg:x="6.485cm" svg:y="1.3cm" chart:style-name="ch3">
          <text:p>with test ratio 0.9</text:p>
        </chart:subtitle>
        <chart:legend chart:legend-position="end" svg:x="14.455cm" svg:y="1.508cm" style:legend-expansion="high" chart:style-name="ch4"/>
        <chart:plot-area chart:style-name="ch5" table:cell-range-address="'Test Ratio 0.9'.B2:'Test Ratio 0.9'.G14" chart:data-source-has-labels="both" svg:x="1.313cm" svg:y="2.152cm" svg:width="12.823cm" svg:height="5.701cm">
          <chartooo:coordinate-region svg:x="2.058cm" svg:y="2.347cm" svg:width="12.078cm" svg:height="4.867cm"/>
          <chart:axis chart:dimension="x" chart:name="primary-x" chart:style-name="ch6" chartooo:axis-type="auto">
            <chartooo:date-scale/>
            <chart:title svg:x="5.48cm" svg:y="8.033cm" chart:style-name="ch7">
              <text:p>Labeling period / feature length</text:p>
            </chart:title>
            <chart:categories table:cell-range-address="'Test Ratio 0.9'.C2:'Test Ratio 0.9'.G2"/>
          </chart:axis>
          <chart:axis chart:dimension="y" chart:name="primary-y" chart:style-name="ch8">
            <chart:title svg:x="0.451cm" svg:y="5.703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9'.C3:'Test Ratio 0.9'.G3" chart:label-cell-address="'Test Ratio 0.9'.B3:'Test Ratio 0.9'.B3" chart:class="chart:bar">
            <chart:data-point chart:repeated="5"/>
          </chart:series>
          <chart:series chart:style-name="ch12" chart:values-cell-range-address="'Test Ratio 0.9'.C4:'Test Ratio 0.9'.G4" chart:label-cell-address="'Test Ratio 0.9'.B4:'Test Ratio 0.9'.B4" chart:class="chart:bar">
            <chart:data-point chart:repeated="5"/>
          </chart:series>
          <chart:series chart:style-name="ch13" chart:values-cell-range-address="'Test Ratio 0.9'.C5:'Test Ratio 0.9'.G5" chart:label-cell-address="'Test Ratio 0.9'.B5:'Test Ratio 0.9'.B5" chart:class="chart:bar">
            <chart:data-point chart:repeated="5"/>
          </chart:series>
          <chart:series chart:style-name="ch14" chart:values-cell-range-address="'Test Ratio 0.9'.C6:'Test Ratio 0.9'.G6" chart:label-cell-address="'Test Ratio 0.9'.B6:'Test Ratio 0.9'.B6" chart:class="chart:bar">
            <chart:data-point chart:repeated="5"/>
          </chart:series>
          <chart:series chart:style-name="ch15" chart:values-cell-range-address="'Test Ratio 0.9'.C7:'Test Ratio 0.9'.G7" chart:label-cell-address="'Test Ratio 0.9'.B7:'Test Ratio 0.9'.B7" chart:class="chart:bar">
            <chart:data-point chart:repeated="5"/>
          </chart:series>
          <chart:series chart:style-name="ch16" chart:values-cell-range-address="'Test Ratio 0.9'.C8:'Test Ratio 0.9'.G8" chart:label-cell-address="'Test Ratio 0.9'.B8:'Test Ratio 0.9'.B8" chart:class="chart:bar">
            <chart:data-point chart:repeated="5"/>
          </chart:series>
          <chart:series chart:style-name="ch17" chart:values-cell-range-address="'Test Ratio 0.9'.C9:'Test Ratio 0.9'.G9" chart:label-cell-address="'Test Ratio 0.9'.B9:'Test Ratio 0.9'.B9" chart:class="chart:bar">
            <chart:data-point chart:repeated="5"/>
          </chart:series>
          <chart:series chart:style-name="ch18" chart:values-cell-range-address="'Test Ratio 0.9'.C10:'Test Ratio 0.9'.G10" chart:label-cell-address="'Test Ratio 0.9'.B10:'Test Ratio 0.9'.B10" chart:class="chart:bar">
            <chart:data-point chart:repeated="5"/>
          </chart:series>
          <chart:series chart:style-name="ch19" chart:values-cell-range-address="'Test Ratio 0.9'.C11:'Test Ratio 0.9'.G11" chart:label-cell-address="'Test Ratio 0.9'.B11:'Test Ratio 0.9'.B11" chart:class="chart:bar">
            <chart:data-point chart:repeated="5"/>
          </chart:series>
          <chart:series chart:style-name="ch20" chart:values-cell-range-address="'Test Ratio 0.9'.C12:'Test Ratio 0.9'.G12" chart:label-cell-address="'Test Ratio 0.9'.B12:'Test Ratio 0.9'.B12" chart:class="chart:bar">
            <chart:data-point chart:repeated="5"/>
          </chart:series>
          <chart:series chart:style-name="ch21" chart:values-cell-range-address="'Test Ratio 0.9'.C13:'Test Ratio 0.9'.G13" chart:label-cell-address="'Test Ratio 0.9'.B13:'Test Ratio 0.9'.B13" chart:class="chart:bar">
            <chart:data-point chart:repeated="5"/>
          </chart:series>
          <chart:series chart:style-name="ch22" chart:values-cell-range-address="'Test Ratio 0.9'.C14:'Test Ratio 0.9'.G14" chart:label-cell-address="'Test Ratio 0.9'.B14:'Test Ratio 0.9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9'.C2:'Test Ratio 0.9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9'.B3:'Test Ratio 0.9'.B3</svg:desc>
                </draw:g>
              </table:table-cell>
              <table:table-cell office:value-type="float" office:value="0.49176087932">
                <text:p>0.49176087932</text:p>
                <draw:g>
                  <svg:desc>'Test Ratio 0.9'.C3:'Test Ratio 0.9'.G3</svg:desc>
                </draw:g>
              </table:table-cell>
              <table:table-cell office:value-type="float" office:value="0.639673457984">
                <text:p>0.639673457984</text:p>
              </table:table-cell>
              <table:table-cell office:value-type="float" office:value="0.638071259887">
                <text:p>0.638071259887</text:p>
              </table:table-cell>
              <table:table-cell office:value-type="float" office:value="0.639293840285">
                <text:p>0.639293840285</text:p>
              </table:table-cell>
              <table:table-cell office:value-type="float" office:value="0.640826160447">
                <text:p>0.640826160447</text:p>
              </table:table-cell>
            </table:table-row>
            <table:table-row>
              <table:table-cell office:value-type="string">
                <text:p>2</text:p>
                <draw:g>
                  <svg:desc>'Test Ratio 0.9'.B4:'Test Ratio 0.9'.B4</svg:desc>
                </draw:g>
              </table:table-cell>
              <table:table-cell office:value-type="float" office:value="0.638502641587">
                <text:p>0.638502641587</text:p>
                <draw:g>
                  <svg:desc>'Test Ratio 0.9'.C4:'Test Ratio 0.9'.G4</svg:desc>
                </draw:g>
              </table:table-cell>
              <table:table-cell office:value-type="float" office:value="0.640120764777">
                <text:p>0.640120764777</text:p>
              </table:table-cell>
              <table:table-cell office:value-type="float" office:value="0.638822204659">
                <text:p>0.638822204659</text:p>
              </table:table-cell>
              <table:table-cell office:value-type="float" office:value="0.639293840285">
                <text:p>0.639293840285</text:p>
              </table:table-cell>
              <table:table-cell office:value-type="float" office:value="0.640826160447">
                <text:p>0.640826160447</text:p>
              </table:table-cell>
            </table:table-row>
            <table:table-row>
              <table:table-cell office:value-type="string">
                <text:p>3</text:p>
                <draw:g>
                  <svg:desc>'Test Ratio 0.9'.B5:'Test Ratio 0.9'.B5</svg:desc>
                </draw:g>
              </table:table-cell>
              <table:table-cell office:value-type="float" office:value="0.63873950519">
                <text:p>0.63873950519</text:p>
                <draw:g>
                  <svg:desc>'Test Ratio 0.9'.C5:'Test Ratio 0.9'.G5</svg:desc>
                </draw:g>
              </table:table-cell>
              <table:table-cell office:value-type="float" office:value="0.640120764777">
                <text:p>0.640120764777</text:p>
              </table:table-cell>
              <table:table-cell office:value-type="float" office:value="0.638822204659">
                <text:p>0.638822204659</text:p>
              </table:table-cell>
              <table:table-cell office:value-type="float" office:value="0.639293840285">
                <text:p>0.639293840285</text:p>
              </table:table-cell>
              <table:table-cell office:value-type="float" office:value="0.640826160447">
                <text:p>0.640826160447</text:p>
              </table:table-cell>
            </table:table-row>
            <table:table-row>
              <table:table-cell office:value-type="string">
                <text:p>4</text:p>
                <draw:g>
                  <svg:desc>'Test Ratio 0.9'.B6:'Test Ratio 0.9'.B6</svg:desc>
                </draw:g>
              </table:table-cell>
              <table:table-cell office:value-type="float" office:value="0.638760270011">
                <text:p>0.638760270011</text:p>
                <draw:g>
                  <svg:desc>'Test Ratio 0.9'.C6:'Test Ratio 0.9'.G6</svg:desc>
                </draw:g>
              </table:table-cell>
              <table:table-cell office:value-type="float" office:value="0.640120764777">
                <text:p>0.640120764777</text:p>
              </table:table-cell>
              <table:table-cell office:value-type="float" office:value="0.638822204659">
                <text:p>0.638822204659</text:p>
              </table:table-cell>
              <table:table-cell office:value-type="float" office:value="0.639293840285">
                <text:p>0.639293840285</text:p>
              </table:table-cell>
              <table:table-cell office:value-type="float" office:value="0.640826160447">
                <text:p>0.640826160447</text:p>
              </table:table-cell>
            </table:table-row>
            <table:table-row>
              <table:table-cell office:value-type="string">
                <text:p>5</text:p>
                <draw:g>
                  <svg:desc>'Test Ratio 0.9'.B7:'Test Ratio 0.9'.B7</svg:desc>
                </draw:g>
              </table:table-cell>
              <table:table-cell office:value-type="float" office:value="0.638760270011">
                <text:p>0.638760270011</text:p>
                <draw:g>
                  <svg:desc>'Test Ratio 0.9'.C7:'Test Ratio 0.9'.G7</svg:desc>
                </draw:g>
              </table:table-cell>
              <table:table-cell office:value-type="float" office:value="0.640120764777">
                <text:p>0.640120764777</text:p>
              </table:table-cell>
              <table:table-cell office:value-type="float" office:value="0.638822204659">
                <text:p>0.638822204659</text:p>
              </table:table-cell>
              <table:table-cell office:value-type="float" office:value="0.639293840285">
                <text:p>0.639293840285</text:p>
              </table:table-cell>
              <table:table-cell office:value-type="float" office:value="0.640826160447">
                <text:p>0.640826160447</text:p>
              </table:table-cell>
            </table:table-row>
            <table:table-row>
              <table:table-cell office:value-type="string">
                <text:p>10</text:p>
                <draw:g>
                  <svg:desc>'Test Ratio 0.9'.B8:'Test Ratio 0.9'.B8</svg:desc>
                </draw:g>
              </table:table-cell>
              <table:table-cell office:value-type="float" office:value="0.638760270011">
                <text:p>0.638760270011</text:p>
                <draw:g>
                  <svg:desc>'Test Ratio 0.9'.C8:'Test Ratio 0.9'.G8</svg:desc>
                </draw:g>
              </table:table-cell>
              <table:table-cell office:value-type="float" office:value="0.640120764777">
                <text:p>0.640120764777</text:p>
              </table:table-cell>
              <table:table-cell office:value-type="float" office:value="0.638822204659">
                <text:p>0.638822204659</text:p>
              </table:table-cell>
              <table:table-cell office:value-type="float" office:value="0.639293840285">
                <text:p>0.639293840285</text:p>
              </table:table-cell>
              <table:table-cell office:value-type="float" office:value="0.640826160447">
                <text:p>0.640826160447</text:p>
              </table:table-cell>
            </table:table-row>
            <table:table-row>
              <table:table-cell office:value-type="string">
                <text:p>30</text:p>
                <draw:g>
                  <svg:desc>'Test Ratio 0.9'.B9:'Test Ratio 0.9'.B9</svg:desc>
                </draw:g>
              </table:table-cell>
              <table:table-cell office:value-type="float" office:value="0.638760270011">
                <text:p>0.638760270011</text:p>
                <draw:g>
                  <svg:desc>'Test Ratio 0.9'.C9:'Test Ratio 0.9'.G9</svg:desc>
                </draw:g>
              </table:table-cell>
              <table:table-cell office:value-type="float" office:value="0.640120764777">
                <text:p>0.640120764777</text:p>
              </table:table-cell>
              <table:table-cell office:value-type="float" office:value="0.638822204659">
                <text:p>0.638822204659</text:p>
              </table:table-cell>
              <table:table-cell office:value-type="float" office:value="0.639293840285">
                <text:p>0.639293840285</text:p>
              </table:table-cell>
              <table:table-cell office:value-type="float" office:value="0.640826160447">
                <text:p>0.640826160447</text:p>
              </table:table-cell>
            </table:table-row>
            <table:table-row>
              <table:table-cell office:value-type="string">
                <text:p>60</text:p>
                <draw:g>
                  <svg:desc>'Test Ratio 0.9'.B10:'Test Ratio 0.9'.B10</svg:desc>
                </draw:g>
              </table:table-cell>
              <table:table-cell office:value-type="float" office:value="0.638760270011">
                <text:p>0.638760270011</text:p>
                <draw:g>
                  <svg:desc>'Test Ratio 0.9'.C10:'Test Ratio 0.9'.G10</svg:desc>
                </draw:g>
              </table:table-cell>
              <table:table-cell office:value-type="float" office:value="0.640120764777">
                <text:p>0.640120764777</text:p>
              </table:table-cell>
              <table:table-cell office:value-type="float" office:value="0.638822204659">
                <text:p>0.638822204659</text:p>
              </table:table-cell>
              <table:table-cell office:value-type="float" office:value="0.639293840285">
                <text:p>0.639293840285</text:p>
              </table:table-cell>
              <table:table-cell office:value-type="float" office:value="0.640826160447">
                <text:p>0.640826160447</text:p>
              </table:table-cell>
            </table:table-row>
            <table:table-row>
              <table:table-cell office:value-type="string">
                <text:p>300</text:p>
                <draw:g>
                  <svg:desc>'Test Ratio 0.9'.B11:'Test Ratio 0.9'.B11</svg:desc>
                </draw:g>
              </table:table-cell>
              <table:table-cell office:value-type="float" office:value="NaN">
                <text:p>NaN</text:p>
                <draw:g>
                  <svg:desc>'Test Ratio 0.9'.C11:'Test Ratio 0.9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293840285">
                <text:p>0.639293840285</text:p>
              </table:table-cell>
              <table:table-cell office:value-type="float" office:value="0.640826160447">
                <text:p>0.640826160447</text:p>
              </table:table-cell>
            </table:table-row>
            <table:table-row>
              <table:table-cell office:value-type="string">
                <text:p>600</text:p>
                <draw:g>
                  <svg:desc>'Test Ratio 0.9'.B12:'Test Ratio 0.9'.B12</svg:desc>
                </draw:g>
              </table:table-cell>
              <table:table-cell office:value-type="float" office:value="NaN">
                <text:p>NaN</text:p>
                <draw:g>
                  <svg:desc>'Test Ratio 0.9'.C12:'Test Ratio 0.9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826160447">
                <text:p>0.640826160447</text:p>
              </table:table-cell>
            </table:table-row>
            <table:table-row>
              <table:table-cell office:value-type="string">
                <text:p>900</text:p>
                <draw:g>
                  <svg:desc>'Test Ratio 0.9'.B13:'Test Ratio 0.9'.B13</svg:desc>
                </draw:g>
              </table:table-cell>
              <table:table-cell office:value-type="float" office:value="NaN">
                <text:p>NaN</text:p>
                <draw:g>
                  <svg:desc>'Test Ratio 0.9'.C13:'Test Ratio 0.9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826160447">
                <text:p>0.640826160447</text:p>
              </table:table-cell>
            </table:table-row>
            <table:table-row>
              <table:table-cell office:value-type="string">
                <text:p>1800</text:p>
                <draw:g>
                  <svg:desc>'Test Ratio 0.9'.B14:'Test Ratio 0.9'.B14</svg:desc>
                </draw:g>
              </table:table-cell>
              <table:table-cell office:value-type="float" office:value="NaN">
                <text:p>NaN</text:p>
                <draw:g>
                  <svg:desc>'Test Ratio 0.9'.C14:'Test Ratio 0.9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